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6.77mm"/>
    </style:style>
    <style:style style:name="co3" style:family="table-column">
      <style:table-column-properties fo:break-before="auto" style:column-width="6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illIn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ce3"/>
        <table:table-column table:style-name="co4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0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0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6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4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3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6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2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1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6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6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8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7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8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7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3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3"/>
          <table:table-cell office:value-type="float" office:value="277" calcext:value-type="float">
            <text:p>277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5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4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9"/>
          <table:table-cell office:value-type="float" office:value="273" calcext:value-type="float">
            <text:p>273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8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6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4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4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3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4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9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5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3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4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7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4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3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4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3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3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3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3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3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6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9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5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0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1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6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6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0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3"/>
        </table:table-row>
        <table:table-row table:style-name="ro1">
          <table:table-cell table:style-name="ce2"/>
          <table:table-cell table:style-name="ce3" table:number-columns-repeated="100"/>
          <table:table-cell/>
          <table:table-cell table:style-name="ce3" table:number-columns-repeated="9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1" table:style-name="ta1">
        <office:forms form:automatic-focus="false" form:apply-design-mode="false"/>
        <table:table-column table:style-name="co5" table:default-cell-style-name="Default"/>
        <table:table-column table:style-name="co6" table:number-columns-repeated="10" table:default-cell-style-name="Default"/>
        <table:table-column table:style-name="co5" table:number-columns-repeated="90" table:default-cell-style-name="Default"/>
        <table:table-column table:style-name="co4" table:default-cell-style-name="ce3"/>
        <table:table-column table:style-name="co4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table:formula="of:=IF([$FillIn.B1]&lt;&gt;&quot;&quot;;[$FillIn.B1];-1)" office:value-type="float" office:value="0" calcext:value-type="float">
            <text:p>0</text:p>
          </table:table-cell>
          <table:table-cell table:formula="of:=IF([$FillIn.C1]&lt;&gt;&quot;&quot;;[$FillIn.C1];-1)" office:value-type="float" office:value="1" calcext:value-type="float">
            <text:p>1</text:p>
          </table:table-cell>
          <table:table-cell table:formula="of:=IF([$FillIn.D1]&lt;&gt;&quot;&quot;;[$FillIn.D1];-1)" office:value-type="float" office:value="2" calcext:value-type="float">
            <text:p>2</text:p>
          </table:table-cell>
          <table:table-cell table:formula="of:=IF([$FillIn.E1]&lt;&gt;&quot;&quot;;[$FillIn.E1];-1)" office:value-type="float" office:value="3" calcext:value-type="float">
            <text:p>3</text:p>
          </table:table-cell>
          <table:table-cell table:formula="of:=IF([$FillIn.F1]&lt;&gt;&quot;&quot;;[$FillIn.F1];-1)" office:value-type="float" office:value="4" calcext:value-type="float">
            <text:p>4</text:p>
          </table:table-cell>
          <table:table-cell table:formula="of:=IF([$FillIn.G1]&lt;&gt;&quot;&quot;;[$FillIn.G1];-1)" office:value-type="float" office:value="5" calcext:value-type="float">
            <text:p>5</text:p>
          </table:table-cell>
          <table:table-cell table:formula="of:=IF([$FillIn.H1]&lt;&gt;&quot;&quot;;[$FillIn.H1];-1)" office:value-type="float" office:value="6" calcext:value-type="float">
            <text:p>6</text:p>
          </table:table-cell>
          <table:table-cell table:formula="of:=IF([$FillIn.I1]&lt;&gt;&quot;&quot;;[$FillIn.I1];-1)" office:value-type="float" office:value="7" calcext:value-type="float">
            <text:p>7</text:p>
          </table:table-cell>
          <table:table-cell table:formula="of:=IF([$FillIn.J1]&lt;&gt;&quot;&quot;;[$FillIn.J1];-1)" office:value-type="float" office:value="8" calcext:value-type="float">
            <text:p>8</text:p>
          </table:table-cell>
          <table:table-cell table:formula="of:=IF([$FillIn.K1]&lt;&gt;&quot;&quot;;[$FillIn.K1];-1)" office:value-type="float" office:value="9" calcext:value-type="float">
            <text:p>9</text:p>
          </table:table-cell>
          <table:table-cell table:formula="of:=IF([$FillIn.L1]&lt;&gt;&quot;&quot;;[$FillIn.L1];-1)" office:value-type="float" office:value="10" calcext:value-type="float">
            <text:p>10</text:p>
          </table:table-cell>
          <table:table-cell table:formula="of:=IF([$FillIn.M1]&lt;&gt;&quot;&quot;;[$FillIn.M1];-1)" office:value-type="float" office:value="11" calcext:value-type="float">
            <text:p>11</text:p>
          </table:table-cell>
          <table:table-cell table:formula="of:=IF([$FillIn.N1]&lt;&gt;&quot;&quot;;[$FillIn.N1];-1)" office:value-type="float" office:value="12" calcext:value-type="float">
            <text:p>12</text:p>
          </table:table-cell>
          <table:table-cell table:formula="of:=IF([$FillIn.O1]&lt;&gt;&quot;&quot;;[$FillIn.O1];-1)" office:value-type="float" office:value="13" calcext:value-type="float">
            <text:p>13</text:p>
          </table:table-cell>
          <table:table-cell table:formula="of:=IF([$FillIn.P1]&lt;&gt;&quot;&quot;;[$FillIn.P1];-1)" office:value-type="float" office:value="14" calcext:value-type="float">
            <text:p>14</text:p>
          </table:table-cell>
          <table:table-cell table:formula="of:=IF([$FillIn.Q1]&lt;&gt;&quot;&quot;;[$FillIn.Q1];-1)" office:value-type="float" office:value="15" calcext:value-type="float">
            <text:p>15</text:p>
          </table:table-cell>
          <table:table-cell table:formula="of:=IF([$FillIn.R1]&lt;&gt;&quot;&quot;;[$FillIn.R1];-1)" office:value-type="float" office:value="16" calcext:value-type="float">
            <text:p>16</text:p>
          </table:table-cell>
          <table:table-cell table:formula="of:=IF([$FillIn.S1]&lt;&gt;&quot;&quot;;[$FillIn.S1];-1)" office:value-type="float" office:value="17" calcext:value-type="float">
            <text:p>17</text:p>
          </table:table-cell>
          <table:table-cell table:formula="of:=IF([$FillIn.T1]&lt;&gt;&quot;&quot;;[$FillIn.T1];-1)" office:value-type="float" office:value="18" calcext:value-type="float">
            <text:p>18</text:p>
          </table:table-cell>
          <table:table-cell table:formula="of:=IF([$FillIn.U1]&lt;&gt;&quot;&quot;;[$FillIn.U1];-1)" office:value-type="float" office:value="19" calcext:value-type="float">
            <text:p>19</text:p>
          </table:table-cell>
          <table:table-cell table:formula="of:=IF([$FillIn.V1]&lt;&gt;&quot;&quot;;[$FillIn.V1];-1)" office:value-type="float" office:value="20" calcext:value-type="float">
            <text:p>20</text:p>
          </table:table-cell>
          <table:table-cell table:formula="of:=IF([$FillIn.W1]&lt;&gt;&quot;&quot;;[$FillIn.W1];-1)" office:value-type="float" office:value="21" calcext:value-type="float">
            <text:p>21</text:p>
          </table:table-cell>
          <table:table-cell table:formula="of:=IF([$FillIn.X1]&lt;&gt;&quot;&quot;;[$FillIn.X1];-1)" office:value-type="float" office:value="22" calcext:value-type="float">
            <text:p>22</text:p>
          </table:table-cell>
          <table:table-cell table:formula="of:=IF([$FillIn.Y1]&lt;&gt;&quot;&quot;;[$FillIn.Y1];-1)" office:value-type="float" office:value="23" calcext:value-type="float">
            <text:p>23</text:p>
          </table:table-cell>
          <table:table-cell table:formula="of:=IF([$FillIn.Z1]&lt;&gt;&quot;&quot;;[$FillIn.Z1];-1)" office:value-type="float" office:value="24" calcext:value-type="float">
            <text:p>24</text:p>
          </table:table-cell>
          <table:table-cell table:formula="of:=IF([$FillIn.AA1]&lt;&gt;&quot;&quot;;[$FillIn.AA1];-1)" office:value-type="float" office:value="25" calcext:value-type="float">
            <text:p>25</text:p>
          </table:table-cell>
          <table:table-cell table:formula="of:=IF([$FillIn.AB1]&lt;&gt;&quot;&quot;;[$FillIn.AB1];-1)" office:value-type="float" office:value="26" calcext:value-type="float">
            <text:p>26</text:p>
          </table:table-cell>
          <table:table-cell table:formula="of:=IF([$FillIn.AC1]&lt;&gt;&quot;&quot;;[$FillIn.AC1];-1)" office:value-type="float" office:value="27" calcext:value-type="float">
            <text:p>27</text:p>
          </table:table-cell>
          <table:table-cell table:formula="of:=IF([$FillIn.AD1]&lt;&gt;&quot;&quot;;[$FillIn.AD1];-1)" office:value-type="float" office:value="28" calcext:value-type="float">
            <text:p>28</text:p>
          </table:table-cell>
          <table:table-cell table:formula="of:=IF([$FillIn.AE1]&lt;&gt;&quot;&quot;;[$FillIn.AE1];-1)" office:value-type="float" office:value="29" calcext:value-type="float">
            <text:p>29</text:p>
          </table:table-cell>
          <table:table-cell table:formula="of:=IF([$FillIn.AF1]&lt;&gt;&quot;&quot;;[$FillIn.AF1];-1)" office:value-type="float" office:value="30" calcext:value-type="float">
            <text:p>30</text:p>
          </table:table-cell>
          <table:table-cell table:formula="of:=IF([$FillIn.AG1]&lt;&gt;&quot;&quot;;[$FillIn.AG1];-1)" office:value-type="float" office:value="31" calcext:value-type="float">
            <text:p>31</text:p>
          </table:table-cell>
          <table:table-cell table:formula="of:=IF([$FillIn.AH1]&lt;&gt;&quot;&quot;;[$FillIn.AH1];-1)" office:value-type="float" office:value="32" calcext:value-type="float">
            <text:p>32</text:p>
          </table:table-cell>
          <table:table-cell table:formula="of:=IF([$FillIn.AI1]&lt;&gt;&quot;&quot;;[$FillIn.AI1];-1)" office:value-type="float" office:value="33" calcext:value-type="float">
            <text:p>33</text:p>
          </table:table-cell>
          <table:table-cell table:formula="of:=IF([$FillIn.AJ1]&lt;&gt;&quot;&quot;;[$FillIn.AJ1];-1)" office:value-type="float" office:value="34" calcext:value-type="float">
            <text:p>34</text:p>
          </table:table-cell>
          <table:table-cell table:formula="of:=IF([$FillIn.AK1]&lt;&gt;&quot;&quot;;[$FillIn.AK1];-1)" office:value-type="float" office:value="35" calcext:value-type="float">
            <text:p>35</text:p>
          </table:table-cell>
          <table:table-cell table:formula="of:=IF([$FillIn.AL1]&lt;&gt;&quot;&quot;;[$FillIn.AL1];-1)" office:value-type="float" office:value="36" calcext:value-type="float">
            <text:p>36</text:p>
          </table:table-cell>
          <table:table-cell table:formula="of:=IF([$FillIn.AM1]&lt;&gt;&quot;&quot;;[$FillIn.AM1];-1)" office:value-type="float" office:value="37" calcext:value-type="float">
            <text:p>37</text:p>
          </table:table-cell>
          <table:table-cell table:formula="of:=IF([$FillIn.AN1]&lt;&gt;&quot;&quot;;[$FillIn.AN1];-1)" office:value-type="float" office:value="38" calcext:value-type="float">
            <text:p>38</text:p>
          </table:table-cell>
          <table:table-cell table:formula="of:=IF([$FillIn.AO1]&lt;&gt;&quot;&quot;;[$FillIn.AO1];-1)" office:value-type="float" office:value="39" calcext:value-type="float">
            <text:p>39</text:p>
          </table:table-cell>
          <table:table-cell table:formula="of:=IF([$FillIn.AP1]&lt;&gt;&quot;&quot;;[$FillIn.AP1];-1)" office:value-type="float" office:value="40" calcext:value-type="float">
            <text:p>40</text:p>
          </table:table-cell>
          <table:table-cell table:formula="of:=IF([$FillIn.AQ1]&lt;&gt;&quot;&quot;;[$FillIn.AQ1];-1)" office:value-type="float" office:value="41" calcext:value-type="float">
            <text:p>41</text:p>
          </table:table-cell>
          <table:table-cell table:formula="of:=IF([$FillIn.AR1]&lt;&gt;&quot;&quot;;[$FillIn.AR1];-1)" office:value-type="float" office:value="42" calcext:value-type="float">
            <text:p>42</text:p>
          </table:table-cell>
          <table:table-cell table:formula="of:=IF([$FillIn.AS1]&lt;&gt;&quot;&quot;;[$FillIn.AS1];-1)" office:value-type="float" office:value="43" calcext:value-type="float">
            <text:p>43</text:p>
          </table:table-cell>
          <table:table-cell table:formula="of:=IF([$FillIn.AT1]&lt;&gt;&quot;&quot;;[$FillIn.AT1];-1)" office:value-type="float" office:value="44" calcext:value-type="float">
            <text:p>44</text:p>
          </table:table-cell>
          <table:table-cell table:formula="of:=IF([$FillIn.AU1]&lt;&gt;&quot;&quot;;[$FillIn.AU1];-1)" office:value-type="float" office:value="45" calcext:value-type="float">
            <text:p>45</text:p>
          </table:table-cell>
          <table:table-cell table:formula="of:=IF([$FillIn.AV1]&lt;&gt;&quot;&quot;;[$FillIn.AV1];-1)" office:value-type="float" office:value="46" calcext:value-type="float">
            <text:p>46</text:p>
          </table:table-cell>
          <table:table-cell table:formula="of:=IF([$FillIn.AW1]&lt;&gt;&quot;&quot;;[$FillIn.AW1];-1)" office:value-type="float" office:value="47" calcext:value-type="float">
            <text:p>47</text:p>
          </table:table-cell>
          <table:table-cell table:formula="of:=IF([$FillIn.AX1]&lt;&gt;&quot;&quot;;[$FillIn.AX1];-1)" office:value-type="float" office:value="48" calcext:value-type="float">
            <text:p>48</text:p>
          </table:table-cell>
          <table:table-cell table:formula="of:=IF([$FillIn.AY1]&lt;&gt;&quot;&quot;;[$FillIn.AY1];-1)" office:value-type="float" office:value="49" calcext:value-type="float">
            <text:p>49</text:p>
          </table:table-cell>
          <table:table-cell table:formula="of:=IF([$FillIn.AZ1]&lt;&gt;&quot;&quot;;[$FillIn.AZ1];-1)" office:value-type="float" office:value="50" calcext:value-type="float">
            <text:p>50</text:p>
          </table:table-cell>
          <table:table-cell table:formula="of:=IF([$FillIn.BA1]&lt;&gt;&quot;&quot;;[$FillIn.BA1];-1)" office:value-type="float" office:value="51" calcext:value-type="float">
            <text:p>51</text:p>
          </table:table-cell>
          <table:table-cell table:formula="of:=IF([$FillIn.BB1]&lt;&gt;&quot;&quot;;[$FillIn.BB1];-1)" office:value-type="float" office:value="52" calcext:value-type="float">
            <text:p>52</text:p>
          </table:table-cell>
          <table:table-cell table:formula="of:=IF([$FillIn.BC1]&lt;&gt;&quot;&quot;;[$FillIn.BC1];-1)" office:value-type="float" office:value="53" calcext:value-type="float">
            <text:p>53</text:p>
          </table:table-cell>
          <table:table-cell table:formula="of:=IF([$FillIn.BD1]&lt;&gt;&quot;&quot;;[$FillIn.BD1];-1)" office:value-type="float" office:value="54" calcext:value-type="float">
            <text:p>54</text:p>
          </table:table-cell>
          <table:table-cell table:formula="of:=IF([$FillIn.BE1]&lt;&gt;&quot;&quot;;[$FillIn.BE1];-1)" office:value-type="float" office:value="55" calcext:value-type="float">
            <text:p>55</text:p>
          </table:table-cell>
          <table:table-cell table:formula="of:=IF([$FillIn.BF1]&lt;&gt;&quot;&quot;;[$FillIn.BF1];-1)" office:value-type="float" office:value="56" calcext:value-type="float">
            <text:p>56</text:p>
          </table:table-cell>
          <table:table-cell table:formula="of:=IF([$FillIn.BG1]&lt;&gt;&quot;&quot;;[$FillIn.BG1];-1)" office:value-type="float" office:value="57" calcext:value-type="float">
            <text:p>57</text:p>
          </table:table-cell>
          <table:table-cell table:formula="of:=IF([$FillIn.BH1]&lt;&gt;&quot;&quot;;[$FillIn.BH1];-1)" office:value-type="float" office:value="58" calcext:value-type="float">
            <text:p>58</text:p>
          </table:table-cell>
          <table:table-cell table:formula="of:=IF([$FillIn.BI1]&lt;&gt;&quot;&quot;;[$FillIn.BI1];-1)" office:value-type="float" office:value="59" calcext:value-type="float">
            <text:p>59</text:p>
          </table:table-cell>
          <table:table-cell table:formula="of:=IF([$FillIn.BJ1]&lt;&gt;&quot;&quot;;[$FillIn.BJ1];-1)" office:value-type="float" office:value="60" calcext:value-type="float">
            <text:p>60</text:p>
          </table:table-cell>
          <table:table-cell table:formula="of:=IF([$FillIn.BK1]&lt;&gt;&quot;&quot;;[$FillIn.BK1];-1)" office:value-type="float" office:value="61" calcext:value-type="float">
            <text:p>61</text:p>
          </table:table-cell>
          <table:table-cell table:formula="of:=IF([$FillIn.BL1]&lt;&gt;&quot;&quot;;[$FillIn.BL1];-1)" office:value-type="float" office:value="62" calcext:value-type="float">
            <text:p>62</text:p>
          </table:table-cell>
          <table:table-cell table:formula="of:=IF([$FillIn.BM1]&lt;&gt;&quot;&quot;;[$FillIn.BM1];-1)" office:value-type="float" office:value="63" calcext:value-type="float">
            <text:p>63</text:p>
          </table:table-cell>
          <table:table-cell table:formula="of:=IF([$FillIn.BN1]&lt;&gt;&quot;&quot;;[$FillIn.BN1];-1)" office:value-type="float" office:value="64" calcext:value-type="float">
            <text:p>64</text:p>
          </table:table-cell>
          <table:table-cell table:formula="of:=IF([$FillIn.BO1]&lt;&gt;&quot;&quot;;[$FillIn.BO1];-1)" office:value-type="float" office:value="65" calcext:value-type="float">
            <text:p>65</text:p>
          </table:table-cell>
          <table:table-cell table:formula="of:=IF([$FillIn.BP1]&lt;&gt;&quot;&quot;;[$FillIn.BP1];-1)" office:value-type="float" office:value="66" calcext:value-type="float">
            <text:p>66</text:p>
          </table:table-cell>
          <table:table-cell table:formula="of:=IF([$FillIn.BQ1]&lt;&gt;&quot;&quot;;[$FillIn.BQ1];-1)" office:value-type="float" office:value="67" calcext:value-type="float">
            <text:p>67</text:p>
          </table:table-cell>
          <table:table-cell table:formula="of:=IF([$FillIn.BR1]&lt;&gt;&quot;&quot;;[$FillIn.BR1];-1)" office:value-type="float" office:value="68" calcext:value-type="float">
            <text:p>68</text:p>
          </table:table-cell>
          <table:table-cell table:formula="of:=IF([$FillIn.BS1]&lt;&gt;&quot;&quot;;[$FillIn.BS1];-1)" office:value-type="float" office:value="69" calcext:value-type="float">
            <text:p>69</text:p>
          </table:table-cell>
          <table:table-cell table:formula="of:=IF([$FillIn.BT1]&lt;&gt;&quot;&quot;;[$FillIn.BT1];-1)" office:value-type="float" office:value="70" calcext:value-type="float">
            <text:p>70</text:p>
          </table:table-cell>
          <table:table-cell table:formula="of:=IF([$FillIn.BU1]&lt;&gt;&quot;&quot;;[$FillIn.BU1];-1)" office:value-type="float" office:value="71" calcext:value-type="float">
            <text:p>71</text:p>
          </table:table-cell>
          <table:table-cell table:formula="of:=IF([$FillIn.BV1]&lt;&gt;&quot;&quot;;[$FillIn.BV1];-1)" office:value-type="float" office:value="72" calcext:value-type="float">
            <text:p>72</text:p>
          </table:table-cell>
          <table:table-cell table:formula="of:=IF([$FillIn.BW1]&lt;&gt;&quot;&quot;;[$FillIn.BW1];-1)" office:value-type="float" office:value="73" calcext:value-type="float">
            <text:p>73</text:p>
          </table:table-cell>
          <table:table-cell table:formula="of:=IF([$FillIn.BX1]&lt;&gt;&quot;&quot;;[$FillIn.BX1];-1)" office:value-type="float" office:value="74" calcext:value-type="float">
            <text:p>74</text:p>
          </table:table-cell>
          <table:table-cell table:formula="of:=IF([$FillIn.BY1]&lt;&gt;&quot;&quot;;[$FillIn.BY1];-1)" office:value-type="float" office:value="75" calcext:value-type="float">
            <text:p>75</text:p>
          </table:table-cell>
          <table:table-cell table:formula="of:=IF([$FillIn.BZ1]&lt;&gt;&quot;&quot;;[$FillIn.BZ1];-1)" office:value-type="float" office:value="76" calcext:value-type="float">
            <text:p>76</text:p>
          </table:table-cell>
          <table:table-cell table:formula="of:=IF([$FillIn.CA1]&lt;&gt;&quot;&quot;;[$FillIn.CA1];-1)" office:value-type="float" office:value="77" calcext:value-type="float">
            <text:p>77</text:p>
          </table:table-cell>
          <table:table-cell table:formula="of:=IF([$FillIn.CB1]&lt;&gt;&quot;&quot;;[$FillIn.CB1];-1)" office:value-type="float" office:value="78" calcext:value-type="float">
            <text:p>78</text:p>
          </table:table-cell>
          <table:table-cell table:formula="of:=IF([$FillIn.CC1]&lt;&gt;&quot;&quot;;[$FillIn.CC1];-1)" office:value-type="float" office:value="79" calcext:value-type="float">
            <text:p>79</text:p>
          </table:table-cell>
          <table:table-cell table:formula="of:=IF([$FillIn.CD1]&lt;&gt;&quot;&quot;;[$FillIn.CD1];-1)" office:value-type="float" office:value="80" calcext:value-type="float">
            <text:p>80</text:p>
          </table:table-cell>
          <table:table-cell table:formula="of:=IF([$FillIn.CE1]&lt;&gt;&quot;&quot;;[$FillIn.CE1];-1)" office:value-type="float" office:value="81" calcext:value-type="float">
            <text:p>81</text:p>
          </table:table-cell>
          <table:table-cell table:formula="of:=IF([$FillIn.CF1]&lt;&gt;&quot;&quot;;[$FillIn.CF1];-1)" office:value-type="float" office:value="82" calcext:value-type="float">
            <text:p>82</text:p>
          </table:table-cell>
          <table:table-cell table:formula="of:=IF([$FillIn.CG1]&lt;&gt;&quot;&quot;;[$FillIn.CG1];-1)" office:value-type="float" office:value="83" calcext:value-type="float">
            <text:p>83</text:p>
          </table:table-cell>
          <table:table-cell table:formula="of:=IF([$FillIn.CH1]&lt;&gt;&quot;&quot;;[$FillIn.CH1];-1)" office:value-type="float" office:value="84" calcext:value-type="float">
            <text:p>84</text:p>
          </table:table-cell>
          <table:table-cell table:formula="of:=IF([$FillIn.CI1]&lt;&gt;&quot;&quot;;[$FillIn.CI1];-1)" office:value-type="float" office:value="85" calcext:value-type="float">
            <text:p>85</text:p>
          </table:table-cell>
          <table:table-cell table:formula="of:=IF([$FillIn.CJ1]&lt;&gt;&quot;&quot;;[$FillIn.CJ1];-1)" office:value-type="float" office:value="86" calcext:value-type="float">
            <text:p>86</text:p>
          </table:table-cell>
          <table:table-cell table:formula="of:=IF([$FillIn.CK1]&lt;&gt;&quot;&quot;;[$FillIn.CK1];-1)" office:value-type="float" office:value="87" calcext:value-type="float">
            <text:p>87</text:p>
          </table:table-cell>
          <table:table-cell table:formula="of:=IF([$FillIn.CL1]&lt;&gt;&quot;&quot;;[$FillIn.CL1];-1)" office:value-type="float" office:value="88" calcext:value-type="float">
            <text:p>88</text:p>
          </table:table-cell>
          <table:table-cell table:formula="of:=IF([$FillIn.CM1]&lt;&gt;&quot;&quot;;[$FillIn.CM1];-1)" office:value-type="float" office:value="89" calcext:value-type="float">
            <text:p>89</text:p>
          </table:table-cell>
          <table:table-cell table:formula="of:=IF([$FillIn.CN1]&lt;&gt;&quot;&quot;;[$FillIn.CN1];-1)" office:value-type="float" office:value="90" calcext:value-type="float">
            <text:p>90</text:p>
          </table:table-cell>
          <table:table-cell table:formula="of:=IF([$FillIn.CO1]&lt;&gt;&quot;&quot;;[$FillIn.CO1];-1)" office:value-type="float" office:value="91" calcext:value-type="float">
            <text:p>91</text:p>
          </table:table-cell>
          <table:table-cell table:formula="of:=IF([$FillIn.CP1]&lt;&gt;&quot;&quot;;[$FillIn.CP1];-1)" office:value-type="float" office:value="92" calcext:value-type="float">
            <text:p>92</text:p>
          </table:table-cell>
          <table:table-cell table:formula="of:=IF([$FillIn.CQ1]&lt;&gt;&quot;&quot;;[$FillIn.CQ1];-1)" office:value-type="float" office:value="93" calcext:value-type="float">
            <text:p>93</text:p>
          </table:table-cell>
          <table:table-cell table:formula="of:=IF([$FillIn.CR1]&lt;&gt;&quot;&quot;;[$FillIn.CR1];-1)" office:value-type="float" office:value="94" calcext:value-type="float">
            <text:p>94</text:p>
          </table:table-cell>
          <table:table-cell table:formula="of:=IF([$FillIn.CS1]&lt;&gt;&quot;&quot;;[$FillIn.CS1];-1)" office:value-type="float" office:value="95" calcext:value-type="float">
            <text:p>95</text:p>
          </table:table-cell>
          <table:table-cell table:formula="of:=IF([$FillIn.CT1]&lt;&gt;&quot;&quot;;[$FillIn.CT1];-1)" office:value-type="float" office:value="96" calcext:value-type="float">
            <text:p>96</text:p>
          </table:table-cell>
          <table:table-cell table:formula="of:=IF([$FillIn.CU1]&lt;&gt;&quot;&quot;;[$FillIn.CU1];-1)" office:value-type="float" office:value="97" calcext:value-type="float">
            <text:p>97</text:p>
          </table:table-cell>
          <table:table-cell table:formula="of:=IF([$FillIn.CV1]&lt;&gt;&quot;&quot;;[$FillIn.CV1];-1)" office:value-type="float" office:value="98" calcext:value-type="float">
            <text:p>98</text:p>
          </table:table-cell>
          <table:table-cell table:formula="of:=IF([$FillIn.CW1]&lt;&gt;&quot;&quot;;[$FillIn.CW1];-1)" office:value-type="float" office:value="99" calcext:value-type="float">
            <text:p>99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9" calcext:value-type="float">
            <text:p>49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-1" calcext:value-type="float">
            <text:p>-1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-1" calcext:value-type="float">
            <text:p>-1</text:p>
          </table:table-cell>
          <table:table-cell table:formula="of:=IF([$FillIn.AW2]&lt;&gt;&quot;&quot;;[$FillIn.AW2];-1)" office:value-type="float" office:value="-1" calcext:value-type="float">
            <text:p>-1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formula="of:=IF([$FillIn.CI2]&lt;&gt;&quot;&quot;;[$FillIn.CI2];-1)" office:value-type="float" office:value="-1" calcext:value-type="float">
            <text:p>-1</text:p>
          </table:table-cell>
          <table:table-cell table:formula="of:=IF([$FillIn.CJ2]&lt;&gt;&quot;&quot;;[$FillIn.CJ2];-1)" office:value-type="float" office:value="-1" calcext:value-type="float">
            <text:p>-1</text:p>
          </table:table-cell>
          <table:table-cell table:formula="of:=IF([$FillIn.CK2]&lt;&gt;&quot;&quot;;[$FillIn.CK2];-1)" office:value-type="float" office:value="-1" calcext:value-type="float">
            <text:p>-1</text:p>
          </table:table-cell>
          <table:table-cell table:formula="of:=IF([$FillIn.CL2]&lt;&gt;&quot;&quot;;[$FillIn.CL2];-1)" office:value-type="float" office:value="-1" calcext:value-type="float">
            <text:p>-1</text:p>
          </table:table-cell>
          <table:table-cell table:formula="of:=IF([$FillIn.CM2]&lt;&gt;&quot;&quot;;[$FillIn.CM2];-1)" office:value-type="float" office:value="-1" calcext:value-type="float">
            <text:p>-1</text:p>
          </table:table-cell>
          <table:table-cell table:formula="of:=IF([$FillIn.CN2]&lt;&gt;&quot;&quot;;[$FillIn.CN2];-1)" office:value-type="float" office:value="-1" calcext:value-type="float">
            <text:p>-1</text:p>
          </table:table-cell>
          <table:table-cell table:formula="of:=IF([$FillIn.CO2]&lt;&gt;&quot;&quot;;[$FillIn.CO2];-1)" office:value-type="float" office:value="-1" calcext:value-type="float">
            <text:p>-1</text:p>
          </table:table-cell>
          <table:table-cell table:formula="of:=IF([$FillIn.CP2]&lt;&gt;&quot;&quot;;[$FillIn.CP2];-1)" office:value-type="float" office:value="-1" calcext:value-type="float">
            <text:p>-1</text:p>
          </table:table-cell>
          <table:table-cell table:formula="of:=IF([$FillIn.CQ2]&lt;&gt;&quot;&quot;;[$FillIn.CQ2];-1)" office:value-type="float" office:value="-1" calcext:value-type="float">
            <text:p>-1</text:p>
          </table:table-cell>
          <table:table-cell table:formula="of:=IF([$FillIn.CR2]&lt;&gt;&quot;&quot;;[$FillIn.CR2];-1)" office:value-type="float" office:value="-1" calcext:value-type="float">
            <text:p>-1</text:p>
          </table:table-cell>
          <table:table-cell table:formula="of:=IF([$FillIn.CS2]&lt;&gt;&quot;&quot;;[$FillIn.CS2];-1)" office:value-type="float" office:value="-1" calcext:value-type="float">
            <text:p>-1</text:p>
          </table:table-cell>
          <table:table-cell table:formula="of:=IF([$FillIn.CT2]&lt;&gt;&quot;&quot;;[$FillIn.CT2];-1)" office:value-type="float" office:value="-1" calcext:value-type="float">
            <text:p>-1</text:p>
          </table:table-cell>
          <table:table-cell table:formula="of:=IF([$FillIn.CU2]&lt;&gt;&quot;&quot;;[$FillIn.CU2];-1)" office:value-type="float" office:value="-1" calcext:value-type="float">
            <text:p>-1</text:p>
          </table:table-cell>
          <table:table-cell table:formula="of:=IF([$FillIn.CV2]&lt;&gt;&quot;&quot;;[$FillIn.CV2];-1)" office:value-type="float" office:value="-1" calcext:value-type="float">
            <text:p>-1</text:p>
          </table:table-cell>
          <table:table-cell table:formula="of:=IF([$FillIn.CW2]&lt;&gt;&quot;&quot;;[$FillIn.CW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8" calcext:value-type="float">
            <text:p>48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-1" calcext:value-type="float">
            <text:p>-1</text:p>
          </table:table-cell>
          <table:table-cell table:formula="of:=IF([$FillIn.AO3]&lt;&gt;&quot;&quot;;[$FillIn.AO3];-1)" office:value-type="float" office:value="-1" calcext:value-type="float">
            <text:p>-1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-1" calcext:value-type="float">
            <text:p>-1</text:p>
          </table:table-cell>
          <table:table-cell table:formula="of:=IF([$FillIn.AU3]&lt;&gt;&quot;&quot;;[$FillIn.AU3];-1)" office:value-type="float" office:value="-1" calcext:value-type="float">
            <text:p>-1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-1" calcext:value-type="float">
            <text:p>-1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formula="of:=IF([$FillIn.CI3]&lt;&gt;&quot;&quot;;[$FillIn.CI3];-1)" office:value-type="float" office:value="-1" calcext:value-type="float">
            <text:p>-1</text:p>
          </table:table-cell>
          <table:table-cell table:formula="of:=IF([$FillIn.CJ3]&lt;&gt;&quot;&quot;;[$FillIn.CJ3];-1)" office:value-type="float" office:value="-1" calcext:value-type="float">
            <text:p>-1</text:p>
          </table:table-cell>
          <table:table-cell table:formula="of:=IF([$FillIn.CK3]&lt;&gt;&quot;&quot;;[$FillIn.CK3];-1)" office:value-type="float" office:value="-1" calcext:value-type="float">
            <text:p>-1</text:p>
          </table:table-cell>
          <table:table-cell table:formula="of:=IF([$FillIn.CL3]&lt;&gt;&quot;&quot;;[$FillIn.CL3];-1)" office:value-type="float" office:value="-1" calcext:value-type="float">
            <text:p>-1</text:p>
          </table:table-cell>
          <table:table-cell table:formula="of:=IF([$FillIn.CM3]&lt;&gt;&quot;&quot;;[$FillIn.CM3];-1)" office:value-type="float" office:value="-1" calcext:value-type="float">
            <text:p>-1</text:p>
          </table:table-cell>
          <table:table-cell table:formula="of:=IF([$FillIn.CN3]&lt;&gt;&quot;&quot;;[$FillIn.CN3];-1)" office:value-type="float" office:value="-1" calcext:value-type="float">
            <text:p>-1</text:p>
          </table:table-cell>
          <table:table-cell table:formula="of:=IF([$FillIn.CO3]&lt;&gt;&quot;&quot;;[$FillIn.CO3];-1)" office:value-type="float" office:value="-1" calcext:value-type="float">
            <text:p>-1</text:p>
          </table:table-cell>
          <table:table-cell table:formula="of:=IF([$FillIn.CP3]&lt;&gt;&quot;&quot;;[$FillIn.CP3];-1)" office:value-type="float" office:value="-1" calcext:value-type="float">
            <text:p>-1</text:p>
          </table:table-cell>
          <table:table-cell table:formula="of:=IF([$FillIn.CQ3]&lt;&gt;&quot;&quot;;[$FillIn.CQ3];-1)" office:value-type="float" office:value="-1" calcext:value-type="float">
            <text:p>-1</text:p>
          </table:table-cell>
          <table:table-cell table:formula="of:=IF([$FillIn.CR3]&lt;&gt;&quot;&quot;;[$FillIn.CR3];-1)" office:value-type="float" office:value="-1" calcext:value-type="float">
            <text:p>-1</text:p>
          </table:table-cell>
          <table:table-cell table:formula="of:=IF([$FillIn.CS3]&lt;&gt;&quot;&quot;;[$FillIn.CS3];-1)" office:value-type="float" office:value="-1" calcext:value-type="float">
            <text:p>-1</text:p>
          </table:table-cell>
          <table:table-cell table:formula="of:=IF([$FillIn.CT3]&lt;&gt;&quot;&quot;;[$FillIn.CT3];-1)" office:value-type="float" office:value="-1" calcext:value-type="float">
            <text:p>-1</text:p>
          </table:table-cell>
          <table:table-cell table:formula="of:=IF([$FillIn.CU3]&lt;&gt;&quot;&quot;;[$FillIn.CU3];-1)" office:value-type="float" office:value="-1" calcext:value-type="float">
            <text:p>-1</text:p>
          </table:table-cell>
          <table:table-cell table:formula="of:=IF([$FillIn.CV3]&lt;&gt;&quot;&quot;;[$FillIn.CV3];-1)" office:value-type="float" office:value="-1" calcext:value-type="float">
            <text:p>-1</text:p>
          </table:table-cell>
          <table:table-cell table:formula="of:=IF([$FillIn.CW3]&lt;&gt;&quot;&quot;;[$FillIn.CW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7" calcext:value-type="float">
            <text:p>47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-1" calcext:value-type="float">
            <text:p>-1</text:p>
          </table:table-cell>
          <table:table-cell table:formula="of:=IF([$FillIn.O4]&lt;&gt;&quot;&quot;;[$FillIn.O4];-1)" office:value-type="float" office:value="-1" calcext:value-type="float">
            <text:p>-1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-1" calcext:value-type="float">
            <text:p>-1</text:p>
          </table:table-cell>
          <table:table-cell table:formula="of:=IF([$FillIn.AN4]&lt;&gt;&quot;&quot;;[$FillIn.AN4];-1)" office:value-type="float" office:value="-1" calcext:value-type="float">
            <text:p>-1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-1" calcext:value-type="float">
            <text:p>-1</text:p>
          </table:table-cell>
          <table:table-cell table:formula="of:=IF([$FillIn.AT4]&lt;&gt;&quot;&quot;;[$FillIn.AT4];-1)" office:value-type="float" office:value="-1" calcext:value-type="float">
            <text:p>-1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326" calcext:value-type="float">
            <text:p>326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337" calcext:value-type="float">
            <text:p>337</text:p>
          </table:table-cell>
          <table:table-cell table:formula="of:=IF([$FillIn.BI4]&lt;&gt;&quot;&quot;;[$FillIn.BI4];-1)" office:value-type="float" office:value="338" calcext:value-type="float">
            <text:p>338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formula="of:=IF([$FillIn.CI4]&lt;&gt;&quot;&quot;;[$FillIn.CI4];-1)" office:value-type="float" office:value="-1" calcext:value-type="float">
            <text:p>-1</text:p>
          </table:table-cell>
          <table:table-cell table:formula="of:=IF([$FillIn.CJ4]&lt;&gt;&quot;&quot;;[$FillIn.CJ4];-1)" office:value-type="float" office:value="-1" calcext:value-type="float">
            <text:p>-1</text:p>
          </table:table-cell>
          <table:table-cell table:formula="of:=IF([$FillIn.CK4]&lt;&gt;&quot;&quot;;[$FillIn.CK4];-1)" office:value-type="float" office:value="-1" calcext:value-type="float">
            <text:p>-1</text:p>
          </table:table-cell>
          <table:table-cell table:formula="of:=IF([$FillIn.CL4]&lt;&gt;&quot;&quot;;[$FillIn.CL4];-1)" office:value-type="float" office:value="-1" calcext:value-type="float">
            <text:p>-1</text:p>
          </table:table-cell>
          <table:table-cell table:formula="of:=IF([$FillIn.CM4]&lt;&gt;&quot;&quot;;[$FillIn.CM4];-1)" office:value-type="float" office:value="-1" calcext:value-type="float">
            <text:p>-1</text:p>
          </table:table-cell>
          <table:table-cell table:formula="of:=IF([$FillIn.CN4]&lt;&gt;&quot;&quot;;[$FillIn.CN4];-1)" office:value-type="float" office:value="-1" calcext:value-type="float">
            <text:p>-1</text:p>
          </table:table-cell>
          <table:table-cell table:formula="of:=IF([$FillIn.CO4]&lt;&gt;&quot;&quot;;[$FillIn.CO4];-1)" office:value-type="float" office:value="-1" calcext:value-type="float">
            <text:p>-1</text:p>
          </table:table-cell>
          <table:table-cell table:formula="of:=IF([$FillIn.CP4]&lt;&gt;&quot;&quot;;[$FillIn.CP4];-1)" office:value-type="float" office:value="-1" calcext:value-type="float">
            <text:p>-1</text:p>
          </table:table-cell>
          <table:table-cell table:formula="of:=IF([$FillIn.CQ4]&lt;&gt;&quot;&quot;;[$FillIn.CQ4];-1)" office:value-type="float" office:value="-1" calcext:value-type="float">
            <text:p>-1</text:p>
          </table:table-cell>
          <table:table-cell table:formula="of:=IF([$FillIn.CR4]&lt;&gt;&quot;&quot;;[$FillIn.CR4];-1)" office:value-type="float" office:value="-1" calcext:value-type="float">
            <text:p>-1</text:p>
          </table:table-cell>
          <table:table-cell table:formula="of:=IF([$FillIn.CS4]&lt;&gt;&quot;&quot;;[$FillIn.CS4];-1)" office:value-type="float" office:value="-1" calcext:value-type="float">
            <text:p>-1</text:p>
          </table:table-cell>
          <table:table-cell table:formula="of:=IF([$FillIn.CT4]&lt;&gt;&quot;&quot;;[$FillIn.CT4];-1)" office:value-type="float" office:value="-1" calcext:value-type="float">
            <text:p>-1</text:p>
          </table:table-cell>
          <table:table-cell table:formula="of:=IF([$FillIn.CU4]&lt;&gt;&quot;&quot;;[$FillIn.CU4];-1)" office:value-type="float" office:value="-1" calcext:value-type="float">
            <text:p>-1</text:p>
          </table:table-cell>
          <table:table-cell table:formula="of:=IF([$FillIn.CV4]&lt;&gt;&quot;&quot;;[$FillIn.CV4];-1)" office:value-type="float" office:value="-1" calcext:value-type="float">
            <text:p>-1</text:p>
          </table:table-cell>
          <table:table-cell table:formula="of:=IF([$FillIn.CW4]&lt;&gt;&quot;&quot;;[$FillIn.CW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6" calcext:value-type="float">
            <text:p>46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-1" calcext:value-type="float">
            <text:p>-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-1" calcext:value-type="float">
            <text:p>-1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-1" calcext:value-type="float">
            <text:p>-1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-1" calcext:value-type="float">
            <text:p>-1</text:p>
          </table:table-cell>
          <table:table-cell table:formula="of:=IF([$FillIn.AP5]&lt;&gt;&quot;&quot;;[$FillIn.AP5];-1)" office:value-type="float" office:value="-1" calcext:value-type="float">
            <text:p>-1</text:p>
          </table:table-cell>
          <table:table-cell table:formula="of:=IF([$FillIn.AQ5]&lt;&gt;&quot;&quot;;[$FillIn.AQ5];-1)" office:value-type="float" office:value="-1" calcext:value-type="float">
            <text:p>-1</text:p>
          </table:table-cell>
          <table:table-cell table:formula="of:=IF([$FillIn.AR5]&lt;&gt;&quot;&quot;;[$FillIn.AR5];-1)" office:value-type="float" office:value="-1" calcext:value-type="float">
            <text:p>-1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-1" calcext:value-type="float">
            <text:p>-1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325" calcext:value-type="float">
            <text:p>325</text:p>
          </table:table-cell>
          <table:table-cell table:formula="of:=IF([$FillIn.BA5]&lt;&gt;&quot;&quot;;[$FillIn.BA5];-1)" office:value-type="float" office:value="327" calcext:value-type="float">
            <text:p>327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335" calcext:value-type="float">
            <text:p>335</text:p>
          </table:table-cell>
          <table:table-cell table:formula="of:=IF([$FillIn.BG5]&lt;&gt;&quot;&quot;;[$FillIn.BG5];-1)" office:value-type="float" office:value="336" calcext:value-type="float">
            <text:p>336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339" calcext:value-type="float">
            <text:p>339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formula="of:=IF([$FillIn.CI5]&lt;&gt;&quot;&quot;;[$FillIn.CI5];-1)" office:value-type="float" office:value="-1" calcext:value-type="float">
            <text:p>-1</text:p>
          </table:table-cell>
          <table:table-cell table:formula="of:=IF([$FillIn.CJ5]&lt;&gt;&quot;&quot;;[$FillIn.CJ5];-1)" office:value-type="float" office:value="-1" calcext:value-type="float">
            <text:p>-1</text:p>
          </table:table-cell>
          <table:table-cell table:formula="of:=IF([$FillIn.CK5]&lt;&gt;&quot;&quot;;[$FillIn.CK5];-1)" office:value-type="float" office:value="-1" calcext:value-type="float">
            <text:p>-1</text:p>
          </table:table-cell>
          <table:table-cell table:formula="of:=IF([$FillIn.CL5]&lt;&gt;&quot;&quot;;[$FillIn.CL5];-1)" office:value-type="float" office:value="-1" calcext:value-type="float">
            <text:p>-1</text:p>
          </table:table-cell>
          <table:table-cell table:formula="of:=IF([$FillIn.CM5]&lt;&gt;&quot;&quot;;[$FillIn.CM5];-1)" office:value-type="float" office:value="-1" calcext:value-type="float">
            <text:p>-1</text:p>
          </table:table-cell>
          <table:table-cell table:formula="of:=IF([$FillIn.CN5]&lt;&gt;&quot;&quot;;[$FillIn.CN5];-1)" office:value-type="float" office:value="-1" calcext:value-type="float">
            <text:p>-1</text:p>
          </table:table-cell>
          <table:table-cell table:formula="of:=IF([$FillIn.CO5]&lt;&gt;&quot;&quot;;[$FillIn.CO5];-1)" office:value-type="float" office:value="-1" calcext:value-type="float">
            <text:p>-1</text:p>
          </table:table-cell>
          <table:table-cell table:formula="of:=IF([$FillIn.CP5]&lt;&gt;&quot;&quot;;[$FillIn.CP5];-1)" office:value-type="float" office:value="-1" calcext:value-type="float">
            <text:p>-1</text:p>
          </table:table-cell>
          <table:table-cell table:formula="of:=IF([$FillIn.CQ5]&lt;&gt;&quot;&quot;;[$FillIn.CQ5];-1)" office:value-type="float" office:value="-1" calcext:value-type="float">
            <text:p>-1</text:p>
          </table:table-cell>
          <table:table-cell table:formula="of:=IF([$FillIn.CR5]&lt;&gt;&quot;&quot;;[$FillIn.CR5];-1)" office:value-type="float" office:value="-1" calcext:value-type="float">
            <text:p>-1</text:p>
          </table:table-cell>
          <table:table-cell table:formula="of:=IF([$FillIn.CS5]&lt;&gt;&quot;&quot;;[$FillIn.CS5];-1)" office:value-type="float" office:value="-1" calcext:value-type="float">
            <text:p>-1</text:p>
          </table:table-cell>
          <table:table-cell table:formula="of:=IF([$FillIn.CT5]&lt;&gt;&quot;&quot;;[$FillIn.CT5];-1)" office:value-type="float" office:value="-1" calcext:value-type="float">
            <text:p>-1</text:p>
          </table:table-cell>
          <table:table-cell table:formula="of:=IF([$FillIn.CU5]&lt;&gt;&quot;&quot;;[$FillIn.CU5];-1)" office:value-type="float" office:value="-1" calcext:value-type="float">
            <text:p>-1</text:p>
          </table:table-cell>
          <table:table-cell table:formula="of:=IF([$FillIn.CV5]&lt;&gt;&quot;&quot;;[$FillIn.CV5];-1)" office:value-type="float" office:value="-1" calcext:value-type="float">
            <text:p>-1</text:p>
          </table:table-cell>
          <table:table-cell table:formula="of:=IF([$FillIn.CW5]&lt;&gt;&quot;&quot;;[$FillIn.CW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5" calcext:value-type="float">
            <text:p>45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-1" calcext:value-type="float">
            <text:p>-1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-1" calcext:value-type="float">
            <text:p>-1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292" calcext:value-type="float">
            <text:p>292</text:p>
          </table:table-cell>
          <table:table-cell table:formula="of:=IF([$FillIn.AA6]&lt;&gt;&quot;&quot;;[$FillIn.AA6];-1)" office:value-type="float" office:value="293" calcext:value-type="float">
            <text:p>293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-1" calcext:value-type="float">
            <text:p>-1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-1" calcext:value-type="float">
            <text:p>-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324" calcext:value-type="float">
            <text:p>324</text:p>
          </table:table-cell>
          <table:table-cell table:formula="of:=IF([$FillIn.AZ6]&lt;&gt;&quot;&quot;;[$FillIn.AZ6];-1)" office:value-type="float" office:value="328" calcext:value-type="float">
            <text:p>328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333" calcext:value-type="float">
            <text:p>333</text:p>
          </table:table-cell>
          <table:table-cell table:formula="of:=IF([$FillIn.BF6]&lt;&gt;&quot;&quot;;[$FillIn.BF6];-1)" office:value-type="float" office:value="334" calcext:value-type="float">
            <text:p>334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formula="of:=IF([$FillIn.CI6]&lt;&gt;&quot;&quot;;[$FillIn.CI6];-1)" office:value-type="float" office:value="-1" calcext:value-type="float">
            <text:p>-1</text:p>
          </table:table-cell>
          <table:table-cell table:formula="of:=IF([$FillIn.CJ6]&lt;&gt;&quot;&quot;;[$FillIn.CJ6];-1)" office:value-type="float" office:value="-1" calcext:value-type="float">
            <text:p>-1</text:p>
          </table:table-cell>
          <table:table-cell table:formula="of:=IF([$FillIn.CK6]&lt;&gt;&quot;&quot;;[$FillIn.CK6];-1)" office:value-type="float" office:value="-1" calcext:value-type="float">
            <text:p>-1</text:p>
          </table:table-cell>
          <table:table-cell table:formula="of:=IF([$FillIn.CL6]&lt;&gt;&quot;&quot;;[$FillIn.CL6];-1)" office:value-type="float" office:value="-1" calcext:value-type="float">
            <text:p>-1</text:p>
          </table:table-cell>
          <table:table-cell table:formula="of:=IF([$FillIn.CM6]&lt;&gt;&quot;&quot;;[$FillIn.CM6];-1)" office:value-type="float" office:value="-1" calcext:value-type="float">
            <text:p>-1</text:p>
          </table:table-cell>
          <table:table-cell table:formula="of:=IF([$FillIn.CN6]&lt;&gt;&quot;&quot;;[$FillIn.CN6];-1)" office:value-type="float" office:value="-1" calcext:value-type="float">
            <text:p>-1</text:p>
          </table:table-cell>
          <table:table-cell table:formula="of:=IF([$FillIn.CO6]&lt;&gt;&quot;&quot;;[$FillIn.CO6];-1)" office:value-type="float" office:value="-1" calcext:value-type="float">
            <text:p>-1</text:p>
          </table:table-cell>
          <table:table-cell table:formula="of:=IF([$FillIn.CP6]&lt;&gt;&quot;&quot;;[$FillIn.CP6];-1)" office:value-type="float" office:value="-1" calcext:value-type="float">
            <text:p>-1</text:p>
          </table:table-cell>
          <table:table-cell table:formula="of:=IF([$FillIn.CQ6]&lt;&gt;&quot;&quot;;[$FillIn.CQ6];-1)" office:value-type="float" office:value="-1" calcext:value-type="float">
            <text:p>-1</text:p>
          </table:table-cell>
          <table:table-cell table:formula="of:=IF([$FillIn.CR6]&lt;&gt;&quot;&quot;;[$FillIn.CR6];-1)" office:value-type="float" office:value="-1" calcext:value-type="float">
            <text:p>-1</text:p>
          </table:table-cell>
          <table:table-cell table:formula="of:=IF([$FillIn.CS6]&lt;&gt;&quot;&quot;;[$FillIn.CS6];-1)" office:value-type="float" office:value="-1" calcext:value-type="float">
            <text:p>-1</text:p>
          </table:table-cell>
          <table:table-cell table:formula="of:=IF([$FillIn.CT6]&lt;&gt;&quot;&quot;;[$FillIn.CT6];-1)" office:value-type="float" office:value="-1" calcext:value-type="float">
            <text:p>-1</text:p>
          </table:table-cell>
          <table:table-cell table:formula="of:=IF([$FillIn.CU6]&lt;&gt;&quot;&quot;;[$FillIn.CU6];-1)" office:value-type="float" office:value="-1" calcext:value-type="float">
            <text:p>-1</text:p>
          </table:table-cell>
          <table:table-cell table:formula="of:=IF([$FillIn.CV6]&lt;&gt;&quot;&quot;;[$FillIn.CV6];-1)" office:value-type="float" office:value="-1" calcext:value-type="float">
            <text:p>-1</text:p>
          </table:table-cell>
          <table:table-cell table:formula="of:=IF([$FillIn.CW6]&lt;&gt;&quot;&quot;;[$FillIn.CW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4" calcext:value-type="float">
            <text:p>44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-1" calcext:value-type="float">
            <text:p>-1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-1" calcext:value-type="float">
            <text:p>-1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291" calcext:value-type="float">
            <text:p>29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294" calcext:value-type="float">
            <text:p>294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-1" calcext:value-type="float">
            <text:p>-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-1" calcext:value-type="float">
            <text:p>-1</text:p>
          </table:table-cell>
          <table:table-cell table:formula="of:=IF([$FillIn.AY7]&lt;&gt;&quot;&quot;;[$FillIn.AY7];-1)" office:value-type="float" office:value="323" calcext:value-type="float">
            <text:p>323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329" calcext:value-type="float">
            <text:p>329</text:p>
          </table:table-cell>
          <table:table-cell table:formula="of:=IF([$FillIn.BB7]&lt;&gt;&quot;&quot;;[$FillIn.BB7];-1)" office:value-type="float" office:value="330" calcext:value-type="float">
            <text:p>330</text:p>
          </table:table-cell>
          <table:table-cell table:formula="of:=IF([$FillIn.BC7]&lt;&gt;&quot;&quot;;[$FillIn.BC7];-1)" office:value-type="float" office:value="331" calcext:value-type="float">
            <text:p>331</text:p>
          </table:table-cell>
          <table:table-cell table:formula="of:=IF([$FillIn.BD7]&lt;&gt;&quot;&quot;;[$FillIn.BD7];-1)" office:value-type="float" office:value="332" calcext:value-type="float">
            <text:p>332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340" calcext:value-type="float">
            <text:p>340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formula="of:=IF([$FillIn.CI7]&lt;&gt;&quot;&quot;;[$FillIn.CI7];-1)" office:value-type="float" office:value="-1" calcext:value-type="float">
            <text:p>-1</text:p>
          </table:table-cell>
          <table:table-cell table:formula="of:=IF([$FillIn.CJ7]&lt;&gt;&quot;&quot;;[$FillIn.CJ7];-1)" office:value-type="float" office:value="-1" calcext:value-type="float">
            <text:p>-1</text:p>
          </table:table-cell>
          <table:table-cell table:formula="of:=IF([$FillIn.CK7]&lt;&gt;&quot;&quot;;[$FillIn.CK7];-1)" office:value-type="float" office:value="-1" calcext:value-type="float">
            <text:p>-1</text:p>
          </table:table-cell>
          <table:table-cell table:formula="of:=IF([$FillIn.CL7]&lt;&gt;&quot;&quot;;[$FillIn.CL7];-1)" office:value-type="float" office:value="-1" calcext:value-type="float">
            <text:p>-1</text:p>
          </table:table-cell>
          <table:table-cell table:formula="of:=IF([$FillIn.CM7]&lt;&gt;&quot;&quot;;[$FillIn.CM7];-1)" office:value-type="float" office:value="-1" calcext:value-type="float">
            <text:p>-1</text:p>
          </table:table-cell>
          <table:table-cell table:formula="of:=IF([$FillIn.CN7]&lt;&gt;&quot;&quot;;[$FillIn.CN7];-1)" office:value-type="float" office:value="-1" calcext:value-type="float">
            <text:p>-1</text:p>
          </table:table-cell>
          <table:table-cell table:formula="of:=IF([$FillIn.CO7]&lt;&gt;&quot;&quot;;[$FillIn.CO7];-1)" office:value-type="float" office:value="-1" calcext:value-type="float">
            <text:p>-1</text:p>
          </table:table-cell>
          <table:table-cell table:formula="of:=IF([$FillIn.CP7]&lt;&gt;&quot;&quot;;[$FillIn.CP7];-1)" office:value-type="float" office:value="-1" calcext:value-type="float">
            <text:p>-1</text:p>
          </table:table-cell>
          <table:table-cell table:formula="of:=IF([$FillIn.CQ7]&lt;&gt;&quot;&quot;;[$FillIn.CQ7];-1)" office:value-type="float" office:value="-1" calcext:value-type="float">
            <text:p>-1</text:p>
          </table:table-cell>
          <table:table-cell table:formula="of:=IF([$FillIn.CR7]&lt;&gt;&quot;&quot;;[$FillIn.CR7];-1)" office:value-type="float" office:value="-1" calcext:value-type="float">
            <text:p>-1</text:p>
          </table:table-cell>
          <table:table-cell table:formula="of:=IF([$FillIn.CS7]&lt;&gt;&quot;&quot;;[$FillIn.CS7];-1)" office:value-type="float" office:value="-1" calcext:value-type="float">
            <text:p>-1</text:p>
          </table:table-cell>
          <table:table-cell table:formula="of:=IF([$FillIn.CT7]&lt;&gt;&quot;&quot;;[$FillIn.CT7];-1)" office:value-type="float" office:value="-1" calcext:value-type="float">
            <text:p>-1</text:p>
          </table:table-cell>
          <table:table-cell table:formula="of:=IF([$FillIn.CU7]&lt;&gt;&quot;&quot;;[$FillIn.CU7];-1)" office:value-type="float" office:value="-1" calcext:value-type="float">
            <text:p>-1</text:p>
          </table:table-cell>
          <table:table-cell table:formula="of:=IF([$FillIn.CV7]&lt;&gt;&quot;&quot;;[$FillIn.CV7];-1)" office:value-type="float" office:value="-1" calcext:value-type="float">
            <text:p>-1</text:p>
          </table:table-cell>
          <table:table-cell table:formula="of:=IF([$FillIn.CW7]&lt;&gt;&quot;&quot;;[$FillIn.CW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3" calcext:value-type="float">
            <text:p>43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-1" calcext:value-type="float">
            <text:p>-1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-1" calcext:value-type="float">
            <text:p>-1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290" calcext:value-type="float">
            <text:p>290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295" calcext:value-type="float">
            <text:p>295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-1" calcext:value-type="float">
            <text:p>-1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-1" calcext:value-type="float">
            <text:p>-1</text:p>
          </table:table-cell>
          <table:table-cell table:formula="of:=IF([$FillIn.AR8]&lt;&gt;&quot;&quot;;[$FillIn.AR8];-1)" office:value-type="float" office:value="-1" calcext:value-type="float">
            <text:p>-1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-1" calcext:value-type="float">
            <text:p>-1</text:p>
          </table:table-cell>
          <table:table-cell table:formula="of:=IF([$FillIn.AU8]&lt;&gt;&quot;&quot;;[$FillIn.AU8];-1)" office:value-type="float" office:value="-1" calcext:value-type="float">
            <text:p>-1</text:p>
          </table:table-cell>
          <table:table-cell table:formula="of:=IF([$FillIn.AV8]&lt;&gt;&quot;&quot;;[$FillIn.AV8];-1)" office:value-type="float" office:value="-1" calcext:value-type="float">
            <text:p>-1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22" calcext:value-type="float">
            <text:p>322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341" calcext:value-type="float">
            <text:p>34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formula="of:=IF([$FillIn.CI8]&lt;&gt;&quot;&quot;;[$FillIn.CI8];-1)" office:value-type="float" office:value="-1" calcext:value-type="float">
            <text:p>-1</text:p>
          </table:table-cell>
          <table:table-cell table:formula="of:=IF([$FillIn.CJ8]&lt;&gt;&quot;&quot;;[$FillIn.CJ8];-1)" office:value-type="float" office:value="-1" calcext:value-type="float">
            <text:p>-1</text:p>
          </table:table-cell>
          <table:table-cell table:formula="of:=IF([$FillIn.CK8]&lt;&gt;&quot;&quot;;[$FillIn.CK8];-1)" office:value-type="float" office:value="-1" calcext:value-type="float">
            <text:p>-1</text:p>
          </table:table-cell>
          <table:table-cell table:formula="of:=IF([$FillIn.CL8]&lt;&gt;&quot;&quot;;[$FillIn.CL8];-1)" office:value-type="float" office:value="-1" calcext:value-type="float">
            <text:p>-1</text:p>
          </table:table-cell>
          <table:table-cell table:formula="of:=IF([$FillIn.CM8]&lt;&gt;&quot;&quot;;[$FillIn.CM8];-1)" office:value-type="float" office:value="-1" calcext:value-type="float">
            <text:p>-1</text:p>
          </table:table-cell>
          <table:table-cell table:formula="of:=IF([$FillIn.CN8]&lt;&gt;&quot;&quot;;[$FillIn.CN8];-1)" office:value-type="float" office:value="-1" calcext:value-type="float">
            <text:p>-1</text:p>
          </table:table-cell>
          <table:table-cell table:formula="of:=IF([$FillIn.CO8]&lt;&gt;&quot;&quot;;[$FillIn.CO8];-1)" office:value-type="float" office:value="-1" calcext:value-type="float">
            <text:p>-1</text:p>
          </table:table-cell>
          <table:table-cell table:formula="of:=IF([$FillIn.CP8]&lt;&gt;&quot;&quot;;[$FillIn.CP8];-1)" office:value-type="float" office:value="-1" calcext:value-type="float">
            <text:p>-1</text:p>
          </table:table-cell>
          <table:table-cell table:formula="of:=IF([$FillIn.CQ8]&lt;&gt;&quot;&quot;;[$FillIn.CQ8];-1)" office:value-type="float" office:value="-1" calcext:value-type="float">
            <text:p>-1</text:p>
          </table:table-cell>
          <table:table-cell table:formula="of:=IF([$FillIn.CR8]&lt;&gt;&quot;&quot;;[$FillIn.CR8];-1)" office:value-type="float" office:value="-1" calcext:value-type="float">
            <text:p>-1</text:p>
          </table:table-cell>
          <table:table-cell table:formula="of:=IF([$FillIn.CS8]&lt;&gt;&quot;&quot;;[$FillIn.CS8];-1)" office:value-type="float" office:value="-1" calcext:value-type="float">
            <text:p>-1</text:p>
          </table:table-cell>
          <table:table-cell table:formula="of:=IF([$FillIn.CT8]&lt;&gt;&quot;&quot;;[$FillIn.CT8];-1)" office:value-type="float" office:value="-1" calcext:value-type="float">
            <text:p>-1</text:p>
          </table:table-cell>
          <table:table-cell table:formula="of:=IF([$FillIn.CU8]&lt;&gt;&quot;&quot;;[$FillIn.CU8];-1)" office:value-type="float" office:value="-1" calcext:value-type="float">
            <text:p>-1</text:p>
          </table:table-cell>
          <table:table-cell table:formula="of:=IF([$FillIn.CV8]&lt;&gt;&quot;&quot;;[$FillIn.CV8];-1)" office:value-type="float" office:value="-1" calcext:value-type="float">
            <text:p>-1</text:p>
          </table:table-cell>
          <table:table-cell table:formula="of:=IF([$FillIn.CW8]&lt;&gt;&quot;&quot;;[$FillIn.CW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2" calcext:value-type="float">
            <text:p>42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-1" calcext:value-type="float">
            <text:p>-1</text:p>
          </table:table-cell>
          <table:table-cell table:formula="of:=IF([$FillIn.I9]&lt;&gt;&quot;&quot;;[$FillIn.I9];-1)" office:value-type="float" office:value="-1" calcext:value-type="float">
            <text:p>-1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-1" calcext:value-type="float">
            <text:p>-1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289" calcext:value-type="float">
            <text:p>289</text:p>
          </table:table-cell>
          <table:table-cell table:formula="of:=IF([$FillIn.X9]&lt;&gt;&quot;&quot;;[$FillIn.X9];-1)" office:value-type="float" office:value="-1" calcext:value-type="float">
            <text:p>-1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296" calcext:value-type="float">
            <text:p>296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-1" calcext:value-type="float">
            <text:p>-1</text:p>
          </table:table-cell>
          <table:table-cell table:formula="of:=IF([$FillIn.AK9]&lt;&gt;&quot;&quot;;[$FillIn.AK9];-1)" office:value-type="float" office:value="-1" calcext:value-type="float">
            <text:p>-1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-1" calcext:value-type="float">
            <text:p>-1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-1" calcext:value-type="float">
            <text:p>-1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-1" calcext:value-type="float">
            <text:p>-1</text:p>
          </table:table-cell>
          <table:table-cell table:formula="of:=IF([$FillIn.AW9]&lt;&gt;&quot;&quot;;[$FillIn.AW9];-1)" office:value-type="float" office:value="321" calcext:value-type="float">
            <text:p>321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342" calcext:value-type="float">
            <text:p>342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formula="of:=IF([$FillIn.CI9]&lt;&gt;&quot;&quot;;[$FillIn.CI9];-1)" office:value-type="float" office:value="-1" calcext:value-type="float">
            <text:p>-1</text:p>
          </table:table-cell>
          <table:table-cell table:formula="of:=IF([$FillIn.CJ9]&lt;&gt;&quot;&quot;;[$FillIn.CJ9];-1)" office:value-type="float" office:value="-1" calcext:value-type="float">
            <text:p>-1</text:p>
          </table:table-cell>
          <table:table-cell table:formula="of:=IF([$FillIn.CK9]&lt;&gt;&quot;&quot;;[$FillIn.CK9];-1)" office:value-type="float" office:value="-1" calcext:value-type="float">
            <text:p>-1</text:p>
          </table:table-cell>
          <table:table-cell table:formula="of:=IF([$FillIn.CL9]&lt;&gt;&quot;&quot;;[$FillIn.CL9];-1)" office:value-type="float" office:value="-1" calcext:value-type="float">
            <text:p>-1</text:p>
          </table:table-cell>
          <table:table-cell table:formula="of:=IF([$FillIn.CM9]&lt;&gt;&quot;&quot;;[$FillIn.CM9];-1)" office:value-type="float" office:value="-1" calcext:value-type="float">
            <text:p>-1</text:p>
          </table:table-cell>
          <table:table-cell table:formula="of:=IF([$FillIn.CN9]&lt;&gt;&quot;&quot;;[$FillIn.CN9];-1)" office:value-type="float" office:value="-1" calcext:value-type="float">
            <text:p>-1</text:p>
          </table:table-cell>
          <table:table-cell table:formula="of:=IF([$FillIn.CO9]&lt;&gt;&quot;&quot;;[$FillIn.CO9];-1)" office:value-type="float" office:value="-1" calcext:value-type="float">
            <text:p>-1</text:p>
          </table:table-cell>
          <table:table-cell table:formula="of:=IF([$FillIn.CP9]&lt;&gt;&quot;&quot;;[$FillIn.CP9];-1)" office:value-type="float" office:value="-1" calcext:value-type="float">
            <text:p>-1</text:p>
          </table:table-cell>
          <table:table-cell table:formula="of:=IF([$FillIn.CQ9]&lt;&gt;&quot;&quot;;[$FillIn.CQ9];-1)" office:value-type="float" office:value="-1" calcext:value-type="float">
            <text:p>-1</text:p>
          </table:table-cell>
          <table:table-cell table:formula="of:=IF([$FillIn.CR9]&lt;&gt;&quot;&quot;;[$FillIn.CR9];-1)" office:value-type="float" office:value="-1" calcext:value-type="float">
            <text:p>-1</text:p>
          </table:table-cell>
          <table:table-cell table:formula="of:=IF([$FillIn.CS9]&lt;&gt;&quot;&quot;;[$FillIn.CS9];-1)" office:value-type="float" office:value="-1" calcext:value-type="float">
            <text:p>-1</text:p>
          </table:table-cell>
          <table:table-cell table:formula="of:=IF([$FillIn.CT9]&lt;&gt;&quot;&quot;;[$FillIn.CT9];-1)" office:value-type="float" office:value="-1" calcext:value-type="float">
            <text:p>-1</text:p>
          </table:table-cell>
          <table:table-cell table:formula="of:=IF([$FillIn.CU9]&lt;&gt;&quot;&quot;;[$FillIn.CU9];-1)" office:value-type="float" office:value="-1" calcext:value-type="float">
            <text:p>-1</text:p>
          </table:table-cell>
          <table:table-cell table:formula="of:=IF([$FillIn.CV9]&lt;&gt;&quot;&quot;;[$FillIn.CV9];-1)" office:value-type="float" office:value="-1" calcext:value-type="float">
            <text:p>-1</text:p>
          </table:table-cell>
          <table:table-cell table:formula="of:=IF([$FillIn.CW9]&lt;&gt;&quot;&quot;;[$FillIn.CW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41" calcext:value-type="float">
            <text:p>41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-1" calcext:value-type="float">
            <text:p>-1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-1" calcext:value-type="float">
            <text:p>-1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288" calcext:value-type="float">
            <text:p>288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297" calcext:value-type="float">
            <text:p>297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-1" calcext:value-type="float">
            <text:p>-1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210" calcext:value-type="float">
            <text:p>210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351" calcext:value-type="float">
            <text:p>351</text:p>
          </table:table-cell>
          <table:table-cell table:formula="of:=IF([$FillIn.BD10]&lt;&gt;&quot;&quot;;[$FillIn.BD10];-1)" office:value-type="float" office:value="350" calcext:value-type="float">
            <text:p>350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348" calcext:value-type="float">
            <text:p>348</text:p>
          </table:table-cell>
          <table:table-cell table:formula="of:=IF([$FillIn.BG10]&lt;&gt;&quot;&quot;;[$FillIn.BG10];-1)" office:value-type="float" office:value="347" calcext:value-type="float">
            <text:p>347</text:p>
          </table:table-cell>
          <table:table-cell table:formula="of:=IF([$FillIn.BH10]&lt;&gt;&quot;&quot;;[$FillIn.BH10];-1)" office:value-type="float" office:value="346" calcext:value-type="float">
            <text:p>346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343" calcext:value-type="float">
            <text:p>343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formula="of:=IF([$FillIn.CI10]&lt;&gt;&quot;&quot;;[$FillIn.CI10];-1)" office:value-type="float" office:value="-1" calcext:value-type="float">
            <text:p>-1</text:p>
          </table:table-cell>
          <table:table-cell table:formula="of:=IF([$FillIn.CJ10]&lt;&gt;&quot;&quot;;[$FillIn.CJ10];-1)" office:value-type="float" office:value="-1" calcext:value-type="float">
            <text:p>-1</text:p>
          </table:table-cell>
          <table:table-cell table:formula="of:=IF([$FillIn.CK10]&lt;&gt;&quot;&quot;;[$FillIn.CK10];-1)" office:value-type="float" office:value="-1" calcext:value-type="float">
            <text:p>-1</text:p>
          </table:table-cell>
          <table:table-cell table:formula="of:=IF([$FillIn.CL10]&lt;&gt;&quot;&quot;;[$FillIn.CL10];-1)" office:value-type="float" office:value="-1" calcext:value-type="float">
            <text:p>-1</text:p>
          </table:table-cell>
          <table:table-cell table:formula="of:=IF([$FillIn.CM10]&lt;&gt;&quot;&quot;;[$FillIn.CM10];-1)" office:value-type="float" office:value="-1" calcext:value-type="float">
            <text:p>-1</text:p>
          </table:table-cell>
          <table:table-cell table:formula="of:=IF([$FillIn.CN10]&lt;&gt;&quot;&quot;;[$FillIn.CN10];-1)" office:value-type="float" office:value="-1" calcext:value-type="float">
            <text:p>-1</text:p>
          </table:table-cell>
          <table:table-cell table:formula="of:=IF([$FillIn.CO10]&lt;&gt;&quot;&quot;;[$FillIn.CO10];-1)" office:value-type="float" office:value="-1" calcext:value-type="float">
            <text:p>-1</text:p>
          </table:table-cell>
          <table:table-cell table:formula="of:=IF([$FillIn.CP10]&lt;&gt;&quot;&quot;;[$FillIn.CP10];-1)" office:value-type="float" office:value="-1" calcext:value-type="float">
            <text:p>-1</text:p>
          </table:table-cell>
          <table:table-cell table:formula="of:=IF([$FillIn.CQ10]&lt;&gt;&quot;&quot;;[$FillIn.CQ10];-1)" office:value-type="float" office:value="-1" calcext:value-type="float">
            <text:p>-1</text:p>
          </table:table-cell>
          <table:table-cell table:formula="of:=IF([$FillIn.CR10]&lt;&gt;&quot;&quot;;[$FillIn.CR10];-1)" office:value-type="float" office:value="-1" calcext:value-type="float">
            <text:p>-1</text:p>
          </table:table-cell>
          <table:table-cell table:formula="of:=IF([$FillIn.CS10]&lt;&gt;&quot;&quot;;[$FillIn.CS10];-1)" office:value-type="float" office:value="-1" calcext:value-type="float">
            <text:p>-1</text:p>
          </table:table-cell>
          <table:table-cell table:formula="of:=IF([$FillIn.CT10]&lt;&gt;&quot;&quot;;[$FillIn.CT10];-1)" office:value-type="float" office:value="-1" calcext:value-type="float">
            <text:p>-1</text:p>
          </table:table-cell>
          <table:table-cell table:formula="of:=IF([$FillIn.CU10]&lt;&gt;&quot;&quot;;[$FillIn.CU10];-1)" office:value-type="float" office:value="-1" calcext:value-type="float">
            <text:p>-1</text:p>
          </table:table-cell>
          <table:table-cell table:formula="of:=IF([$FillIn.CV10]&lt;&gt;&quot;&quot;;[$FillIn.CV10];-1)" office:value-type="float" office:value="-1" calcext:value-type="float">
            <text:p>-1</text:p>
          </table:table-cell>
          <table:table-cell table:formula="of:=IF([$FillIn.CW10]&lt;&gt;&quot;&quot;;[$FillIn.CW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40" calcext:value-type="float">
            <text:p>40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-1" calcext:value-type="float">
            <text:p>-1</text:p>
          </table:table-cell>
          <table:table-cell table:formula="of:=IF([$FillIn.I11]&lt;&gt;&quot;&quot;;[$FillIn.I11];-1)" office:value-type="float" office:value="-1" calcext:value-type="float">
            <text:p>-1</text:p>
          </table:table-cell>
          <table:table-cell table:formula="of:=IF([$FillIn.J11]&lt;&gt;&quot;&quot;;[$FillIn.J11];-1)" office:value-type="float" office:value="-1" calcext:value-type="float">
            <text:p>-1</text:p>
          </table:table-cell>
          <table:table-cell table:formula="of:=IF([$FillIn.K11]&lt;&gt;&quot;&quot;;[$FillIn.K11];-1)" office:value-type="float" office:value="-1" calcext:value-type="float">
            <text:p>-1</text:p>
          </table:table-cell>
          <table:table-cell table:formula="of:=IF([$FillIn.L11]&lt;&gt;&quot;&quot;;[$FillIn.L11];-1)" office:value-type="float" office:value="-1" calcext:value-type="float">
            <text:p>-1</text:p>
          </table:table-cell>
          <table:table-cell table:formula="of:=IF([$FillIn.M11]&lt;&gt;&quot;&quot;;[$FillIn.M11];-1)" office:value-type="float" office:value="-1" calcext:value-type="float">
            <text:p>-1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-1" calcext:value-type="float">
            <text:p>-1</text:p>
          </table:table-cell>
          <table:table-cell table:formula="of:=IF([$FillIn.T11]&lt;&gt;&quot;&quot;;[$FillIn.T11];-1)" office:value-type="float" office:value="286" calcext:value-type="float">
            <text:p>286</text:p>
          </table:table-cell>
          <table:table-cell table:formula="of:=IF([$FillIn.U11]&lt;&gt;&quot;&quot;;[$FillIn.U11];-1)" office:value-type="float" office:value="287" calcext:value-type="float">
            <text:p>287</text:p>
          </table:table-cell>
          <table:table-cell table:formula="of:=IF([$FillIn.V11]&lt;&gt;&quot;&quot;;[$FillIn.V11];-1)" office:value-type="float" office:value="-1" calcext:value-type="float">
            <text:p>-1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-1" calcext:value-type="float">
            <text:p>-1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-1" calcext:value-type="float">
            <text:p>-1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298" calcext:value-type="float">
            <text:p>298</text:p>
          </table:table-cell>
          <table:table-cell table:formula="of:=IF([$FillIn.AC11]&lt;&gt;&quot;&quot;;[$FillIn.AC11];-1)" office:value-type="float" office:value="-1" calcext:value-type="float">
            <text:p>-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-1" calcext:value-type="float">
            <text:p>-1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-1" calcext:value-type="float">
            <text:p>-1</text:p>
          </table:table-cell>
          <table:table-cell table:formula="of:=IF([$FillIn.AI11]&lt;&gt;&quot;&quot;;[$FillIn.AI11];-1)" office:value-type="float" office:value="306" calcext:value-type="float">
            <text:p>306</text:p>
          </table:table-cell>
          <table:table-cell table:formula="of:=IF([$FillIn.AJ11]&lt;&gt;&quot;&quot;;[$FillIn.AJ11];-1)" office:value-type="float" office:value="307" calcext:value-type="float">
            <text:p>30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-1" calcext:value-type="float">
            <text:p>-1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219" calcext:value-type="float">
            <text:p>219</text:p>
          </table:table-cell>
          <table:table-cell table:formula="of:=IF([$FillIn.AW11]&lt;&gt;&quot;&quot;;[$FillIn.AW11];-1)" office:value-type="float" office:value="318" calcext:value-type="float">
            <text:p>318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352" calcext:value-type="float">
            <text:p>352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349" calcext:value-type="float">
            <text:p>349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345" calcext:value-type="float">
            <text:p>345</text:p>
          </table:table-cell>
          <table:table-cell table:formula="of:=IF([$FillIn.BI11]&lt;&gt;&quot;&quot;;[$FillIn.BI11];-1)" office:value-type="float" office:value="344" calcext:value-type="float">
            <text:p>344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formula="of:=IF([$FillIn.CI11]&lt;&gt;&quot;&quot;;[$FillIn.CI11];-1)" office:value-type="float" office:value="-1" calcext:value-type="float">
            <text:p>-1</text:p>
          </table:table-cell>
          <table:table-cell table:formula="of:=IF([$FillIn.CJ11]&lt;&gt;&quot;&quot;;[$FillIn.CJ11];-1)" office:value-type="float" office:value="-1" calcext:value-type="float">
            <text:p>-1</text:p>
          </table:table-cell>
          <table:table-cell table:formula="of:=IF([$FillIn.CK11]&lt;&gt;&quot;&quot;;[$FillIn.CK11];-1)" office:value-type="float" office:value="-1" calcext:value-type="float">
            <text:p>-1</text:p>
          </table:table-cell>
          <table:table-cell table:formula="of:=IF([$FillIn.CL11]&lt;&gt;&quot;&quot;;[$FillIn.CL11];-1)" office:value-type="float" office:value="-1" calcext:value-type="float">
            <text:p>-1</text:p>
          </table:table-cell>
          <table:table-cell table:formula="of:=IF([$FillIn.CM11]&lt;&gt;&quot;&quot;;[$FillIn.CM11];-1)" office:value-type="float" office:value="-1" calcext:value-type="float">
            <text:p>-1</text:p>
          </table:table-cell>
          <table:table-cell table:formula="of:=IF([$FillIn.CN11]&lt;&gt;&quot;&quot;;[$FillIn.CN11];-1)" office:value-type="float" office:value="-1" calcext:value-type="float">
            <text:p>-1</text:p>
          </table:table-cell>
          <table:table-cell table:formula="of:=IF([$FillIn.CO11]&lt;&gt;&quot;&quot;;[$FillIn.CO11];-1)" office:value-type="float" office:value="-1" calcext:value-type="float">
            <text:p>-1</text:p>
          </table:table-cell>
          <table:table-cell table:formula="of:=IF([$FillIn.CP11]&lt;&gt;&quot;&quot;;[$FillIn.CP11];-1)" office:value-type="float" office:value="-1" calcext:value-type="float">
            <text:p>-1</text:p>
          </table:table-cell>
          <table:table-cell table:formula="of:=IF([$FillIn.CQ11]&lt;&gt;&quot;&quot;;[$FillIn.CQ11];-1)" office:value-type="float" office:value="-1" calcext:value-type="float">
            <text:p>-1</text:p>
          </table:table-cell>
          <table:table-cell table:formula="of:=IF([$FillIn.CR11]&lt;&gt;&quot;&quot;;[$FillIn.CR11];-1)" office:value-type="float" office:value="-1" calcext:value-type="float">
            <text:p>-1</text:p>
          </table:table-cell>
          <table:table-cell table:formula="of:=IF([$FillIn.CS11]&lt;&gt;&quot;&quot;;[$FillIn.CS11];-1)" office:value-type="float" office:value="-1" calcext:value-type="float">
            <text:p>-1</text:p>
          </table:table-cell>
          <table:table-cell table:formula="of:=IF([$FillIn.CT11]&lt;&gt;&quot;&quot;;[$FillIn.CT11];-1)" office:value-type="float" office:value="-1" calcext:value-type="float">
            <text:p>-1</text:p>
          </table:table-cell>
          <table:table-cell table:formula="of:=IF([$FillIn.CU11]&lt;&gt;&quot;&quot;;[$FillIn.CU11];-1)" office:value-type="float" office:value="-1" calcext:value-type="float">
            <text:p>-1</text:p>
          </table:table-cell>
          <table:table-cell table:formula="of:=IF([$FillIn.CV11]&lt;&gt;&quot;&quot;;[$FillIn.CV11];-1)" office:value-type="float" office:value="-1" calcext:value-type="float">
            <text:p>-1</text:p>
          </table:table-cell>
          <table:table-cell table:formula="of:=IF([$FillIn.CW11]&lt;&gt;&quot;&quot;;[$FillIn.CW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9" calcext:value-type="float">
            <text:p>39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-1" calcext:value-type="float">
            <text:p>-1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-1" calcext:value-type="float">
            <text:p>-1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285" calcext:value-type="float">
            <text:p>285</text:p>
          </table:table-cell>
          <table:table-cell table:formula="of:=IF([$FillIn.U12]&lt;&gt;&quot;&quot;;[$FillIn.U12];-1)" office:value-type="float" office:value="-1" calcext:value-type="float">
            <text:p>-1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-1" calcext:value-type="float">
            <text:p>-1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299" calcext:value-type="float">
            <text:p>299</text:p>
          </table:table-cell>
          <table:table-cell table:formula="of:=IF([$FillIn.AD12]&lt;&gt;&quot;&quot;;[$FillIn.AD12];-1)" office:value-type="float" office:value="-1" calcext:value-type="float">
            <text:p>-1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-1" calcext:value-type="float">
            <text:p>-1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305" calcext:value-type="float">
            <text:p>305</text:p>
          </table:table-cell>
          <table:table-cell table:formula="of:=IF([$FillIn.AI12]&lt;&gt;&quot;&quot;;[$FillIn.AI12];-1)" office:value-type="float" office:value="-1" calcext:value-type="float">
            <text:p>-1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-1" calcext:value-type="float">
            <text:p>-1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353" calcext:value-type="float">
            <text:p>353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formula="of:=IF([$FillIn.CI12]&lt;&gt;&quot;&quot;;[$FillIn.CI12];-1)" office:value-type="float" office:value="-1" calcext:value-type="float">
            <text:p>-1</text:p>
          </table:table-cell>
          <table:table-cell table:formula="of:=IF([$FillIn.CJ12]&lt;&gt;&quot;&quot;;[$FillIn.CJ12];-1)" office:value-type="float" office:value="-1" calcext:value-type="float">
            <text:p>-1</text:p>
          </table:table-cell>
          <table:table-cell table:formula="of:=IF([$FillIn.CK12]&lt;&gt;&quot;&quot;;[$FillIn.CK12];-1)" office:value-type="float" office:value="-1" calcext:value-type="float">
            <text:p>-1</text:p>
          </table:table-cell>
          <table:table-cell table:formula="of:=IF([$FillIn.CL12]&lt;&gt;&quot;&quot;;[$FillIn.CL12];-1)" office:value-type="float" office:value="-1" calcext:value-type="float">
            <text:p>-1</text:p>
          </table:table-cell>
          <table:table-cell table:formula="of:=IF([$FillIn.CM12]&lt;&gt;&quot;&quot;;[$FillIn.CM12];-1)" office:value-type="float" office:value="-1" calcext:value-type="float">
            <text:p>-1</text:p>
          </table:table-cell>
          <table:table-cell table:formula="of:=IF([$FillIn.CN12]&lt;&gt;&quot;&quot;;[$FillIn.CN12];-1)" office:value-type="float" office:value="-1" calcext:value-type="float">
            <text:p>-1</text:p>
          </table:table-cell>
          <table:table-cell table:formula="of:=IF([$FillIn.CO12]&lt;&gt;&quot;&quot;;[$FillIn.CO12];-1)" office:value-type="float" office:value="-1" calcext:value-type="float">
            <text:p>-1</text:p>
          </table:table-cell>
          <table:table-cell table:formula="of:=IF([$FillIn.CP12]&lt;&gt;&quot;&quot;;[$FillIn.CP12];-1)" office:value-type="float" office:value="-1" calcext:value-type="float">
            <text:p>-1</text:p>
          </table:table-cell>
          <table:table-cell table:formula="of:=IF([$FillIn.CQ12]&lt;&gt;&quot;&quot;;[$FillIn.CQ12];-1)" office:value-type="float" office:value="-1" calcext:value-type="float">
            <text:p>-1</text:p>
          </table:table-cell>
          <table:table-cell table:formula="of:=IF([$FillIn.CR12]&lt;&gt;&quot;&quot;;[$FillIn.CR12];-1)" office:value-type="float" office:value="-1" calcext:value-type="float">
            <text:p>-1</text:p>
          </table:table-cell>
          <table:table-cell table:formula="of:=IF([$FillIn.CS12]&lt;&gt;&quot;&quot;;[$FillIn.CS12];-1)" office:value-type="float" office:value="-1" calcext:value-type="float">
            <text:p>-1</text:p>
          </table:table-cell>
          <table:table-cell table:formula="of:=IF([$FillIn.CT12]&lt;&gt;&quot;&quot;;[$FillIn.CT12];-1)" office:value-type="float" office:value="-1" calcext:value-type="float">
            <text:p>-1</text:p>
          </table:table-cell>
          <table:table-cell table:formula="of:=IF([$FillIn.CU12]&lt;&gt;&quot;&quot;;[$FillIn.CU12];-1)" office:value-type="float" office:value="-1" calcext:value-type="float">
            <text:p>-1</text:p>
          </table:table-cell>
          <table:table-cell table:formula="of:=IF([$FillIn.CV12]&lt;&gt;&quot;&quot;;[$FillIn.CV12];-1)" office:value-type="float" office:value="-1" calcext:value-type="float">
            <text:p>-1</text:p>
          </table:table-cell>
          <table:table-cell table:formula="of:=IF([$FillIn.CW12]&lt;&gt;&quot;&quot;;[$FillIn.CW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8" calcext:value-type="float">
            <text:p>38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-1" calcext:value-type="float">
            <text:p>-1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284" calcext:value-type="float">
            <text:p>284</text:p>
          </table:table-cell>
          <table:table-cell table:formula="of:=IF([$FillIn.U13]&lt;&gt;&quot;&quot;;[$FillIn.U13];-1)" office:value-type="float" office:value="283" calcext:value-type="float">
            <text:p>283</text:p>
          </table:table-cell>
          <table:table-cell table:formula="of:=IF([$FillIn.V13]&lt;&gt;&quot;&quot;;[$FillIn.V13];-1)" office:value-type="float" office:value="282" calcext:value-type="float">
            <text:p>282</text:p>
          </table:table-cell>
          <table:table-cell table:formula="of:=IF([$FillIn.W13]&lt;&gt;&quot;&quot;;[$FillIn.W13];-1)" office:value-type="float" office:value="281" calcext:value-type="float">
            <text:p>281</text:p>
          </table:table-cell>
          <table:table-cell table:formula="of:=IF([$FillIn.X13]&lt;&gt;&quot;&quot;;[$FillIn.X13];-1)" office:value-type="float" office:value="280" calcext:value-type="float">
            <text:p>280</text:p>
          </table:table-cell>
          <table:table-cell table:formula="of:=IF([$FillIn.Y13]&lt;&gt;&quot;&quot;;[$FillIn.Y13];-1)" office:value-type="float" office:value="279" calcext:value-type="float">
            <text:p>279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301" calcext:value-type="float">
            <text:p>301</text:p>
          </table:table-cell>
          <table:table-cell table:formula="of:=IF([$FillIn.AF13]&lt;&gt;&quot;&quot;;[$FillIn.AF13];-1)" office:value-type="float" office:value="302" calcext:value-type="float">
            <text:p>302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304" calcext:value-type="float">
            <text:p>304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308" calcext:value-type="float">
            <text:p>308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309" calcext:value-type="float">
            <text:p>309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311" calcext:value-type="float">
            <text:p>31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313" calcext:value-type="float">
            <text:p>313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315" calcext:value-type="float">
            <text:p>315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317" calcext:value-type="float">
            <text:p>317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354" calcext:value-type="float">
            <text:p>354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formula="of:=IF([$FillIn.CI13]&lt;&gt;&quot;&quot;;[$FillIn.CI13];-1)" office:value-type="float" office:value="-1" calcext:value-type="float">
            <text:p>-1</text:p>
          </table:table-cell>
          <table:table-cell table:formula="of:=IF([$FillIn.CJ13]&lt;&gt;&quot;&quot;;[$FillIn.CJ13];-1)" office:value-type="float" office:value="-1" calcext:value-type="float">
            <text:p>-1</text:p>
          </table:table-cell>
          <table:table-cell table:formula="of:=IF([$FillIn.CK13]&lt;&gt;&quot;&quot;;[$FillIn.CK13];-1)" office:value-type="float" office:value="-1" calcext:value-type="float">
            <text:p>-1</text:p>
          </table:table-cell>
          <table:table-cell table:formula="of:=IF([$FillIn.CL13]&lt;&gt;&quot;&quot;;[$FillIn.CL13];-1)" office:value-type="float" office:value="-1" calcext:value-type="float">
            <text:p>-1</text:p>
          </table:table-cell>
          <table:table-cell table:formula="of:=IF([$FillIn.CM13]&lt;&gt;&quot;&quot;;[$FillIn.CM13];-1)" office:value-type="float" office:value="-1" calcext:value-type="float">
            <text:p>-1</text:p>
          </table:table-cell>
          <table:table-cell table:formula="of:=IF([$FillIn.CN13]&lt;&gt;&quot;&quot;;[$FillIn.CN13];-1)" office:value-type="float" office:value="-1" calcext:value-type="float">
            <text:p>-1</text:p>
          </table:table-cell>
          <table:table-cell table:formula="of:=IF([$FillIn.CO13]&lt;&gt;&quot;&quot;;[$FillIn.CO13];-1)" office:value-type="float" office:value="-1" calcext:value-type="float">
            <text:p>-1</text:p>
          </table:table-cell>
          <table:table-cell table:formula="of:=IF([$FillIn.CP13]&lt;&gt;&quot;&quot;;[$FillIn.CP13];-1)" office:value-type="float" office:value="-1" calcext:value-type="float">
            <text:p>-1</text:p>
          </table:table-cell>
          <table:table-cell table:formula="of:=IF([$FillIn.CQ13]&lt;&gt;&quot;&quot;;[$FillIn.CQ13];-1)" office:value-type="float" office:value="-1" calcext:value-type="float">
            <text:p>-1</text:p>
          </table:table-cell>
          <table:table-cell table:formula="of:=IF([$FillIn.CR13]&lt;&gt;&quot;&quot;;[$FillIn.CR13];-1)" office:value-type="float" office:value="-1" calcext:value-type="float">
            <text:p>-1</text:p>
          </table:table-cell>
          <table:table-cell table:formula="of:=IF([$FillIn.CS13]&lt;&gt;&quot;&quot;;[$FillIn.CS13];-1)" office:value-type="float" office:value="-1" calcext:value-type="float">
            <text:p>-1</text:p>
          </table:table-cell>
          <table:table-cell table:formula="of:=IF([$FillIn.CT13]&lt;&gt;&quot;&quot;;[$FillIn.CT13];-1)" office:value-type="float" office:value="-1" calcext:value-type="float">
            <text:p>-1</text:p>
          </table:table-cell>
          <table:table-cell table:formula="of:=IF([$FillIn.CU13]&lt;&gt;&quot;&quot;;[$FillIn.CU13];-1)" office:value-type="float" office:value="-1" calcext:value-type="float">
            <text:p>-1</text:p>
          </table:table-cell>
          <table:table-cell table:formula="of:=IF([$FillIn.CV13]&lt;&gt;&quot;&quot;;[$FillIn.CV13];-1)" office:value-type="float" office:value="-1" calcext:value-type="float">
            <text:p>-1</text:p>
          </table:table-cell>
          <table:table-cell table:formula="of:=IF([$FillIn.CW13]&lt;&gt;&quot;&quot;;[$FillIn.CW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7" calcext:value-type="float">
            <text:p>37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-1" calcext:value-type="float">
            <text:p>-1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278" calcext:value-type="float">
            <text:p>278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300" calcext:value-type="float">
            <text:p>300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303" calcext:value-type="float">
            <text:p>303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-1" calcext:value-type="float">
            <text:p>-1</text:p>
          </table:table-cell>
          <table:table-cell table:formula="of:=IF([$FillIn.AM14]&lt;&gt;&quot;&quot;;[$FillIn.AM14];-1)" office:value-type="float" office:value="310" calcext:value-type="float">
            <text:p>310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312" calcext:value-type="float">
            <text:p>312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314" calcext:value-type="float">
            <text:p>314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316" calcext:value-type="float">
            <text:p>316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355" calcext:value-type="float">
            <text:p>355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formula="of:=IF([$FillIn.CI14]&lt;&gt;&quot;&quot;;[$FillIn.CI14];-1)" office:value-type="float" office:value="-1" calcext:value-type="float">
            <text:p>-1</text:p>
          </table:table-cell>
          <table:table-cell table:formula="of:=IF([$FillIn.CJ14]&lt;&gt;&quot;&quot;;[$FillIn.CJ14];-1)" office:value-type="float" office:value="-1" calcext:value-type="float">
            <text:p>-1</text:p>
          </table:table-cell>
          <table:table-cell table:formula="of:=IF([$FillIn.CK14]&lt;&gt;&quot;&quot;;[$FillIn.CK14];-1)" office:value-type="float" office:value="-1" calcext:value-type="float">
            <text:p>-1</text:p>
          </table:table-cell>
          <table:table-cell table:formula="of:=IF([$FillIn.CL14]&lt;&gt;&quot;&quot;;[$FillIn.CL14];-1)" office:value-type="float" office:value="-1" calcext:value-type="float">
            <text:p>-1</text:p>
          </table:table-cell>
          <table:table-cell table:formula="of:=IF([$FillIn.CM14]&lt;&gt;&quot;&quot;;[$FillIn.CM14];-1)" office:value-type="float" office:value="-1" calcext:value-type="float">
            <text:p>-1</text:p>
          </table:table-cell>
          <table:table-cell table:formula="of:=IF([$FillIn.CN14]&lt;&gt;&quot;&quot;;[$FillIn.CN14];-1)" office:value-type="float" office:value="-1" calcext:value-type="float">
            <text:p>-1</text:p>
          </table:table-cell>
          <table:table-cell table:formula="of:=IF([$FillIn.CO14]&lt;&gt;&quot;&quot;;[$FillIn.CO14];-1)" office:value-type="float" office:value="-1" calcext:value-type="float">
            <text:p>-1</text:p>
          </table:table-cell>
          <table:table-cell table:formula="of:=IF([$FillIn.CP14]&lt;&gt;&quot;&quot;;[$FillIn.CP14];-1)" office:value-type="float" office:value="-1" calcext:value-type="float">
            <text:p>-1</text:p>
          </table:table-cell>
          <table:table-cell table:formula="of:=IF([$FillIn.CQ14]&lt;&gt;&quot;&quot;;[$FillIn.CQ14];-1)" office:value-type="float" office:value="-1" calcext:value-type="float">
            <text:p>-1</text:p>
          </table:table-cell>
          <table:table-cell table:formula="of:=IF([$FillIn.CR14]&lt;&gt;&quot;&quot;;[$FillIn.CR14];-1)" office:value-type="float" office:value="-1" calcext:value-type="float">
            <text:p>-1</text:p>
          </table:table-cell>
          <table:table-cell table:formula="of:=IF([$FillIn.CS14]&lt;&gt;&quot;&quot;;[$FillIn.CS14];-1)" office:value-type="float" office:value="-1" calcext:value-type="float">
            <text:p>-1</text:p>
          </table:table-cell>
          <table:table-cell table:formula="of:=IF([$FillIn.CT14]&lt;&gt;&quot;&quot;;[$FillIn.CT14];-1)" office:value-type="float" office:value="-1" calcext:value-type="float">
            <text:p>-1</text:p>
          </table:table-cell>
          <table:table-cell table:formula="of:=IF([$FillIn.CU14]&lt;&gt;&quot;&quot;;[$FillIn.CU14];-1)" office:value-type="float" office:value="-1" calcext:value-type="float">
            <text:p>-1</text:p>
          </table:table-cell>
          <table:table-cell table:formula="of:=IF([$FillIn.CV14]&lt;&gt;&quot;&quot;;[$FillIn.CV14];-1)" office:value-type="float" office:value="-1" calcext:value-type="float">
            <text:p>-1</text:p>
          </table:table-cell>
          <table:table-cell table:formula="of:=IF([$FillIn.CW14]&lt;&gt;&quot;&quot;;[$FillIn.CW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6" calcext:value-type="float">
            <text:p>36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-1" calcext:value-type="float">
            <text:p>-1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-1" calcext:value-type="float">
            <text:p>-1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277" calcext:value-type="float">
            <text:p>277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-1" calcext:value-type="float">
            <text:p>-1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formula="of:=IF([$FillIn.CI15]&lt;&gt;&quot;&quot;;[$FillIn.CI15];-1)" office:value-type="float" office:value="-1" calcext:value-type="float">
            <text:p>-1</text:p>
          </table:table-cell>
          <table:table-cell table:formula="of:=IF([$FillIn.CJ15]&lt;&gt;&quot;&quot;;[$FillIn.CJ15];-1)" office:value-type="float" office:value="-1" calcext:value-type="float">
            <text:p>-1</text:p>
          </table:table-cell>
          <table:table-cell table:formula="of:=IF([$FillIn.CK15]&lt;&gt;&quot;&quot;;[$FillIn.CK15];-1)" office:value-type="float" office:value="-1" calcext:value-type="float">
            <text:p>-1</text:p>
          </table:table-cell>
          <table:table-cell table:formula="of:=IF([$FillIn.CL15]&lt;&gt;&quot;&quot;;[$FillIn.CL15];-1)" office:value-type="float" office:value="-1" calcext:value-type="float">
            <text:p>-1</text:p>
          </table:table-cell>
          <table:table-cell table:formula="of:=IF([$FillIn.CM15]&lt;&gt;&quot;&quot;;[$FillIn.CM15];-1)" office:value-type="float" office:value="-1" calcext:value-type="float">
            <text:p>-1</text:p>
          </table:table-cell>
          <table:table-cell table:formula="of:=IF([$FillIn.CN15]&lt;&gt;&quot;&quot;;[$FillIn.CN15];-1)" office:value-type="float" office:value="-1" calcext:value-type="float">
            <text:p>-1</text:p>
          </table:table-cell>
          <table:table-cell table:formula="of:=IF([$FillIn.CO15]&lt;&gt;&quot;&quot;;[$FillIn.CO15];-1)" office:value-type="float" office:value="-1" calcext:value-type="float">
            <text:p>-1</text:p>
          </table:table-cell>
          <table:table-cell table:formula="of:=IF([$FillIn.CP15]&lt;&gt;&quot;&quot;;[$FillIn.CP15];-1)" office:value-type="float" office:value="-1" calcext:value-type="float">
            <text:p>-1</text:p>
          </table:table-cell>
          <table:table-cell table:formula="of:=IF([$FillIn.CQ15]&lt;&gt;&quot;&quot;;[$FillIn.CQ15];-1)" office:value-type="float" office:value="-1" calcext:value-type="float">
            <text:p>-1</text:p>
          </table:table-cell>
          <table:table-cell table:formula="of:=IF([$FillIn.CR15]&lt;&gt;&quot;&quot;;[$FillIn.CR15];-1)" office:value-type="float" office:value="-1" calcext:value-type="float">
            <text:p>-1</text:p>
          </table:table-cell>
          <table:table-cell table:formula="of:=IF([$FillIn.CS15]&lt;&gt;&quot;&quot;;[$FillIn.CS15];-1)" office:value-type="float" office:value="-1" calcext:value-type="float">
            <text:p>-1</text:p>
          </table:table-cell>
          <table:table-cell table:formula="of:=IF([$FillIn.CT15]&lt;&gt;&quot;&quot;;[$FillIn.CT15];-1)" office:value-type="float" office:value="-1" calcext:value-type="float">
            <text:p>-1</text:p>
          </table:table-cell>
          <table:table-cell table:formula="of:=IF([$FillIn.CU15]&lt;&gt;&quot;&quot;;[$FillIn.CU15];-1)" office:value-type="float" office:value="-1" calcext:value-type="float">
            <text:p>-1</text:p>
          </table:table-cell>
          <table:table-cell table:formula="of:=IF([$FillIn.CV15]&lt;&gt;&quot;&quot;;[$FillIn.CV15];-1)" office:value-type="float" office:value="-1" calcext:value-type="float">
            <text:p>-1</text:p>
          </table:table-cell>
          <table:table-cell table:formula="of:=IF([$FillIn.CW15]&lt;&gt;&quot;&quot;;[$FillIn.CW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5" calcext:value-type="float">
            <text:p>35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-1" calcext:value-type="float">
            <text:p>-1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-1" calcext:value-type="float">
            <text:p>-1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-1" calcext:value-type="float">
            <text:p>-1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276" calcext:value-type="float">
            <text:p>276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-1" calcext:value-type="float">
            <text:p>-1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356" calcext:value-type="float">
            <text:p>356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formula="of:=IF([$FillIn.CI16]&lt;&gt;&quot;&quot;;[$FillIn.CI16];-1)" office:value-type="float" office:value="-1" calcext:value-type="float">
            <text:p>-1</text:p>
          </table:table-cell>
          <table:table-cell table:formula="of:=IF([$FillIn.CJ16]&lt;&gt;&quot;&quot;;[$FillIn.CJ16];-1)" office:value-type="float" office:value="-1" calcext:value-type="float">
            <text:p>-1</text:p>
          </table:table-cell>
          <table:table-cell table:formula="of:=IF([$FillIn.CK16]&lt;&gt;&quot;&quot;;[$FillIn.CK16];-1)" office:value-type="float" office:value="-1" calcext:value-type="float">
            <text:p>-1</text:p>
          </table:table-cell>
          <table:table-cell table:formula="of:=IF([$FillIn.CL16]&lt;&gt;&quot;&quot;;[$FillIn.CL16];-1)" office:value-type="float" office:value="-1" calcext:value-type="float">
            <text:p>-1</text:p>
          </table:table-cell>
          <table:table-cell table:formula="of:=IF([$FillIn.CM16]&lt;&gt;&quot;&quot;;[$FillIn.CM16];-1)" office:value-type="float" office:value="-1" calcext:value-type="float">
            <text:p>-1</text:p>
          </table:table-cell>
          <table:table-cell table:formula="of:=IF([$FillIn.CN16]&lt;&gt;&quot;&quot;;[$FillIn.CN16];-1)" office:value-type="float" office:value="-1" calcext:value-type="float">
            <text:p>-1</text:p>
          </table:table-cell>
          <table:table-cell table:formula="of:=IF([$FillIn.CO16]&lt;&gt;&quot;&quot;;[$FillIn.CO16];-1)" office:value-type="float" office:value="-1" calcext:value-type="float">
            <text:p>-1</text:p>
          </table:table-cell>
          <table:table-cell table:formula="of:=IF([$FillIn.CP16]&lt;&gt;&quot;&quot;;[$FillIn.CP16];-1)" office:value-type="float" office:value="-1" calcext:value-type="float">
            <text:p>-1</text:p>
          </table:table-cell>
          <table:table-cell table:formula="of:=IF([$FillIn.CQ16]&lt;&gt;&quot;&quot;;[$FillIn.CQ16];-1)" office:value-type="float" office:value="-1" calcext:value-type="float">
            <text:p>-1</text:p>
          </table:table-cell>
          <table:table-cell table:formula="of:=IF([$FillIn.CR16]&lt;&gt;&quot;&quot;;[$FillIn.CR16];-1)" office:value-type="float" office:value="-1" calcext:value-type="float">
            <text:p>-1</text:p>
          </table:table-cell>
          <table:table-cell table:formula="of:=IF([$FillIn.CS16]&lt;&gt;&quot;&quot;;[$FillIn.CS16];-1)" office:value-type="float" office:value="-1" calcext:value-type="float">
            <text:p>-1</text:p>
          </table:table-cell>
          <table:table-cell table:formula="of:=IF([$FillIn.CT16]&lt;&gt;&quot;&quot;;[$FillIn.CT16];-1)" office:value-type="float" office:value="-1" calcext:value-type="float">
            <text:p>-1</text:p>
          </table:table-cell>
          <table:table-cell table:formula="of:=IF([$FillIn.CU16]&lt;&gt;&quot;&quot;;[$FillIn.CU16];-1)" office:value-type="float" office:value="-1" calcext:value-type="float">
            <text:p>-1</text:p>
          </table:table-cell>
          <table:table-cell table:formula="of:=IF([$FillIn.CV16]&lt;&gt;&quot;&quot;;[$FillIn.CV16];-1)" office:value-type="float" office:value="-1" calcext:value-type="float">
            <text:p>-1</text:p>
          </table:table-cell>
          <table:table-cell table:formula="of:=IF([$FillIn.CW16]&lt;&gt;&quot;&quot;;[$FillIn.CW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4" calcext:value-type="float">
            <text:p>34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-1" calcext:value-type="float">
            <text:p>-1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267" calcext:value-type="float">
            <text:p>267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275" calcext:value-type="float">
            <text:p>275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357" calcext:value-type="float">
            <text:p>357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formula="of:=IF([$FillIn.CI17]&lt;&gt;&quot;&quot;;[$FillIn.CI17];-1)" office:value-type="float" office:value="-1" calcext:value-type="float">
            <text:p>-1</text:p>
          </table:table-cell>
          <table:table-cell table:formula="of:=IF([$FillIn.CJ17]&lt;&gt;&quot;&quot;;[$FillIn.CJ17];-1)" office:value-type="float" office:value="-1" calcext:value-type="float">
            <text:p>-1</text:p>
          </table:table-cell>
          <table:table-cell table:formula="of:=IF([$FillIn.CK17]&lt;&gt;&quot;&quot;;[$FillIn.CK17];-1)" office:value-type="float" office:value="-1" calcext:value-type="float">
            <text:p>-1</text:p>
          </table:table-cell>
          <table:table-cell table:formula="of:=IF([$FillIn.CL17]&lt;&gt;&quot;&quot;;[$FillIn.CL17];-1)" office:value-type="float" office:value="-1" calcext:value-type="float">
            <text:p>-1</text:p>
          </table:table-cell>
          <table:table-cell table:formula="of:=IF([$FillIn.CM17]&lt;&gt;&quot;&quot;;[$FillIn.CM17];-1)" office:value-type="float" office:value="-1" calcext:value-type="float">
            <text:p>-1</text:p>
          </table:table-cell>
          <table:table-cell table:formula="of:=IF([$FillIn.CN17]&lt;&gt;&quot;&quot;;[$FillIn.CN17];-1)" office:value-type="float" office:value="-1" calcext:value-type="float">
            <text:p>-1</text:p>
          </table:table-cell>
          <table:table-cell table:formula="of:=IF([$FillIn.CO17]&lt;&gt;&quot;&quot;;[$FillIn.CO17];-1)" office:value-type="float" office:value="-1" calcext:value-type="float">
            <text:p>-1</text:p>
          </table:table-cell>
          <table:table-cell table:formula="of:=IF([$FillIn.CP17]&lt;&gt;&quot;&quot;;[$FillIn.CP17];-1)" office:value-type="float" office:value="-1" calcext:value-type="float">
            <text:p>-1</text:p>
          </table:table-cell>
          <table:table-cell table:formula="of:=IF([$FillIn.CQ17]&lt;&gt;&quot;&quot;;[$FillIn.CQ17];-1)" office:value-type="float" office:value="-1" calcext:value-type="float">
            <text:p>-1</text:p>
          </table:table-cell>
          <table:table-cell table:formula="of:=IF([$FillIn.CR17]&lt;&gt;&quot;&quot;;[$FillIn.CR17];-1)" office:value-type="float" office:value="-1" calcext:value-type="float">
            <text:p>-1</text:p>
          </table:table-cell>
          <table:table-cell table:formula="of:=IF([$FillIn.CS17]&lt;&gt;&quot;&quot;;[$FillIn.CS17];-1)" office:value-type="float" office:value="-1" calcext:value-type="float">
            <text:p>-1</text:p>
          </table:table-cell>
          <table:table-cell table:formula="of:=IF([$FillIn.CT17]&lt;&gt;&quot;&quot;;[$FillIn.CT17];-1)" office:value-type="float" office:value="-1" calcext:value-type="float">
            <text:p>-1</text:p>
          </table:table-cell>
          <table:table-cell table:formula="of:=IF([$FillIn.CU17]&lt;&gt;&quot;&quot;;[$FillIn.CU17];-1)" office:value-type="float" office:value="-1" calcext:value-type="float">
            <text:p>-1</text:p>
          </table:table-cell>
          <table:table-cell table:formula="of:=IF([$FillIn.CV17]&lt;&gt;&quot;&quot;;[$FillIn.CV17];-1)" office:value-type="float" office:value="-1" calcext:value-type="float">
            <text:p>-1</text:p>
          </table:table-cell>
          <table:table-cell table:formula="of:=IF([$FillIn.CW17]&lt;&gt;&quot;&quot;;[$FillIn.CW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3" calcext:value-type="float">
            <text:p>33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-1" calcext:value-type="float">
            <text:p>-1</text:p>
          </table:table-cell>
          <table:table-cell table:formula="of:=IF([$FillIn.E18]&lt;&gt;&quot;&quot;;[$FillIn.E18];-1)" office:value-type="float" office:value="-1" calcext:value-type="float">
            <text:p>-1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-1" calcext:value-type="float">
            <text:p>-1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266" calcext:value-type="float">
            <text:p>266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268" calcext:value-type="float">
            <text:p>268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274" calcext:value-type="float">
            <text:p>274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-1" calcext:value-type="float">
            <text:p>-1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358" calcext:value-type="float">
            <text:p>358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formula="of:=IF([$FillIn.CI18]&lt;&gt;&quot;&quot;;[$FillIn.CI18];-1)" office:value-type="float" office:value="-1" calcext:value-type="float">
            <text:p>-1</text:p>
          </table:table-cell>
          <table:table-cell table:formula="of:=IF([$FillIn.CJ18]&lt;&gt;&quot;&quot;;[$FillIn.CJ18];-1)" office:value-type="float" office:value="-1" calcext:value-type="float">
            <text:p>-1</text:p>
          </table:table-cell>
          <table:table-cell table:formula="of:=IF([$FillIn.CK18]&lt;&gt;&quot;&quot;;[$FillIn.CK18];-1)" office:value-type="float" office:value="-1" calcext:value-type="float">
            <text:p>-1</text:p>
          </table:table-cell>
          <table:table-cell table:formula="of:=IF([$FillIn.CL18]&lt;&gt;&quot;&quot;;[$FillIn.CL18];-1)" office:value-type="float" office:value="-1" calcext:value-type="float">
            <text:p>-1</text:p>
          </table:table-cell>
          <table:table-cell table:formula="of:=IF([$FillIn.CM18]&lt;&gt;&quot;&quot;;[$FillIn.CM18];-1)" office:value-type="float" office:value="-1" calcext:value-type="float">
            <text:p>-1</text:p>
          </table:table-cell>
          <table:table-cell table:formula="of:=IF([$FillIn.CN18]&lt;&gt;&quot;&quot;;[$FillIn.CN18];-1)" office:value-type="float" office:value="-1" calcext:value-type="float">
            <text:p>-1</text:p>
          </table:table-cell>
          <table:table-cell table:formula="of:=IF([$FillIn.CO18]&lt;&gt;&quot;&quot;;[$FillIn.CO18];-1)" office:value-type="float" office:value="-1" calcext:value-type="float">
            <text:p>-1</text:p>
          </table:table-cell>
          <table:table-cell table:formula="of:=IF([$FillIn.CP18]&lt;&gt;&quot;&quot;;[$FillIn.CP18];-1)" office:value-type="float" office:value="-1" calcext:value-type="float">
            <text:p>-1</text:p>
          </table:table-cell>
          <table:table-cell table:formula="of:=IF([$FillIn.CQ18]&lt;&gt;&quot;&quot;;[$FillIn.CQ18];-1)" office:value-type="float" office:value="-1" calcext:value-type="float">
            <text:p>-1</text:p>
          </table:table-cell>
          <table:table-cell table:formula="of:=IF([$FillIn.CR18]&lt;&gt;&quot;&quot;;[$FillIn.CR18];-1)" office:value-type="float" office:value="-1" calcext:value-type="float">
            <text:p>-1</text:p>
          </table:table-cell>
          <table:table-cell table:formula="of:=IF([$FillIn.CS18]&lt;&gt;&quot;&quot;;[$FillIn.CS18];-1)" office:value-type="float" office:value="-1" calcext:value-type="float">
            <text:p>-1</text:p>
          </table:table-cell>
          <table:table-cell table:formula="of:=IF([$FillIn.CT18]&lt;&gt;&quot;&quot;;[$FillIn.CT18];-1)" office:value-type="float" office:value="-1" calcext:value-type="float">
            <text:p>-1</text:p>
          </table:table-cell>
          <table:table-cell table:formula="of:=IF([$FillIn.CU18]&lt;&gt;&quot;&quot;;[$FillIn.CU18];-1)" office:value-type="float" office:value="-1" calcext:value-type="float">
            <text:p>-1</text:p>
          </table:table-cell>
          <table:table-cell table:formula="of:=IF([$FillIn.CV18]&lt;&gt;&quot;&quot;;[$FillIn.CV18];-1)" office:value-type="float" office:value="-1" calcext:value-type="float">
            <text:p>-1</text:p>
          </table:table-cell>
          <table:table-cell table:formula="of:=IF([$FillIn.CW18]&lt;&gt;&quot;&quot;;[$FillIn.CW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2" calcext:value-type="float">
            <text:p>32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-1" calcext:value-type="float">
            <text:p>-1</text:p>
          </table:table-cell>
          <table:table-cell table:formula="of:=IF([$FillIn.G19]&lt;&gt;&quot;&quot;;[$FillIn.G19];-1)" office:value-type="float" office:value="-1" calcext:value-type="float">
            <text:p>-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-1" calcext:value-type="float">
            <text:p>-1</text:p>
          </table:table-cell>
          <table:table-cell table:formula="of:=IF([$FillIn.M19]&lt;&gt;&quot;&quot;;[$FillIn.M19];-1)" office:value-type="float" office:value="-1" calcext:value-type="float">
            <text:p>-1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273" calcext:value-type="float">
            <text:p>273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-1" calcext:value-type="float">
            <text:p>-1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formula="of:=IF([$FillIn.CI19]&lt;&gt;&quot;&quot;;[$FillIn.CI19];-1)" office:value-type="float" office:value="-1" calcext:value-type="float">
            <text:p>-1</text:p>
          </table:table-cell>
          <table:table-cell table:formula="of:=IF([$FillIn.CJ19]&lt;&gt;&quot;&quot;;[$FillIn.CJ19];-1)" office:value-type="float" office:value="-1" calcext:value-type="float">
            <text:p>-1</text:p>
          </table:table-cell>
          <table:table-cell table:formula="of:=IF([$FillIn.CK19]&lt;&gt;&quot;&quot;;[$FillIn.CK19];-1)" office:value-type="float" office:value="-1" calcext:value-type="float">
            <text:p>-1</text:p>
          </table:table-cell>
          <table:table-cell table:formula="of:=IF([$FillIn.CL19]&lt;&gt;&quot;&quot;;[$FillIn.CL19];-1)" office:value-type="float" office:value="-1" calcext:value-type="float">
            <text:p>-1</text:p>
          </table:table-cell>
          <table:table-cell table:formula="of:=IF([$FillIn.CM19]&lt;&gt;&quot;&quot;;[$FillIn.CM19];-1)" office:value-type="float" office:value="-1" calcext:value-type="float">
            <text:p>-1</text:p>
          </table:table-cell>
          <table:table-cell table:formula="of:=IF([$FillIn.CN19]&lt;&gt;&quot;&quot;;[$FillIn.CN19];-1)" office:value-type="float" office:value="-1" calcext:value-type="float">
            <text:p>-1</text:p>
          </table:table-cell>
          <table:table-cell table:formula="of:=IF([$FillIn.CO19]&lt;&gt;&quot;&quot;;[$FillIn.CO19];-1)" office:value-type="float" office:value="-1" calcext:value-type="float">
            <text:p>-1</text:p>
          </table:table-cell>
          <table:table-cell table:formula="of:=IF([$FillIn.CP19]&lt;&gt;&quot;&quot;;[$FillIn.CP19];-1)" office:value-type="float" office:value="-1" calcext:value-type="float">
            <text:p>-1</text:p>
          </table:table-cell>
          <table:table-cell table:formula="of:=IF([$FillIn.CQ19]&lt;&gt;&quot;&quot;;[$FillIn.CQ19];-1)" office:value-type="float" office:value="-1" calcext:value-type="float">
            <text:p>-1</text:p>
          </table:table-cell>
          <table:table-cell table:formula="of:=IF([$FillIn.CR19]&lt;&gt;&quot;&quot;;[$FillIn.CR19];-1)" office:value-type="float" office:value="-1" calcext:value-type="float">
            <text:p>-1</text:p>
          </table:table-cell>
          <table:table-cell table:formula="of:=IF([$FillIn.CS19]&lt;&gt;&quot;&quot;;[$FillIn.CS19];-1)" office:value-type="float" office:value="-1" calcext:value-type="float">
            <text:p>-1</text:p>
          </table:table-cell>
          <table:table-cell table:formula="of:=IF([$FillIn.CT19]&lt;&gt;&quot;&quot;;[$FillIn.CT19];-1)" office:value-type="float" office:value="-1" calcext:value-type="float">
            <text:p>-1</text:p>
          </table:table-cell>
          <table:table-cell table:formula="of:=IF([$FillIn.CU19]&lt;&gt;&quot;&quot;;[$FillIn.CU19];-1)" office:value-type="float" office:value="-1" calcext:value-type="float">
            <text:p>-1</text:p>
          </table:table-cell>
          <table:table-cell table:formula="of:=IF([$FillIn.CV19]&lt;&gt;&quot;&quot;;[$FillIn.CV19];-1)" office:value-type="float" office:value="-1" calcext:value-type="float">
            <text:p>-1</text:p>
          </table:table-cell>
          <table:table-cell table:formula="of:=IF([$FillIn.CW19]&lt;&gt;&quot;&quot;;[$FillIn.CW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31" calcext:value-type="float">
            <text:p>31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-1" calcext:value-type="float">
            <text:p>-1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-1" calcext:value-type="float">
            <text:p>-1</text:p>
          </table:table-cell>
          <table:table-cell table:formula="of:=IF([$FillIn.K20]&lt;&gt;&quot;&quot;;[$FillIn.K20];-1)" office:value-type="float" office:value="-1" calcext:value-type="float">
            <text:p>-1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-1" calcext:value-type="float">
            <text:p>-1</text:p>
          </table:table-cell>
          <table:table-cell table:formula="of:=IF([$FillIn.O20]&lt;&gt;&quot;&quot;;[$FillIn.O20];-1)" office:value-type="float" office:value="-1" calcext:value-type="float">
            <text:p>-1</text:p>
          </table:table-cell>
          <table:table-cell table:formula="of:=IF([$FillIn.P20]&lt;&gt;&quot;&quot;;[$FillIn.P20];-1)" office:value-type="float" office:value="265" calcext:value-type="float">
            <text:p>265</text:p>
          </table:table-cell>
          <table:table-cell table:formula="of:=IF([$FillIn.Q20]&lt;&gt;&quot;&quot;;[$FillIn.Q20];-1)" office:value-type="float" office:value="269" calcext:value-type="float">
            <text:p>269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272" calcext:value-type="float">
            <text:p>272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-1" calcext:value-type="float">
            <text:p>-1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359" calcext:value-type="float">
            <text:p>359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formula="of:=IF([$FillIn.CI20]&lt;&gt;&quot;&quot;;[$FillIn.CI20];-1)" office:value-type="float" office:value="-1" calcext:value-type="float">
            <text:p>-1</text:p>
          </table:table-cell>
          <table:table-cell table:formula="of:=IF([$FillIn.CJ20]&lt;&gt;&quot;&quot;;[$FillIn.CJ20];-1)" office:value-type="float" office:value="-1" calcext:value-type="float">
            <text:p>-1</text:p>
          </table:table-cell>
          <table:table-cell table:formula="of:=IF([$FillIn.CK20]&lt;&gt;&quot;&quot;;[$FillIn.CK20];-1)" office:value-type="float" office:value="-1" calcext:value-type="float">
            <text:p>-1</text:p>
          </table:table-cell>
          <table:table-cell table:formula="of:=IF([$FillIn.CL20]&lt;&gt;&quot;&quot;;[$FillIn.CL20];-1)" office:value-type="float" office:value="-1" calcext:value-type="float">
            <text:p>-1</text:p>
          </table:table-cell>
          <table:table-cell table:formula="of:=IF([$FillIn.CM20]&lt;&gt;&quot;&quot;;[$FillIn.CM20];-1)" office:value-type="float" office:value="-1" calcext:value-type="float">
            <text:p>-1</text:p>
          </table:table-cell>
          <table:table-cell table:formula="of:=IF([$FillIn.CN20]&lt;&gt;&quot;&quot;;[$FillIn.CN20];-1)" office:value-type="float" office:value="-1" calcext:value-type="float">
            <text:p>-1</text:p>
          </table:table-cell>
          <table:table-cell table:formula="of:=IF([$FillIn.CO20]&lt;&gt;&quot;&quot;;[$FillIn.CO20];-1)" office:value-type="float" office:value="-1" calcext:value-type="float">
            <text:p>-1</text:p>
          </table:table-cell>
          <table:table-cell table:formula="of:=IF([$FillIn.CP20]&lt;&gt;&quot;&quot;;[$FillIn.CP20];-1)" office:value-type="float" office:value="-1" calcext:value-type="float">
            <text:p>-1</text:p>
          </table:table-cell>
          <table:table-cell table:formula="of:=IF([$FillIn.CQ20]&lt;&gt;&quot;&quot;;[$FillIn.CQ20];-1)" office:value-type="float" office:value="-1" calcext:value-type="float">
            <text:p>-1</text:p>
          </table:table-cell>
          <table:table-cell table:formula="of:=IF([$FillIn.CR20]&lt;&gt;&quot;&quot;;[$FillIn.CR20];-1)" office:value-type="float" office:value="-1" calcext:value-type="float">
            <text:p>-1</text:p>
          </table:table-cell>
          <table:table-cell table:formula="of:=IF([$FillIn.CS20]&lt;&gt;&quot;&quot;;[$FillIn.CS20];-1)" office:value-type="float" office:value="-1" calcext:value-type="float">
            <text:p>-1</text:p>
          </table:table-cell>
          <table:table-cell table:formula="of:=IF([$FillIn.CT20]&lt;&gt;&quot;&quot;;[$FillIn.CT20];-1)" office:value-type="float" office:value="-1" calcext:value-type="float">
            <text:p>-1</text:p>
          </table:table-cell>
          <table:table-cell table:formula="of:=IF([$FillIn.CU20]&lt;&gt;&quot;&quot;;[$FillIn.CU20];-1)" office:value-type="float" office:value="-1" calcext:value-type="float">
            <text:p>-1</text:p>
          </table:table-cell>
          <table:table-cell table:formula="of:=IF([$FillIn.CV20]&lt;&gt;&quot;&quot;;[$FillIn.CV20];-1)" office:value-type="float" office:value="-1" calcext:value-type="float">
            <text:p>-1</text:p>
          </table:table-cell>
          <table:table-cell table:formula="of:=IF([$FillIn.CW20]&lt;&gt;&quot;&quot;;[$FillIn.CW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30" calcext:value-type="float">
            <text:p>30</text:p>
          </table:table-cell>
          <table:table-cell table:formula="of:=IF([$FillIn.B21]&lt;&gt;&quot;&quot;;[$FillIn.B21];-1)" office:value-type="float" office:value="-1" calcext:value-type="float">
            <text:p>-1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-1" calcext:value-type="float">
            <text:p>-1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-1" calcext:value-type="float">
            <text:p>-1</text:p>
          </table:table-cell>
          <table:table-cell table:formula="of:=IF([$FillIn.O21]&lt;&gt;&quot;&quot;;[$FillIn.O21];-1)" office:value-type="float" office:value="-1" calcext:value-type="float">
            <text:p>-1</text:p>
          </table:table-cell>
          <table:table-cell table:formula="of:=IF([$FillIn.P21]&lt;&gt;&quot;&quot;;[$FillIn.P21];-1)" office:value-type="float" office:value="-1" calcext:value-type="float">
            <text:p>-1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270" calcext:value-type="float">
            <text:p>270</text:p>
          </table:table-cell>
          <table:table-cell table:formula="of:=IF([$FillIn.S21]&lt;&gt;&quot;&quot;;[$FillIn.S21];-1)" office:value-type="float" office:value="271" calcext:value-type="float">
            <text:p>27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-1" calcext:value-type="float">
            <text:p>-1</text:p>
          </table:table-cell>
          <table:table-cell table:formula="of:=IF([$FillIn.V21]&lt;&gt;&quot;&quot;;[$FillIn.V21];-1)" office:value-type="float" office:value="-1" calcext:value-type="float">
            <text:p>-1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255" calcext:value-type="float">
            <text:p>255</text:p>
          </table:table-cell>
          <table:table-cell table:formula="of:=IF([$FillIn.Y21]&lt;&gt;&quot;&quot;;[$FillIn.Y21];-1)" office:value-type="float" office:value="254" calcext:value-type="float">
            <text:p>254</text:p>
          </table:table-cell>
          <table:table-cell table:formula="of:=IF([$FillIn.Z21]&lt;&gt;&quot;&quot;;[$FillIn.Z21];-1)" office:value-type="float" office:value="-1" calcext:value-type="float">
            <text:p>-1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-1" calcext:value-type="float">
            <text:p>-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-1" calcext:value-type="float">
            <text:p>-1</text:p>
          </table:table-cell>
          <table:table-cell table:formula="of:=IF([$FillIn.AG21]&lt;&gt;&quot;&quot;;[$FillIn.AG21];-1)" office:value-type="float" office:value="-1" calcext:value-type="float">
            <text:p>-1</text:p>
          </table:table-cell>
          <table:table-cell table:formula="of:=IF([$FillIn.AH21]&lt;&gt;&quot;&quot;;[$FillIn.AH21];-1)" office:value-type="float" office:value="-1" calcext:value-type="float">
            <text:p>-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360" calcext:value-type="float">
            <text:p>360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formula="of:=IF([$FillIn.CI21]&lt;&gt;&quot;&quot;;[$FillIn.CI21];-1)" office:value-type="float" office:value="-1" calcext:value-type="float">
            <text:p>-1</text:p>
          </table:table-cell>
          <table:table-cell table:formula="of:=IF([$FillIn.CJ21]&lt;&gt;&quot;&quot;;[$FillIn.CJ21];-1)" office:value-type="float" office:value="-1" calcext:value-type="float">
            <text:p>-1</text:p>
          </table:table-cell>
          <table:table-cell table:formula="of:=IF([$FillIn.CK21]&lt;&gt;&quot;&quot;;[$FillIn.CK21];-1)" office:value-type="float" office:value="-1" calcext:value-type="float">
            <text:p>-1</text:p>
          </table:table-cell>
          <table:table-cell table:formula="of:=IF([$FillIn.CL21]&lt;&gt;&quot;&quot;;[$FillIn.CL21];-1)" office:value-type="float" office:value="-1" calcext:value-type="float">
            <text:p>-1</text:p>
          </table:table-cell>
          <table:table-cell table:formula="of:=IF([$FillIn.CM21]&lt;&gt;&quot;&quot;;[$FillIn.CM21];-1)" office:value-type="float" office:value="-1" calcext:value-type="float">
            <text:p>-1</text:p>
          </table:table-cell>
          <table:table-cell table:formula="of:=IF([$FillIn.CN21]&lt;&gt;&quot;&quot;;[$FillIn.CN21];-1)" office:value-type="float" office:value="-1" calcext:value-type="float">
            <text:p>-1</text:p>
          </table:table-cell>
          <table:table-cell table:formula="of:=IF([$FillIn.CO21]&lt;&gt;&quot;&quot;;[$FillIn.CO21];-1)" office:value-type="float" office:value="-1" calcext:value-type="float">
            <text:p>-1</text:p>
          </table:table-cell>
          <table:table-cell table:formula="of:=IF([$FillIn.CP21]&lt;&gt;&quot;&quot;;[$FillIn.CP21];-1)" office:value-type="float" office:value="-1" calcext:value-type="float">
            <text:p>-1</text:p>
          </table:table-cell>
          <table:table-cell table:formula="of:=IF([$FillIn.CQ21]&lt;&gt;&quot;&quot;;[$FillIn.CQ21];-1)" office:value-type="float" office:value="-1" calcext:value-type="float">
            <text:p>-1</text:p>
          </table:table-cell>
          <table:table-cell table:formula="of:=IF([$FillIn.CR21]&lt;&gt;&quot;&quot;;[$FillIn.CR21];-1)" office:value-type="float" office:value="-1" calcext:value-type="float">
            <text:p>-1</text:p>
          </table:table-cell>
          <table:table-cell table:formula="of:=IF([$FillIn.CS21]&lt;&gt;&quot;&quot;;[$FillIn.CS21];-1)" office:value-type="float" office:value="-1" calcext:value-type="float">
            <text:p>-1</text:p>
          </table:table-cell>
          <table:table-cell table:formula="of:=IF([$FillIn.CT21]&lt;&gt;&quot;&quot;;[$FillIn.CT21];-1)" office:value-type="float" office:value="-1" calcext:value-type="float">
            <text:p>-1</text:p>
          </table:table-cell>
          <table:table-cell table:formula="of:=IF([$FillIn.CU21]&lt;&gt;&quot;&quot;;[$FillIn.CU21];-1)" office:value-type="float" office:value="-1" calcext:value-type="float">
            <text:p>-1</text:p>
          </table:table-cell>
          <table:table-cell table:formula="of:=IF([$FillIn.CV21]&lt;&gt;&quot;&quot;;[$FillIn.CV21];-1)" office:value-type="float" office:value="-1" calcext:value-type="float">
            <text:p>-1</text:p>
          </table:table-cell>
          <table:table-cell table:formula="of:=IF([$FillIn.CW21]&lt;&gt;&quot;&quot;;[$FillIn.CW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9" calcext:value-type="float">
            <text:p>29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-1" calcext:value-type="float">
            <text:p>-1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-1" calcext:value-type="float">
            <text:p>-1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264" calcext:value-type="float">
            <text:p>264</text:p>
          </table:table-cell>
          <table:table-cell table:formula="of:=IF([$FillIn.P22]&lt;&gt;&quot;&quot;;[$FillIn.P22];-1)" office:value-type="float" office:value="-1" calcext:value-type="float">
            <text:p>-1</text:p>
          </table:table-cell>
          <table:table-cell table:formula="of:=IF([$FillIn.Q22]&lt;&gt;&quot;&quot;;[$FillIn.Q22];-1)" office:value-type="float" office:value="-1" calcext:value-type="float">
            <text:p>-1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-1" calcext:value-type="float">
            <text:p>-1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57" calcext:value-type="float">
            <text:p>257</text:p>
          </table:table-cell>
          <table:table-cell table:formula="of:=IF([$FillIn.W22]&lt;&gt;&quot;&quot;;[$FillIn.W22];-1)" office:value-type="float" office:value="256" calcext:value-type="float">
            <text:p>256</text:p>
          </table:table-cell>
          <table:table-cell table:formula="of:=IF([$FillIn.X22]&lt;&gt;&quot;&quot;;[$FillIn.X22];-1)" office:value-type="float" office:value="-1" calcext:value-type="float">
            <text:p>-1</text:p>
          </table:table-cell>
          <table:table-cell table:formula="of:=IF([$FillIn.Y22]&lt;&gt;&quot;&quot;;[$FillIn.Y22];-1)" office:value-type="float" office:value="-1" calcext:value-type="float">
            <text:p>-1</text:p>
          </table:table-cell>
          <table:table-cell table:formula="of:=IF([$FillIn.Z22]&lt;&gt;&quot;&quot;;[$FillIn.Z22];-1)" office:value-type="float" office:value="253" calcext:value-type="float">
            <text:p>253</text:p>
          </table:table-cell>
          <table:table-cell table:formula="of:=IF([$FillIn.AA22]&lt;&gt;&quot;&quot;;[$FillIn.AA22];-1)" office:value-type="float" office:value="252" calcext:value-type="float">
            <text:p>252</text:p>
          </table:table-cell>
          <table:table-cell table:formula="of:=IF([$FillIn.AB22]&lt;&gt;&quot;&quot;;[$FillIn.AB22];-1)" office:value-type="float" office:value="251" calcext:value-type="float">
            <text:p>251</text:p>
          </table:table-cell>
          <table:table-cell table:formula="of:=IF([$FillIn.AC22]&lt;&gt;&quot;&quot;;[$FillIn.AC22];-1)" office:value-type="float" office:value="-1" calcext:value-type="float">
            <text:p>-1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-1" calcext:value-type="float">
            <text:p>-1</text:p>
          </table:table-cell>
          <table:table-cell table:formula="of:=IF([$FillIn.AG22]&lt;&gt;&quot;&quot;;[$FillIn.AG22];-1)" office:value-type="float" office:value="-1" calcext:value-type="float">
            <text:p>-1</text:p>
          </table:table-cell>
          <table:table-cell table:formula="of:=IF([$FillIn.AH22]&lt;&gt;&quot;&quot;;[$FillIn.AH22];-1)" office:value-type="float" office:value="-1" calcext:value-type="float">
            <text:p>-1</text:p>
          </table:table-cell>
          <table:table-cell table:formula="of:=IF([$FillIn.AI22]&lt;&gt;&quot;&quot;;[$FillIn.AI22];-1)" office:value-type="float" office:value="-1" calcext:value-type="float">
            <text:p>-1</text:p>
          </table:table-cell>
          <table:table-cell table:formula="of:=IF([$FillIn.AJ22]&lt;&gt;&quot;&quot;;[$FillIn.AJ22];-1)" office:value-type="float" office:value="-1" calcext:value-type="float">
            <text:p>-1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172" calcext:value-type="float">
            <text:p>172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-1" calcext:value-type="float">
            <text:p>-1</text:p>
          </table:table-cell>
          <table:table-cell table:formula="of:=IF([$FillIn.AR22]&lt;&gt;&quot;&quot;;[$FillIn.AR22];-1)" office:value-type="float" office:value="-1" calcext:value-type="float">
            <text:p>-1</text:p>
          </table:table-cell>
          <table:table-cell table:formula="of:=IF([$FillIn.AS22]&lt;&gt;&quot;&quot;;[$FillIn.AS22];-1)" office:value-type="float" office:value="-1" calcext:value-type="float">
            <text:p>-1</text:p>
          </table:table-cell>
          <table:table-cell table:formula="of:=IF([$FillIn.AT22]&lt;&gt;&quot;&quot;;[$FillIn.AT22];-1)" office:value-type="float" office:value="-1" calcext:value-type="float">
            <text:p>-1</text:p>
          </table:table-cell>
          <table:table-cell table:formula="of:=IF([$FillIn.AU22]&lt;&gt;&quot;&quot;;[$FillIn.AU22];-1)" office:value-type="float" office:value="-1" calcext:value-type="float">
            <text:p>-1</text:p>
          </table:table-cell>
          <table:table-cell table:formula="of:=IF([$FillIn.AV22]&lt;&gt;&quot;&quot;;[$FillIn.AV22];-1)" office:value-type="float" office:value="-1" calcext:value-type="float">
            <text:p>-1</text:p>
          </table:table-cell>
          <table:table-cell table:formula="of:=IF([$FillIn.AW22]&lt;&gt;&quot;&quot;;[$FillIn.AW22];-1)" office:value-type="float" office:value="-1" calcext:value-type="float">
            <text:p>-1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-1" calcext:value-type="float">
            <text:p>-1</text:p>
          </table:table-cell>
          <table:table-cell table:formula="of:=IF([$FillIn.BD22]&lt;&gt;&quot;&quot;;[$FillIn.BD22];-1)" office:value-type="float" office:value="-1" calcext:value-type="float">
            <text:p>-1</text:p>
          </table:table-cell>
          <table:table-cell table:formula="of:=IF([$FillIn.BE22]&lt;&gt;&quot;&quot;;[$FillIn.BE22];-1)" office:value-type="float" office:value="-1" calcext:value-type="float">
            <text:p>-1</text:p>
          </table:table-cell>
          <table:table-cell table:formula="of:=IF([$FillIn.BF22]&lt;&gt;&quot;&quot;;[$FillIn.BF22];-1)" office:value-type="float" office:value="-1" calcext:value-type="float">
            <text:p>-1</text:p>
          </table:table-cell>
          <table:table-cell table:formula="of:=IF([$FillIn.BG22]&lt;&gt;&quot;&quot;;[$FillIn.BG22];-1)" office:value-type="float" office:value="-1" calcext:value-type="float">
            <text:p>-1</text:p>
          </table:table-cell>
          <table:table-cell table:formula="of:=IF([$FillIn.BH22]&lt;&gt;&quot;&quot;;[$FillIn.BH22];-1)" office:value-type="float" office:value="-1" calcext:value-type="float">
            <text:p>-1</text:p>
          </table:table-cell>
          <table:table-cell table:formula="of:=IF([$FillIn.BI22]&lt;&gt;&quot;&quot;;[$FillIn.BI22];-1)" office:value-type="float" office:value="-1" calcext:value-type="float">
            <text:p>-1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-1" calcext:value-type="float">
            <text:p>-1</text:p>
          </table:table-cell>
          <table:table-cell table:formula="of:=IF([$FillIn.BN22]&lt;&gt;&quot;&quot;;[$FillIn.BN22];-1)" office:value-type="float" office:value="-1" calcext:value-type="float">
            <text:p>-1</text:p>
          </table:table-cell>
          <table:table-cell table:formula="of:=IF([$FillIn.BO22]&lt;&gt;&quot;&quot;;[$FillIn.BO22];-1)" office:value-type="float" office:value="-1" calcext:value-type="float">
            <text:p>-1</text:p>
          </table:table-cell>
          <table:table-cell table:formula="of:=IF([$FillIn.BP22]&lt;&gt;&quot;&quot;;[$FillIn.BP22];-1)" office:value-type="float" office:value="-1" calcext:value-type="float">
            <text:p>-1</text:p>
          </table:table-cell>
          <table:table-cell table:formula="of:=IF([$FillIn.BQ22]&lt;&gt;&quot;&quot;;[$FillIn.BQ22];-1)" office:value-type="float" office:value="-1" calcext:value-type="float">
            <text:p>-1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formula="of:=IF([$FillIn.CI22]&lt;&gt;&quot;&quot;;[$FillIn.CI22];-1)" office:value-type="float" office:value="-1" calcext:value-type="float">
            <text:p>-1</text:p>
          </table:table-cell>
          <table:table-cell table:formula="of:=IF([$FillIn.CJ22]&lt;&gt;&quot;&quot;;[$FillIn.CJ22];-1)" office:value-type="float" office:value="-1" calcext:value-type="float">
            <text:p>-1</text:p>
          </table:table-cell>
          <table:table-cell table:formula="of:=IF([$FillIn.CK22]&lt;&gt;&quot;&quot;;[$FillIn.CK22];-1)" office:value-type="float" office:value="-1" calcext:value-type="float">
            <text:p>-1</text:p>
          </table:table-cell>
          <table:table-cell table:formula="of:=IF([$FillIn.CL22]&lt;&gt;&quot;&quot;;[$FillIn.CL22];-1)" office:value-type="float" office:value="-1" calcext:value-type="float">
            <text:p>-1</text:p>
          </table:table-cell>
          <table:table-cell table:formula="of:=IF([$FillIn.CM22]&lt;&gt;&quot;&quot;;[$FillIn.CM22];-1)" office:value-type="float" office:value="-1" calcext:value-type="float">
            <text:p>-1</text:p>
          </table:table-cell>
          <table:table-cell table:formula="of:=IF([$FillIn.CN22]&lt;&gt;&quot;&quot;;[$FillIn.CN22];-1)" office:value-type="float" office:value="-1" calcext:value-type="float">
            <text:p>-1</text:p>
          </table:table-cell>
          <table:table-cell table:formula="of:=IF([$FillIn.CO22]&lt;&gt;&quot;&quot;;[$FillIn.CO22];-1)" office:value-type="float" office:value="-1" calcext:value-type="float">
            <text:p>-1</text:p>
          </table:table-cell>
          <table:table-cell table:formula="of:=IF([$FillIn.CP22]&lt;&gt;&quot;&quot;;[$FillIn.CP22];-1)" office:value-type="float" office:value="-1" calcext:value-type="float">
            <text:p>-1</text:p>
          </table:table-cell>
          <table:table-cell table:formula="of:=IF([$FillIn.CQ22]&lt;&gt;&quot;&quot;;[$FillIn.CQ22];-1)" office:value-type="float" office:value="-1" calcext:value-type="float">
            <text:p>-1</text:p>
          </table:table-cell>
          <table:table-cell table:formula="of:=IF([$FillIn.CR22]&lt;&gt;&quot;&quot;;[$FillIn.CR22];-1)" office:value-type="float" office:value="-1" calcext:value-type="float">
            <text:p>-1</text:p>
          </table:table-cell>
          <table:table-cell table:formula="of:=IF([$FillIn.CS22]&lt;&gt;&quot;&quot;;[$FillIn.CS22];-1)" office:value-type="float" office:value="-1" calcext:value-type="float">
            <text:p>-1</text:p>
          </table:table-cell>
          <table:table-cell table:formula="of:=IF([$FillIn.CT22]&lt;&gt;&quot;&quot;;[$FillIn.CT22];-1)" office:value-type="float" office:value="-1" calcext:value-type="float">
            <text:p>-1</text:p>
          </table:table-cell>
          <table:table-cell table:formula="of:=IF([$FillIn.CU22]&lt;&gt;&quot;&quot;;[$FillIn.CU22];-1)" office:value-type="float" office:value="-1" calcext:value-type="float">
            <text:p>-1</text:p>
          </table:table-cell>
          <table:table-cell table:formula="of:=IF([$FillIn.CV22]&lt;&gt;&quot;&quot;;[$FillIn.CV22];-1)" office:value-type="float" office:value="-1" calcext:value-type="float">
            <text:p>-1</text:p>
          </table:table-cell>
          <table:table-cell table:formula="of:=IF([$FillIn.CW22]&lt;&gt;&quot;&quot;;[$FillIn.CW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8" calcext:value-type="float">
            <text:p>28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263" calcext:value-type="float">
            <text:p>263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258" calcext:value-type="float">
            <text:p>258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240" calcext:value-type="float">
            <text:p>240</text:p>
          </table:table-cell>
          <table:table-cell table:formula="of:=IF([$FillIn.AA23]&lt;&gt;&quot;&quot;;[$FillIn.AA23];-1)" office:value-type="float" office:value="241" calcext:value-type="float">
            <text:p>241</text:p>
          </table:table-cell>
          <table:table-cell table:formula="of:=IF([$FillIn.AB23]&lt;&gt;&quot;&quot;;[$FillIn.AB23];-1)" office:value-type="float" office:value="242" calcext:value-type="float">
            <text:p>242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177" calcext:value-type="float">
            <text:p>177</text:p>
          </table:table-cell>
          <table:table-cell table:formula="of:=IF([$FillIn.AH23]&lt;&gt;&quot;&quot;;[$FillIn.AH23];-1)" office:value-type="float" office:value="176" calcext:value-type="float">
            <text:p>176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175" calcext:value-type="float">
            <text:p>175</text:p>
          </table:table-cell>
          <table:table-cell table:formula="of:=IF([$FillIn.AK23]&lt;&gt;&quot;&quot;;[$FillIn.AK23];-1)" office:value-type="float" office:value="174" calcext:value-type="float">
            <text:p>174</text:p>
          </table:table-cell>
          <table:table-cell table:formula="of:=IF([$FillIn.AL23]&lt;&gt;&quot;&quot;;[$FillIn.AL23];-1)" office:value-type="float" office:value="173" calcext:value-type="float">
            <text:p>173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171" calcext:value-type="float">
            <text:p>171</text:p>
          </table:table-cell>
          <table:table-cell table:formula="of:=IF([$FillIn.AP23]&lt;&gt;&quot;&quot;;[$FillIn.AP23];-1)" office:value-type="float" office:value="-1" calcext:value-type="float">
            <text:p>-1</text:p>
          </table:table-cell>
          <table:table-cell table:formula="of:=IF([$FillIn.AQ23]&lt;&gt;&quot;&quot;;[$FillIn.AQ23];-1)" office:value-type="float" office:value="-1" calcext:value-type="float">
            <text:p>-1</text:p>
          </table:table-cell>
          <table:table-cell table:formula="of:=IF([$FillIn.AR23]&lt;&gt;&quot;&quot;;[$FillIn.AR23];-1)" office:value-type="float" office:value="363" calcext:value-type="float">
            <text:p>363</text:p>
          </table:table-cell>
          <table:table-cell table:formula="of:=IF([$FillIn.AS23]&lt;&gt;&quot;&quot;;[$FillIn.AS23];-1)" office:value-type="float" office:value="362" calcext:value-type="float">
            <text:p>362</text:p>
          </table:table-cell>
          <table:table-cell table:formula="of:=IF([$FillIn.AT23]&lt;&gt;&quot;&quot;;[$FillIn.AT23];-1)" office:value-type="float" office:value="361" calcext:value-type="float">
            <text:p>36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-1" calcext:value-type="float">
            <text:p>-1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-1" calcext:value-type="float">
            <text:p>-1</text:p>
          </table:table-cell>
          <table:table-cell table:formula="of:=IF([$FillIn.BC23]&lt;&gt;&quot;&quot;;[$FillIn.BC23];-1)" office:value-type="float" office:value="-1" calcext:value-type="float">
            <text:p>-1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-1" calcext:value-type="float">
            <text:p>-1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-1" calcext:value-type="float">
            <text:p>-1</text:p>
          </table:table-cell>
          <table:table-cell table:formula="of:=IF([$FillIn.BM23]&lt;&gt;&quot;&quot;;[$FillIn.BM23];-1)" office:value-type="float" office:value="-1" calcext:value-type="float">
            <text:p>-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-1" calcext:value-type="float">
            <text:p>-1</text:p>
          </table:table-cell>
          <table:table-cell table:formula="of:=IF([$FillIn.BR23]&lt;&gt;&quot;&quot;;[$FillIn.BR23];-1)" office:value-type="float" office:value="-1" calcext:value-type="float">
            <text:p>-1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formula="of:=IF([$FillIn.CI23]&lt;&gt;&quot;&quot;;[$FillIn.CI23];-1)" office:value-type="float" office:value="-1" calcext:value-type="float">
            <text:p>-1</text:p>
          </table:table-cell>
          <table:table-cell table:formula="of:=IF([$FillIn.CJ23]&lt;&gt;&quot;&quot;;[$FillIn.CJ23];-1)" office:value-type="float" office:value="-1" calcext:value-type="float">
            <text:p>-1</text:p>
          </table:table-cell>
          <table:table-cell table:formula="of:=IF([$FillIn.CK23]&lt;&gt;&quot;&quot;;[$FillIn.CK23];-1)" office:value-type="float" office:value="-1" calcext:value-type="float">
            <text:p>-1</text:p>
          </table:table-cell>
          <table:table-cell table:formula="of:=IF([$FillIn.CL23]&lt;&gt;&quot;&quot;;[$FillIn.CL23];-1)" office:value-type="float" office:value="-1" calcext:value-type="float">
            <text:p>-1</text:p>
          </table:table-cell>
          <table:table-cell table:formula="of:=IF([$FillIn.CM23]&lt;&gt;&quot;&quot;;[$FillIn.CM23];-1)" office:value-type="float" office:value="-1" calcext:value-type="float">
            <text:p>-1</text:p>
          </table:table-cell>
          <table:table-cell table:formula="of:=IF([$FillIn.CN23]&lt;&gt;&quot;&quot;;[$FillIn.CN23];-1)" office:value-type="float" office:value="-1" calcext:value-type="float">
            <text:p>-1</text:p>
          </table:table-cell>
          <table:table-cell table:formula="of:=IF([$FillIn.CO23]&lt;&gt;&quot;&quot;;[$FillIn.CO23];-1)" office:value-type="float" office:value="-1" calcext:value-type="float">
            <text:p>-1</text:p>
          </table:table-cell>
          <table:table-cell table:formula="of:=IF([$FillIn.CP23]&lt;&gt;&quot;&quot;;[$FillIn.CP23];-1)" office:value-type="float" office:value="-1" calcext:value-type="float">
            <text:p>-1</text:p>
          </table:table-cell>
          <table:table-cell table:formula="of:=IF([$FillIn.CQ23]&lt;&gt;&quot;&quot;;[$FillIn.CQ23];-1)" office:value-type="float" office:value="-1" calcext:value-type="float">
            <text:p>-1</text:p>
          </table:table-cell>
          <table:table-cell table:formula="of:=IF([$FillIn.CR23]&lt;&gt;&quot;&quot;;[$FillIn.CR23];-1)" office:value-type="float" office:value="-1" calcext:value-type="float">
            <text:p>-1</text:p>
          </table:table-cell>
          <table:table-cell table:formula="of:=IF([$FillIn.CS23]&lt;&gt;&quot;&quot;;[$FillIn.CS23];-1)" office:value-type="float" office:value="-1" calcext:value-type="float">
            <text:p>-1</text:p>
          </table:table-cell>
          <table:table-cell table:formula="of:=IF([$FillIn.CT23]&lt;&gt;&quot;&quot;;[$FillIn.CT23];-1)" office:value-type="float" office:value="-1" calcext:value-type="float">
            <text:p>-1</text:p>
          </table:table-cell>
          <table:table-cell table:formula="of:=IF([$FillIn.CU23]&lt;&gt;&quot;&quot;;[$FillIn.CU23];-1)" office:value-type="float" office:value="-1" calcext:value-type="float">
            <text:p>-1</text:p>
          </table:table-cell>
          <table:table-cell table:formula="of:=IF([$FillIn.CV23]&lt;&gt;&quot;&quot;;[$FillIn.CV23];-1)" office:value-type="float" office:value="-1" calcext:value-type="float">
            <text:p>-1</text:p>
          </table:table-cell>
          <table:table-cell table:formula="of:=IF([$FillIn.CW23]&lt;&gt;&quot;&quot;;[$FillIn.CW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7" calcext:value-type="float">
            <text:p>27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-1" calcext:value-type="float">
            <text:p>-1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-1" calcext:value-type="float">
            <text:p>-1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-1" calcext:value-type="float">
            <text:p>-1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-1" calcext:value-type="float">
            <text:p>-1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-1" calcext:value-type="float">
            <text:p>-1</text:p>
          </table:table-cell>
          <table:table-cell table:formula="of:=IF([$FillIn.T24]&lt;&gt;&quot;&quot;;[$FillIn.T24];-1)" office:value-type="float" office:value="259" calcext:value-type="float">
            <text:p>259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-1" calcext:value-type="float">
            <text:p>-1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39" calcext:value-type="float">
            <text:p>239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243" calcext:value-type="float">
            <text:p>243</text:p>
          </table:table-cell>
          <table:table-cell table:formula="of:=IF([$FillIn.AC24]&lt;&gt;&quot;&quot;;[$FillIn.AC24];-1)" office:value-type="float" office:value="250" calcext:value-type="float">
            <text:p>250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178" calcext:value-type="float">
            <text:p>178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204" calcext:value-type="float">
            <text:p>204</text:p>
          </table:table-cell>
          <table:table-cell table:formula="of:=IF([$FillIn.AI24]&lt;&gt;&quot;&quot;;[$FillIn.AI24];-1)" office:value-type="float" office:value="205" calcext:value-type="float">
            <text:p>205</text:p>
          </table:table-cell>
          <table:table-cell table:formula="of:=IF([$FillIn.AJ24]&lt;&gt;&quot;&quot;;[$FillIn.AJ24];-1)" office:value-type="float" office:value="206" calcext:value-type="float">
            <text:p>206</text:p>
          </table:table-cell>
          <table:table-cell table:formula="of:=IF([$FillIn.AK24]&lt;&gt;&quot;&quot;;[$FillIn.AK24];-1)" office:value-type="float" office:value="207" calcext:value-type="float">
            <text:p>207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170" calcext:value-type="float">
            <text:p>170</text:p>
          </table:table-cell>
          <table:table-cell table:formula="of:=IF([$FillIn.AP24]&lt;&gt;&quot;&quot;;[$FillIn.AP24];-1)" office:value-type="float" office:value="-1" calcext:value-type="float">
            <text:p>-1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364" calcext:value-type="float">
            <text:p>364</text:p>
          </table:table-cell>
          <table:table-cell table:formula="of:=IF([$FillIn.AS24]&lt;&gt;&quot;&quot;;[$FillIn.AS24];-1)" office:value-type="float" office:value="365" calcext:value-type="float">
            <text:p>365</text:p>
          </table:table-cell>
          <table:table-cell table:formula="of:=IF([$FillIn.AT24]&lt;&gt;&quot;&quot;;[$FillIn.AT24];-1)" office:value-type="float" office:value="366" calcext:value-type="float">
            <text:p>366</text:p>
          </table:table-cell>
          <table:table-cell table:formula="of:=IF([$FillIn.AU24]&lt;&gt;&quot;&quot;;[$FillIn.AU24];-1)" office:value-type="float" office:value="367" calcext:value-type="float">
            <text:p>367</text:p>
          </table:table-cell>
          <table:table-cell table:formula="of:=IF([$FillIn.AV24]&lt;&gt;&quot;&quot;;[$FillIn.AV24];-1)" office:value-type="float" office:value="368" calcext:value-type="float">
            <text:p>368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-1" calcext:value-type="float">
            <text:p>-1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-1" calcext:value-type="float">
            <text:p>-1</text:p>
          </table:table-cell>
          <table:table-cell table:formula="of:=IF([$FillIn.BB24]&lt;&gt;&quot;&quot;;[$FillIn.BB24];-1)" office:value-type="float" office:value="-1" calcext:value-type="float">
            <text:p>-1</text:p>
          </table:table-cell>
          <table:table-cell table:formula="of:=IF([$FillIn.BC24]&lt;&gt;&quot;&quot;;[$FillIn.BC24];-1)" office:value-type="float" office:value="380" calcext:value-type="float">
            <text:p>380</text:p>
          </table:table-cell>
          <table:table-cell table:formula="of:=IF([$FillIn.BD24]&lt;&gt;&quot;&quot;;[$FillIn.BD24];-1)" office:value-type="float" office:value="381" calcext:value-type="float">
            <text:p>381</text:p>
          </table:table-cell>
          <table:table-cell table:formula="of:=IF([$FillIn.BE24]&lt;&gt;&quot;&quot;;[$FillIn.BE24];-1)" office:value-type="float" office:value="382" calcext:value-type="float">
            <text:p>382</text:p>
          </table:table-cell>
          <table:table-cell table:formula="of:=IF([$FillIn.BF24]&lt;&gt;&quot;&quot;;[$FillIn.BF24];-1)" office:value-type="float" office:value="383" calcext:value-type="float">
            <text:p>383</text:p>
          </table:table-cell>
          <table:table-cell table:formula="of:=IF([$FillIn.BG24]&lt;&gt;&quot;&quot;;[$FillIn.BG24];-1)" office:value-type="float" office:value="384" calcext:value-type="float">
            <text:p>384</text:p>
          </table:table-cell>
          <table:table-cell table:formula="of:=IF([$FillIn.BH24]&lt;&gt;&quot;&quot;;[$FillIn.BH24];-1)" office:value-type="float" office:value="385" calcext:value-type="float">
            <text:p>385</text:p>
          </table:table-cell>
          <table:table-cell table:formula="of:=IF([$FillIn.BI24]&lt;&gt;&quot;&quot;;[$FillIn.BI24];-1)" office:value-type="float" office:value="386" calcext:value-type="float">
            <text:p>386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-1" calcext:value-type="float">
            <text:p>-1</text:p>
          </table:table-cell>
          <table:table-cell table:formula="of:=IF([$FillIn.BL24]&lt;&gt;&quot;&quot;;[$FillIn.BL24];-1)" office:value-type="float" office:value="-1" calcext:value-type="float">
            <text:p>-1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396" calcext:value-type="float">
            <text:p>396</text:p>
          </table:table-cell>
          <table:table-cell table:formula="of:=IF([$FillIn.BP24]&lt;&gt;&quot;&quot;;[$FillIn.BP24];-1)" office:value-type="float" office:value="397" calcext:value-type="float">
            <text:p>397</text:p>
          </table:table-cell>
          <table:table-cell table:formula="of:=IF([$FillIn.BQ24]&lt;&gt;&quot;&quot;;[$FillIn.BQ24];-1)" office:value-type="float" office:value="398" calcext:value-type="float">
            <text:p>398</text:p>
          </table:table-cell>
          <table:table-cell table:formula="of:=IF([$FillIn.BR24]&lt;&gt;&quot;&quot;;[$FillIn.BR24];-1)" office:value-type="float" office:value="399" calcext:value-type="float">
            <text:p>399</text:p>
          </table:table-cell>
          <table:table-cell table:formula="of:=IF([$FillIn.BS24]&lt;&gt;&quot;&quot;;[$FillIn.BS24];-1)" office:value-type="float" office:value="400" calcext:value-type="float">
            <text:p>400</text:p>
          </table:table-cell>
          <table:table-cell table:formula="of:=IF([$FillIn.BT24]&lt;&gt;&quot;&quot;;[$FillIn.BT24];-1)" office:value-type="float" office:value="401" calcext:value-type="float">
            <text:p>401</text:p>
          </table:table-cell>
          <table:table-cell table:formula="of:=IF([$FillIn.BU24]&lt;&gt;&quot;&quot;;[$FillIn.BU24];-1)" office:value-type="float" office:value="402" calcext:value-type="float">
            <text:p>402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442" calcext:value-type="float">
            <text:p>442</text:p>
          </table:table-cell>
          <table:table-cell table:formula="of:=IF([$FillIn.BZ24]&lt;&gt;&quot;&quot;;[$FillIn.BZ24];-1)" office:value-type="float" office:value="443" calcext:value-type="float">
            <text:p>443</text:p>
          </table:table-cell>
          <table:table-cell table:formula="of:=IF([$FillIn.CA24]&lt;&gt;&quot;&quot;;[$FillIn.CA24];-1)" office:value-type="float" office:value="444" calcext:value-type="float">
            <text:p>444</text:p>
          </table:table-cell>
          <table:table-cell table:formula="of:=IF([$FillIn.CB24]&lt;&gt;&quot;&quot;;[$FillIn.CB24];-1)" office:value-type="float" office:value="445" calcext:value-type="float">
            <text:p>445</text:p>
          </table:table-cell>
          <table:table-cell table:formula="of:=IF([$FillIn.CC24]&lt;&gt;&quot;&quot;;[$FillIn.CC24];-1)" office:value-type="float" office:value="446" calcext:value-type="float">
            <text:p>446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formula="of:=IF([$FillIn.CI24]&lt;&gt;&quot;&quot;;[$FillIn.CI24];-1)" office:value-type="float" office:value="-1" calcext:value-type="float">
            <text:p>-1</text:p>
          </table:table-cell>
          <table:table-cell table:formula="of:=IF([$FillIn.CJ24]&lt;&gt;&quot;&quot;;[$FillIn.CJ24];-1)" office:value-type="float" office:value="-1" calcext:value-type="float">
            <text:p>-1</text:p>
          </table:table-cell>
          <table:table-cell table:formula="of:=IF([$FillIn.CK24]&lt;&gt;&quot;&quot;;[$FillIn.CK24];-1)" office:value-type="float" office:value="-1" calcext:value-type="float">
            <text:p>-1</text:p>
          </table:table-cell>
          <table:table-cell table:formula="of:=IF([$FillIn.CL24]&lt;&gt;&quot;&quot;;[$FillIn.CL24];-1)" office:value-type="float" office:value="-1" calcext:value-type="float">
            <text:p>-1</text:p>
          </table:table-cell>
          <table:table-cell table:formula="of:=IF([$FillIn.CM24]&lt;&gt;&quot;&quot;;[$FillIn.CM24];-1)" office:value-type="float" office:value="-1" calcext:value-type="float">
            <text:p>-1</text:p>
          </table:table-cell>
          <table:table-cell table:formula="of:=IF([$FillIn.CN24]&lt;&gt;&quot;&quot;;[$FillIn.CN24];-1)" office:value-type="float" office:value="-1" calcext:value-type="float">
            <text:p>-1</text:p>
          </table:table-cell>
          <table:table-cell table:formula="of:=IF([$FillIn.CO24]&lt;&gt;&quot;&quot;;[$FillIn.CO24];-1)" office:value-type="float" office:value="-1" calcext:value-type="float">
            <text:p>-1</text:p>
          </table:table-cell>
          <table:table-cell table:formula="of:=IF([$FillIn.CP24]&lt;&gt;&quot;&quot;;[$FillIn.CP24];-1)" office:value-type="float" office:value="-1" calcext:value-type="float">
            <text:p>-1</text:p>
          </table:table-cell>
          <table:table-cell table:formula="of:=IF([$FillIn.CQ24]&lt;&gt;&quot;&quot;;[$FillIn.CQ24];-1)" office:value-type="float" office:value="-1" calcext:value-type="float">
            <text:p>-1</text:p>
          </table:table-cell>
          <table:table-cell table:formula="of:=IF([$FillIn.CR24]&lt;&gt;&quot;&quot;;[$FillIn.CR24];-1)" office:value-type="float" office:value="-1" calcext:value-type="float">
            <text:p>-1</text:p>
          </table:table-cell>
          <table:table-cell table:formula="of:=IF([$FillIn.CS24]&lt;&gt;&quot;&quot;;[$FillIn.CS24];-1)" office:value-type="float" office:value="-1" calcext:value-type="float">
            <text:p>-1</text:p>
          </table:table-cell>
          <table:table-cell table:formula="of:=IF([$FillIn.CT24]&lt;&gt;&quot;&quot;;[$FillIn.CT24];-1)" office:value-type="float" office:value="-1" calcext:value-type="float">
            <text:p>-1</text:p>
          </table:table-cell>
          <table:table-cell table:formula="of:=IF([$FillIn.CU24]&lt;&gt;&quot;&quot;;[$FillIn.CU24];-1)" office:value-type="float" office:value="-1" calcext:value-type="float">
            <text:p>-1</text:p>
          </table:table-cell>
          <table:table-cell table:formula="of:=IF([$FillIn.CV24]&lt;&gt;&quot;&quot;;[$FillIn.CV24];-1)" office:value-type="float" office:value="-1" calcext:value-type="float">
            <text:p>-1</text:p>
          </table:table-cell>
          <table:table-cell table:formula="of:=IF([$FillIn.CW24]&lt;&gt;&quot;&quot;;[$FillIn.CW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6" calcext:value-type="float">
            <text:p>26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-1" calcext:value-type="float">
            <text:p>-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-1" calcext:value-type="float">
            <text:p>-1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-1" calcext:value-type="float">
            <text:p>-1</text:p>
          </table:table-cell>
          <table:table-cell table:formula="of:=IF([$FillIn.Q25]&lt;&gt;&quot;&quot;;[$FillIn.Q25];-1)" office:value-type="float" office:value="-1" calcext:value-type="float">
            <text:p>-1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-1" calcext:value-type="float">
            <text:p>-1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-1" calcext:value-type="float">
            <text:p>-1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-1" calcext:value-type="float">
            <text:p>-1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-1" calcext:value-type="float">
            <text:p>-1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-1" calcext:value-type="float">
            <text:p>-1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-1" calcext:value-type="float">
            <text:p>-1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369" calcext:value-type="float">
            <text:p>369</text:p>
          </table:table-cell>
          <table:table-cell table:formula="of:=IF([$FillIn.AW25]&lt;&gt;&quot;&quot;;[$FillIn.AW25];-1)" office:value-type="float" office:value="370" calcext:value-type="float">
            <text:p>370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-1" calcext:value-type="float">
            <text:p>-1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-1" calcext:value-type="float">
            <text:p>-1</text:p>
          </table:table-cell>
          <table:table-cell table:formula="of:=IF([$FillIn.BB25]&lt;&gt;&quot;&quot;;[$FillIn.BB25];-1)" office:value-type="float" office:value="378" calcext:value-type="float">
            <text:p>378</text:p>
          </table:table-cell>
          <table:table-cell table:formula="of:=IF([$FillIn.BC25]&lt;&gt;&quot;&quot;;[$FillIn.BC25];-1)" office:value-type="float" office:value="379" calcext:value-type="float">
            <text:p>379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387" calcext:value-type="float">
            <text:p>387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394" calcext:value-type="float">
            <text:p>394</text:p>
          </table:table-cell>
          <table:table-cell table:formula="of:=IF([$FillIn.BO25]&lt;&gt;&quot;&quot;;[$FillIn.BO25];-1)" office:value-type="float" office:value="395" calcext:value-type="float">
            <text:p>395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-1" calcext:value-type="float">
            <text:p>-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403" calcext:value-type="float">
            <text:p>403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440" calcext:value-type="float">
            <text:p>440</text:p>
          </table:table-cell>
          <table:table-cell table:formula="of:=IF([$FillIn.BY25]&lt;&gt;&quot;&quot;;[$FillIn.BY25];-1)" office:value-type="float" office:value="441" calcext:value-type="float">
            <text:p>44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447" calcext:value-type="float">
            <text:p>447</text:p>
          </table:table-cell>
          <table:table-cell table:formula="of:=IF([$FillIn.CD25]&lt;&gt;&quot;&quot;;[$FillIn.CD25];-1)" office:value-type="float" office:value="448" calcext:value-type="float">
            <text:p>448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formula="of:=IF([$FillIn.CI25]&lt;&gt;&quot;&quot;;[$FillIn.CI25];-1)" office:value-type="float" office:value="-1" calcext:value-type="float">
            <text:p>-1</text:p>
          </table:table-cell>
          <table:table-cell table:formula="of:=IF([$FillIn.CJ25]&lt;&gt;&quot;&quot;;[$FillIn.CJ25];-1)" office:value-type="float" office:value="-1" calcext:value-type="float">
            <text:p>-1</text:p>
          </table:table-cell>
          <table:table-cell table:formula="of:=IF([$FillIn.CK25]&lt;&gt;&quot;&quot;;[$FillIn.CK25];-1)" office:value-type="float" office:value="-1" calcext:value-type="float">
            <text:p>-1</text:p>
          </table:table-cell>
          <table:table-cell table:formula="of:=IF([$FillIn.CL25]&lt;&gt;&quot;&quot;;[$FillIn.CL25];-1)" office:value-type="float" office:value="-1" calcext:value-type="float">
            <text:p>-1</text:p>
          </table:table-cell>
          <table:table-cell table:formula="of:=IF([$FillIn.CM25]&lt;&gt;&quot;&quot;;[$FillIn.CM25];-1)" office:value-type="float" office:value="-1" calcext:value-type="float">
            <text:p>-1</text:p>
          </table:table-cell>
          <table:table-cell table:formula="of:=IF([$FillIn.CN25]&lt;&gt;&quot;&quot;;[$FillIn.CN25];-1)" office:value-type="float" office:value="-1" calcext:value-type="float">
            <text:p>-1</text:p>
          </table:table-cell>
          <table:table-cell table:formula="of:=IF([$FillIn.CO25]&lt;&gt;&quot;&quot;;[$FillIn.CO25];-1)" office:value-type="float" office:value="-1" calcext:value-type="float">
            <text:p>-1</text:p>
          </table:table-cell>
          <table:table-cell table:formula="of:=IF([$FillIn.CP25]&lt;&gt;&quot;&quot;;[$FillIn.CP25];-1)" office:value-type="float" office:value="-1" calcext:value-type="float">
            <text:p>-1</text:p>
          </table:table-cell>
          <table:table-cell table:formula="of:=IF([$FillIn.CQ25]&lt;&gt;&quot;&quot;;[$FillIn.CQ25];-1)" office:value-type="float" office:value="-1" calcext:value-type="float">
            <text:p>-1</text:p>
          </table:table-cell>
          <table:table-cell table:formula="of:=IF([$FillIn.CR25]&lt;&gt;&quot;&quot;;[$FillIn.CR25];-1)" office:value-type="float" office:value="-1" calcext:value-type="float">
            <text:p>-1</text:p>
          </table:table-cell>
          <table:table-cell table:formula="of:=IF([$FillIn.CS25]&lt;&gt;&quot;&quot;;[$FillIn.CS25];-1)" office:value-type="float" office:value="-1" calcext:value-type="float">
            <text:p>-1</text:p>
          </table:table-cell>
          <table:table-cell table:formula="of:=IF([$FillIn.CT25]&lt;&gt;&quot;&quot;;[$FillIn.CT25];-1)" office:value-type="float" office:value="-1" calcext:value-type="float">
            <text:p>-1</text:p>
          </table:table-cell>
          <table:table-cell table:formula="of:=IF([$FillIn.CU25]&lt;&gt;&quot;&quot;;[$FillIn.CU25];-1)" office:value-type="float" office:value="-1" calcext:value-type="float">
            <text:p>-1</text:p>
          </table:table-cell>
          <table:table-cell table:formula="of:=IF([$FillIn.CV25]&lt;&gt;&quot;&quot;;[$FillIn.CV25];-1)" office:value-type="float" office:value="-1" calcext:value-type="float">
            <text:p>-1</text:p>
          </table:table-cell>
          <table:table-cell table:formula="of:=IF([$FillIn.CW25]&lt;&gt;&quot;&quot;;[$FillIn.CW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5" calcext:value-type="float">
            <text:p>25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262" calcext:value-type="float">
            <text:p>262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260" calcext:value-type="float">
            <text:p>260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238" calcext:value-type="float">
            <text:p>238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249" calcext:value-type="float">
            <text:p>249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179" calcext:value-type="float">
            <text:p>179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203" calcext:value-type="float">
            <text:p>203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208" calcext:value-type="float">
            <text:p>208</text:p>
          </table:table-cell>
          <table:table-cell table:formula="of:=IF([$FillIn.AL26]&lt;&gt;&quot;&quot;;[$FillIn.AL26];-1)" office:value-type="float" office:value="-1" calcext:value-type="float">
            <text:p>-1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169" calcext:value-type="float">
            <text:p>169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371" calcext:value-type="float">
            <text:p>37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-1" calcext:value-type="float">
            <text:p>-1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377" calcext:value-type="float">
            <text:p>377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388" calcext:value-type="float">
            <text:p>388</text:p>
          </table:table-cell>
          <table:table-cell table:formula="of:=IF([$FillIn.BK26]&lt;&gt;&quot;&quot;;[$FillIn.BK26];-1)" office:value-type="float" office:value="-1" calcext:value-type="float">
            <text:p>-1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392" calcext:value-type="float">
            <text:p>392</text:p>
          </table:table-cell>
          <table:table-cell table:formula="of:=IF([$FillIn.BN26]&lt;&gt;&quot;&quot;;[$FillIn.BN26];-1)" office:value-type="float" office:value="393" calcext:value-type="float">
            <text:p>393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438" calcext:value-type="float">
            <text:p>438</text:p>
          </table:table-cell>
          <table:table-cell table:formula="of:=IF([$FillIn.BX26]&lt;&gt;&quot;&quot;;[$FillIn.BX26];-1)" office:value-type="float" office:value="439" calcext:value-type="float">
            <text:p>439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449" calcext:value-type="float">
            <text:p>449</text:p>
          </table:table-cell>
          <table:table-cell table:formula="of:=IF([$FillIn.CE26]&lt;&gt;&quot;&quot;;[$FillIn.CE26];-1)" office:value-type="float" office:value="450" calcext:value-type="float">
            <text:p>450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formula="of:=IF([$FillIn.CI26]&lt;&gt;&quot;&quot;;[$FillIn.CI26];-1)" office:value-type="float" office:value="-1" calcext:value-type="float">
            <text:p>-1</text:p>
          </table:table-cell>
          <table:table-cell table:formula="of:=IF([$FillIn.CJ26]&lt;&gt;&quot;&quot;;[$FillIn.CJ26];-1)" office:value-type="float" office:value="-1" calcext:value-type="float">
            <text:p>-1</text:p>
          </table:table-cell>
          <table:table-cell table:formula="of:=IF([$FillIn.CK26]&lt;&gt;&quot;&quot;;[$FillIn.CK26];-1)" office:value-type="float" office:value="-1" calcext:value-type="float">
            <text:p>-1</text:p>
          </table:table-cell>
          <table:table-cell table:formula="of:=IF([$FillIn.CL26]&lt;&gt;&quot;&quot;;[$FillIn.CL26];-1)" office:value-type="float" office:value="-1" calcext:value-type="float">
            <text:p>-1</text:p>
          </table:table-cell>
          <table:table-cell table:formula="of:=IF([$FillIn.CM26]&lt;&gt;&quot;&quot;;[$FillIn.CM26];-1)" office:value-type="float" office:value="-1" calcext:value-type="float">
            <text:p>-1</text:p>
          </table:table-cell>
          <table:table-cell table:formula="of:=IF([$FillIn.CN26]&lt;&gt;&quot;&quot;;[$FillIn.CN26];-1)" office:value-type="float" office:value="-1" calcext:value-type="float">
            <text:p>-1</text:p>
          </table:table-cell>
          <table:table-cell table:formula="of:=IF([$FillIn.CO26]&lt;&gt;&quot;&quot;;[$FillIn.CO26];-1)" office:value-type="float" office:value="-1" calcext:value-type="float">
            <text:p>-1</text:p>
          </table:table-cell>
          <table:table-cell table:formula="of:=IF([$FillIn.CP26]&lt;&gt;&quot;&quot;;[$FillIn.CP26];-1)" office:value-type="float" office:value="-1" calcext:value-type="float">
            <text:p>-1</text:p>
          </table:table-cell>
          <table:table-cell table:formula="of:=IF([$FillIn.CQ26]&lt;&gt;&quot;&quot;;[$FillIn.CQ26];-1)" office:value-type="float" office:value="-1" calcext:value-type="float">
            <text:p>-1</text:p>
          </table:table-cell>
          <table:table-cell table:formula="of:=IF([$FillIn.CR26]&lt;&gt;&quot;&quot;;[$FillIn.CR26];-1)" office:value-type="float" office:value="-1" calcext:value-type="float">
            <text:p>-1</text:p>
          </table:table-cell>
          <table:table-cell table:formula="of:=IF([$FillIn.CS26]&lt;&gt;&quot;&quot;;[$FillIn.CS26];-1)" office:value-type="float" office:value="-1" calcext:value-type="float">
            <text:p>-1</text:p>
          </table:table-cell>
          <table:table-cell table:formula="of:=IF([$FillIn.CT26]&lt;&gt;&quot;&quot;;[$FillIn.CT26];-1)" office:value-type="float" office:value="-1" calcext:value-type="float">
            <text:p>-1</text:p>
          </table:table-cell>
          <table:table-cell table:formula="of:=IF([$FillIn.CU26]&lt;&gt;&quot;&quot;;[$FillIn.CU26];-1)" office:value-type="float" office:value="-1" calcext:value-type="float">
            <text:p>-1</text:p>
          </table:table-cell>
          <table:table-cell table:formula="of:=IF([$FillIn.CV26]&lt;&gt;&quot;&quot;;[$FillIn.CV26];-1)" office:value-type="float" office:value="-1" calcext:value-type="float">
            <text:p>-1</text:p>
          </table:table-cell>
          <table:table-cell table:formula="of:=IF([$FillIn.CW26]&lt;&gt;&quot;&quot;;[$FillIn.CW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4" calcext:value-type="float">
            <text:p>24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-1" calcext:value-type="float">
            <text:p>-1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-1" calcext:value-type="float">
            <text:p>-1</text:p>
          </table:table-cell>
          <table:table-cell table:formula="of:=IF([$FillIn.P27]&lt;&gt;&quot;&quot;;[$FillIn.P27];-1)" office:value-type="float" office:value="-1" calcext:value-type="float">
            <text:p>-1</text:p>
          </table:table-cell>
          <table:table-cell table:formula="of:=IF([$FillIn.Q27]&lt;&gt;&quot;&quot;;[$FillIn.Q27];-1)" office:value-type="float" office:value="261" calcext:value-type="float">
            <text:p>261</text:p>
          </table:table-cell>
          <table:table-cell table:formula="of:=IF([$FillIn.R27]&lt;&gt;&quot;&quot;;[$FillIn.R27];-1)" office:value-type="float" office:value="-1" calcext:value-type="float">
            <text:p>-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-1" calcext:value-type="float">
            <text:p>-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37" calcext:value-type="float">
            <text:p>237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244" calcext:value-type="float">
            <text:p>244</text:p>
          </table:table-cell>
          <table:table-cell table:formula="of:=IF([$FillIn.AC27]&lt;&gt;&quot;&quot;;[$FillIn.AC27];-1)" office:value-type="float" office:value="248" calcext:value-type="float">
            <text:p>248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180" calcext:value-type="float">
            <text:p>180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202" calcext:value-type="float">
            <text:p>202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209" calcext:value-type="float">
            <text:p>209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-1" calcext:value-type="float">
            <text:p>-1</text:p>
          </table:table-cell>
          <table:table-cell table:formula="of:=IF([$FillIn.AN27]&lt;&gt;&quot;&quot;;[$FillIn.AN27];-1)" office:value-type="float" office:value="168" calcext:value-type="float">
            <text:p>168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372" calcext:value-type="float">
            <text:p>372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-1" calcext:value-type="float">
            <text:p>-1</text:p>
          </table:table-cell>
          <table:table-cell table:formula="of:=IF([$FillIn.BA27]&lt;&gt;&quot;&quot;;[$FillIn.BA27];-1)" office:value-type="float" office:value="376" calcext:value-type="float">
            <text:p>376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-1" calcext:value-type="float">
            <text:p>-1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389" calcext:value-type="float">
            <text:p>389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391" calcext:value-type="float">
            <text:p>39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-1" calcext:value-type="float">
            <text:p>-1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404" calcext:value-type="float">
            <text:p>404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451" calcext:value-type="float">
            <text:p>45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formula="of:=IF([$FillIn.CI27]&lt;&gt;&quot;&quot;;[$FillIn.CI27];-1)" office:value-type="float" office:value="-1" calcext:value-type="float">
            <text:p>-1</text:p>
          </table:table-cell>
          <table:table-cell table:formula="of:=IF([$FillIn.CJ27]&lt;&gt;&quot;&quot;;[$FillIn.CJ27];-1)" office:value-type="float" office:value="-1" calcext:value-type="float">
            <text:p>-1</text:p>
          </table:table-cell>
          <table:table-cell table:formula="of:=IF([$FillIn.CK27]&lt;&gt;&quot;&quot;;[$FillIn.CK27];-1)" office:value-type="float" office:value="-1" calcext:value-type="float">
            <text:p>-1</text:p>
          </table:table-cell>
          <table:table-cell table:formula="of:=IF([$FillIn.CL27]&lt;&gt;&quot;&quot;;[$FillIn.CL27];-1)" office:value-type="float" office:value="-1" calcext:value-type="float">
            <text:p>-1</text:p>
          </table:table-cell>
          <table:table-cell table:formula="of:=IF([$FillIn.CM27]&lt;&gt;&quot;&quot;;[$FillIn.CM27];-1)" office:value-type="float" office:value="-1" calcext:value-type="float">
            <text:p>-1</text:p>
          </table:table-cell>
          <table:table-cell table:formula="of:=IF([$FillIn.CN27]&lt;&gt;&quot;&quot;;[$FillIn.CN27];-1)" office:value-type="float" office:value="-1" calcext:value-type="float">
            <text:p>-1</text:p>
          </table:table-cell>
          <table:table-cell table:formula="of:=IF([$FillIn.CO27]&lt;&gt;&quot;&quot;;[$FillIn.CO27];-1)" office:value-type="float" office:value="-1" calcext:value-type="float">
            <text:p>-1</text:p>
          </table:table-cell>
          <table:table-cell table:formula="of:=IF([$FillIn.CP27]&lt;&gt;&quot;&quot;;[$FillIn.CP27];-1)" office:value-type="float" office:value="-1" calcext:value-type="float">
            <text:p>-1</text:p>
          </table:table-cell>
          <table:table-cell table:formula="of:=IF([$FillIn.CQ27]&lt;&gt;&quot;&quot;;[$FillIn.CQ27];-1)" office:value-type="float" office:value="-1" calcext:value-type="float">
            <text:p>-1</text:p>
          </table:table-cell>
          <table:table-cell table:formula="of:=IF([$FillIn.CR27]&lt;&gt;&quot;&quot;;[$FillIn.CR27];-1)" office:value-type="float" office:value="-1" calcext:value-type="float">
            <text:p>-1</text:p>
          </table:table-cell>
          <table:table-cell table:formula="of:=IF([$FillIn.CS27]&lt;&gt;&quot;&quot;;[$FillIn.CS27];-1)" office:value-type="float" office:value="-1" calcext:value-type="float">
            <text:p>-1</text:p>
          </table:table-cell>
          <table:table-cell table:formula="of:=IF([$FillIn.CT27]&lt;&gt;&quot;&quot;;[$FillIn.CT27];-1)" office:value-type="float" office:value="-1" calcext:value-type="float">
            <text:p>-1</text:p>
          </table:table-cell>
          <table:table-cell table:formula="of:=IF([$FillIn.CU27]&lt;&gt;&quot;&quot;;[$FillIn.CU27];-1)" office:value-type="float" office:value="-1" calcext:value-type="float">
            <text:p>-1</text:p>
          </table:table-cell>
          <table:table-cell table:formula="of:=IF([$FillIn.CV27]&lt;&gt;&quot;&quot;;[$FillIn.CV27];-1)" office:value-type="float" office:value="-1" calcext:value-type="float">
            <text:p>-1</text:p>
          </table:table-cell>
          <table:table-cell table:formula="of:=IF([$FillIn.CW27]&lt;&gt;&quot;&quot;;[$FillIn.CW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3" calcext:value-type="float">
            <text:p>23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-1" calcext:value-type="float">
            <text:p>-1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-1" calcext:value-type="float">
            <text:p>-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373" calcext:value-type="float">
            <text:p>373</text:p>
          </table:table-cell>
          <table:table-cell table:formula="of:=IF([$FillIn.AY28]&lt;&gt;&quot;&quot;;[$FillIn.AY28];-1)" office:value-type="float" office:value="-1" calcext:value-type="float">
            <text:p>-1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375" calcext:value-type="float">
            <text:p>375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-1" calcext:value-type="float">
            <text:p>-1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390" calcext:value-type="float">
            <text:p>390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405" calcext:value-type="float">
            <text:p>405</text:p>
          </table:table-cell>
          <table:table-cell table:formula="of:=IF([$FillIn.BW28]&lt;&gt;&quot;&quot;;[$FillIn.BW28];-1)" office:value-type="float" office:value="437" calcext:value-type="float">
            <text:p>437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formula="of:=IF([$FillIn.CI28]&lt;&gt;&quot;&quot;;[$FillIn.CI28];-1)" office:value-type="float" office:value="-1" calcext:value-type="float">
            <text:p>-1</text:p>
          </table:table-cell>
          <table:table-cell table:formula="of:=IF([$FillIn.CJ28]&lt;&gt;&quot;&quot;;[$FillIn.CJ28];-1)" office:value-type="float" office:value="-1" calcext:value-type="float">
            <text:p>-1</text:p>
          </table:table-cell>
          <table:table-cell table:formula="of:=IF([$FillIn.CK28]&lt;&gt;&quot;&quot;;[$FillIn.CK28];-1)" office:value-type="float" office:value="-1" calcext:value-type="float">
            <text:p>-1</text:p>
          </table:table-cell>
          <table:table-cell table:formula="of:=IF([$FillIn.CL28]&lt;&gt;&quot;&quot;;[$FillIn.CL28];-1)" office:value-type="float" office:value="-1" calcext:value-type="float">
            <text:p>-1</text:p>
          </table:table-cell>
          <table:table-cell table:formula="of:=IF([$FillIn.CM28]&lt;&gt;&quot;&quot;;[$FillIn.CM28];-1)" office:value-type="float" office:value="-1" calcext:value-type="float">
            <text:p>-1</text:p>
          </table:table-cell>
          <table:table-cell table:formula="of:=IF([$FillIn.CN28]&lt;&gt;&quot;&quot;;[$FillIn.CN28];-1)" office:value-type="float" office:value="-1" calcext:value-type="float">
            <text:p>-1</text:p>
          </table:table-cell>
          <table:table-cell table:formula="of:=IF([$FillIn.CO28]&lt;&gt;&quot;&quot;;[$FillIn.CO28];-1)" office:value-type="float" office:value="-1" calcext:value-type="float">
            <text:p>-1</text:p>
          </table:table-cell>
          <table:table-cell table:formula="of:=IF([$FillIn.CP28]&lt;&gt;&quot;&quot;;[$FillIn.CP28];-1)" office:value-type="float" office:value="-1" calcext:value-type="float">
            <text:p>-1</text:p>
          </table:table-cell>
          <table:table-cell table:formula="of:=IF([$FillIn.CQ28]&lt;&gt;&quot;&quot;;[$FillIn.CQ28];-1)" office:value-type="float" office:value="-1" calcext:value-type="float">
            <text:p>-1</text:p>
          </table:table-cell>
          <table:table-cell table:formula="of:=IF([$FillIn.CR28]&lt;&gt;&quot;&quot;;[$FillIn.CR28];-1)" office:value-type="float" office:value="-1" calcext:value-type="float">
            <text:p>-1</text:p>
          </table:table-cell>
          <table:table-cell table:formula="of:=IF([$FillIn.CS28]&lt;&gt;&quot;&quot;;[$FillIn.CS28];-1)" office:value-type="float" office:value="-1" calcext:value-type="float">
            <text:p>-1</text:p>
          </table:table-cell>
          <table:table-cell table:formula="of:=IF([$FillIn.CT28]&lt;&gt;&quot;&quot;;[$FillIn.CT28];-1)" office:value-type="float" office:value="-1" calcext:value-type="float">
            <text:p>-1</text:p>
          </table:table-cell>
          <table:table-cell table:formula="of:=IF([$FillIn.CU28]&lt;&gt;&quot;&quot;;[$FillIn.CU28];-1)" office:value-type="float" office:value="-1" calcext:value-type="float">
            <text:p>-1</text:p>
          </table:table-cell>
          <table:table-cell table:formula="of:=IF([$FillIn.CV28]&lt;&gt;&quot;&quot;;[$FillIn.CV28];-1)" office:value-type="float" office:value="-1" calcext:value-type="float">
            <text:p>-1</text:p>
          </table:table-cell>
          <table:table-cell table:formula="of:=IF([$FillIn.CW28]&lt;&gt;&quot;&quot;;[$FillIn.CW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2" calcext:value-type="float">
            <text:p>22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-1" calcext:value-type="float">
            <text:p>-1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-1" calcext:value-type="float">
            <text:p>-1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-1" calcext:value-type="float">
            <text:p>-1</text:p>
          </table:table-cell>
          <table:table-cell table:formula="of:=IF([$FillIn.S29]&lt;&gt;&quot;&quot;;[$FillIn.S29];-1)" office:value-type="float" office:value="-1" calcext:value-type="float">
            <text:p>-1</text:p>
          </table:table-cell>
          <table:table-cell table:formula="of:=IF([$FillIn.T29]&lt;&gt;&quot;&quot;;[$FillIn.T29];-1)" office:value-type="float" office:value="-1" calcext:value-type="float">
            <text:p>-1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36" calcext:value-type="float">
            <text:p>236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245" calcext:value-type="float">
            <text:p>245</text:p>
          </table:table-cell>
          <table:table-cell table:formula="of:=IF([$FillIn.AB29]&lt;&gt;&quot;&quot;;[$FillIn.AB29];-1)" office:value-type="float" office:value="247" calcext:value-type="float">
            <text:p>247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181" calcext:value-type="float">
            <text:p>18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201" calcext:value-type="float">
            <text:p>20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210" calcext:value-type="float">
            <text:p>210</text:p>
          </table:table-cell>
          <table:table-cell table:formula="of:=IF([$FillIn.AL29]&lt;&gt;&quot;&quot;;[$FillIn.AL29];-1)" office:value-type="float" office:value="-1" calcext:value-type="float">
            <text:p>-1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167" calcext:value-type="float">
            <text:p>167</text:p>
          </table:table-cell>
          <table:table-cell table:formula="of:=IF([$FillIn.AO29]&lt;&gt;&quot;&quot;;[$FillIn.AO29];-1)" office:value-type="float" office:value="-1" calcext:value-type="float">
            <text:p>-1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-1" calcext:value-type="float">
            <text:p>-1</text:p>
          </table:table-cell>
          <table:table-cell table:formula="of:=IF([$FillIn.AY29]&lt;&gt;&quot;&quot;;[$FillIn.AY29];-1)" office:value-type="float" office:value="374" calcext:value-type="float">
            <text:p>374</text:p>
          </table:table-cell>
          <table:table-cell table:formula="of:=IF([$FillIn.AZ29]&lt;&gt;&quot;&quot;;[$FillIn.AZ29];-1)" office:value-type="float" office:value="142" calcext:value-type="float">
            <text:p>142</text:p>
          </table:table-cell>
          <table:table-cell table:formula="of:=IF([$FillIn.BA29]&lt;&gt;&quot;&quot;;[$FillIn.BA29];-1)" office:value-type="float" office:value="-1" calcext:value-type="float">
            <text:p>-1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-1" calcext:value-type="float">
            <text:p>-1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-1" calcext:value-type="float">
            <text:p>-1</text:p>
          </table:table-cell>
          <table:table-cell table:formula="of:=IF([$FillIn.BL29]&lt;&gt;&quot;&quot;;[$FillIn.BL29];-1)" office:value-type="float" office:value="119" calcext:value-type="float">
            <text:p>119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-1" calcext:value-type="float">
            <text:p>-1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406" calcext:value-type="float">
            <text:p>406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436" calcext:value-type="float">
            <text:p>436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452" calcext:value-type="float">
            <text:p>452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formula="of:=IF([$FillIn.CI29]&lt;&gt;&quot;&quot;;[$FillIn.CI29];-1)" office:value-type="float" office:value="-1" calcext:value-type="float">
            <text:p>-1</text:p>
          </table:table-cell>
          <table:table-cell table:formula="of:=IF([$FillIn.CJ29]&lt;&gt;&quot;&quot;;[$FillIn.CJ29];-1)" office:value-type="float" office:value="-1" calcext:value-type="float">
            <text:p>-1</text:p>
          </table:table-cell>
          <table:table-cell table:formula="of:=IF([$FillIn.CK29]&lt;&gt;&quot;&quot;;[$FillIn.CK29];-1)" office:value-type="float" office:value="-1" calcext:value-type="float">
            <text:p>-1</text:p>
          </table:table-cell>
          <table:table-cell table:formula="of:=IF([$FillIn.CL29]&lt;&gt;&quot;&quot;;[$FillIn.CL29];-1)" office:value-type="float" office:value="-1" calcext:value-type="float">
            <text:p>-1</text:p>
          </table:table-cell>
          <table:table-cell table:formula="of:=IF([$FillIn.CM29]&lt;&gt;&quot;&quot;;[$FillIn.CM29];-1)" office:value-type="float" office:value="-1" calcext:value-type="float">
            <text:p>-1</text:p>
          </table:table-cell>
          <table:table-cell table:formula="of:=IF([$FillIn.CN29]&lt;&gt;&quot;&quot;;[$FillIn.CN29];-1)" office:value-type="float" office:value="-1" calcext:value-type="float">
            <text:p>-1</text:p>
          </table:table-cell>
          <table:table-cell table:formula="of:=IF([$FillIn.CO29]&lt;&gt;&quot;&quot;;[$FillIn.CO29];-1)" office:value-type="float" office:value="-1" calcext:value-type="float">
            <text:p>-1</text:p>
          </table:table-cell>
          <table:table-cell table:formula="of:=IF([$FillIn.CP29]&lt;&gt;&quot;&quot;;[$FillIn.CP29];-1)" office:value-type="float" office:value="-1" calcext:value-type="float">
            <text:p>-1</text:p>
          </table:table-cell>
          <table:table-cell table:formula="of:=IF([$FillIn.CQ29]&lt;&gt;&quot;&quot;;[$FillIn.CQ29];-1)" office:value-type="float" office:value="-1" calcext:value-type="float">
            <text:p>-1</text:p>
          </table:table-cell>
          <table:table-cell table:formula="of:=IF([$FillIn.CR29]&lt;&gt;&quot;&quot;;[$FillIn.CR29];-1)" office:value-type="float" office:value="-1" calcext:value-type="float">
            <text:p>-1</text:p>
          </table:table-cell>
          <table:table-cell table:formula="of:=IF([$FillIn.CS29]&lt;&gt;&quot;&quot;;[$FillIn.CS29];-1)" office:value-type="float" office:value="-1" calcext:value-type="float">
            <text:p>-1</text:p>
          </table:table-cell>
          <table:table-cell table:formula="of:=IF([$FillIn.CT29]&lt;&gt;&quot;&quot;;[$FillIn.CT29];-1)" office:value-type="float" office:value="-1" calcext:value-type="float">
            <text:p>-1</text:p>
          </table:table-cell>
          <table:table-cell table:formula="of:=IF([$FillIn.CU29]&lt;&gt;&quot;&quot;;[$FillIn.CU29];-1)" office:value-type="float" office:value="-1" calcext:value-type="float">
            <text:p>-1</text:p>
          </table:table-cell>
          <table:table-cell table:formula="of:=IF([$FillIn.CV29]&lt;&gt;&quot;&quot;;[$FillIn.CV29];-1)" office:value-type="float" office:value="-1" calcext:value-type="float">
            <text:p>-1</text:p>
          </table:table-cell>
          <table:table-cell table:formula="of:=IF([$FillIn.CW29]&lt;&gt;&quot;&quot;;[$FillIn.CW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21" calcext:value-type="float">
            <text:p>21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-1" calcext:value-type="float">
            <text:p>-1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-1" calcext:value-type="float">
            <text:p>-1</text:p>
          </table:table-cell>
          <table:table-cell table:formula="of:=IF([$FillIn.T30]&lt;&gt;&quot;&quot;;[$FillIn.T30];-1)" office:value-type="float" office:value="-1" calcext:value-type="float">
            <text:p>-1</text:p>
          </table:table-cell>
          <table:table-cell table:formula="of:=IF([$FillIn.U30]&lt;&gt;&quot;&quot;;[$FillIn.U30];-1)" office:value-type="float" office:value="-1" calcext:value-type="float">
            <text:p>-1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-1" calcext:value-type="float">
            <text:p>-1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-1" calcext:value-type="float">
            <text:p>-1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-1" calcext:value-type="float">
            <text:p>-1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-1" calcext:value-type="float">
            <text:p>-1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143" calcext:value-type="float">
            <text:p>143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141" calcext:value-type="float">
            <text:p>14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120" calcext:value-type="float">
            <text:p>120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118" calcext:value-type="float">
            <text:p>118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-1" calcext:value-type="float">
            <text:p>-1</text:p>
          </table:table-cell>
          <table:table-cell table:formula="of:=IF([$FillIn.BT30]&lt;&gt;&quot;&quot;;[$FillIn.BT30];-1)" office:value-type="float" office:value="407" calcext:value-type="float">
            <text:p>407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formula="of:=IF([$FillIn.CI30]&lt;&gt;&quot;&quot;;[$FillIn.CI30];-1)" office:value-type="float" office:value="-1" calcext:value-type="float">
            <text:p>-1</text:p>
          </table:table-cell>
          <table:table-cell table:formula="of:=IF([$FillIn.CJ30]&lt;&gt;&quot;&quot;;[$FillIn.CJ30];-1)" office:value-type="float" office:value="-1" calcext:value-type="float">
            <text:p>-1</text:p>
          </table:table-cell>
          <table:table-cell table:formula="of:=IF([$FillIn.CK30]&lt;&gt;&quot;&quot;;[$FillIn.CK30];-1)" office:value-type="float" office:value="-1" calcext:value-type="float">
            <text:p>-1</text:p>
          </table:table-cell>
          <table:table-cell table:formula="of:=IF([$FillIn.CL30]&lt;&gt;&quot;&quot;;[$FillIn.CL30];-1)" office:value-type="float" office:value="-1" calcext:value-type="float">
            <text:p>-1</text:p>
          </table:table-cell>
          <table:table-cell table:formula="of:=IF([$FillIn.CM30]&lt;&gt;&quot;&quot;;[$FillIn.CM30];-1)" office:value-type="float" office:value="-1" calcext:value-type="float">
            <text:p>-1</text:p>
          </table:table-cell>
          <table:table-cell table:formula="of:=IF([$FillIn.CN30]&lt;&gt;&quot;&quot;;[$FillIn.CN30];-1)" office:value-type="float" office:value="-1" calcext:value-type="float">
            <text:p>-1</text:p>
          </table:table-cell>
          <table:table-cell table:formula="of:=IF([$FillIn.CO30]&lt;&gt;&quot;&quot;;[$FillIn.CO30];-1)" office:value-type="float" office:value="-1" calcext:value-type="float">
            <text:p>-1</text:p>
          </table:table-cell>
          <table:table-cell table:formula="of:=IF([$FillIn.CP30]&lt;&gt;&quot;&quot;;[$FillIn.CP30];-1)" office:value-type="float" office:value="-1" calcext:value-type="float">
            <text:p>-1</text:p>
          </table:table-cell>
          <table:table-cell table:formula="of:=IF([$FillIn.CQ30]&lt;&gt;&quot;&quot;;[$FillIn.CQ30];-1)" office:value-type="float" office:value="-1" calcext:value-type="float">
            <text:p>-1</text:p>
          </table:table-cell>
          <table:table-cell table:formula="of:=IF([$FillIn.CR30]&lt;&gt;&quot;&quot;;[$FillIn.CR30];-1)" office:value-type="float" office:value="-1" calcext:value-type="float">
            <text:p>-1</text:p>
          </table:table-cell>
          <table:table-cell table:formula="of:=IF([$FillIn.CS30]&lt;&gt;&quot;&quot;;[$FillIn.CS30];-1)" office:value-type="float" office:value="-1" calcext:value-type="float">
            <text:p>-1</text:p>
          </table:table-cell>
          <table:table-cell table:formula="of:=IF([$FillIn.CT30]&lt;&gt;&quot;&quot;;[$FillIn.CT30];-1)" office:value-type="float" office:value="-1" calcext:value-type="float">
            <text:p>-1</text:p>
          </table:table-cell>
          <table:table-cell table:formula="of:=IF([$FillIn.CU30]&lt;&gt;&quot;&quot;;[$FillIn.CU30];-1)" office:value-type="float" office:value="-1" calcext:value-type="float">
            <text:p>-1</text:p>
          </table:table-cell>
          <table:table-cell table:formula="of:=IF([$FillIn.CV30]&lt;&gt;&quot;&quot;;[$FillIn.CV30];-1)" office:value-type="float" office:value="-1" calcext:value-type="float">
            <text:p>-1</text:p>
          </table:table-cell>
          <table:table-cell table:formula="of:=IF([$FillIn.CW30]&lt;&gt;&quot;&quot;;[$FillIn.CW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20" calcext:value-type="float">
            <text:p>20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-1" calcext:value-type="float">
            <text:p>-1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-1" calcext:value-type="float">
            <text:p>-1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-1" calcext:value-type="float">
            <text:p>-1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35" calcext:value-type="float">
            <text:p>235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246" calcext:value-type="float">
            <text:p>246</text:p>
          </table:table-cell>
          <table:table-cell table:formula="of:=IF([$FillIn.AB31]&lt;&gt;&quot;&quot;;[$FillIn.AB31];-1)" office:value-type="float" office:value="-1" calcext:value-type="float">
            <text:p>-1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182" calcext:value-type="float">
            <text:p>182</text:p>
          </table:table-cell>
          <table:table-cell table:formula="of:=IF([$FillIn.AE31]&lt;&gt;&quot;&quot;;[$FillIn.AE31];-1)" office:value-type="float" office:value="200" calcext:value-type="float">
            <text:p>200</text:p>
          </table:table-cell>
          <table:table-cell table:formula="of:=IF([$FillIn.AF31]&lt;&gt;&quot;&quot;;[$FillIn.AF31];-1)" office:value-type="float" office:value="197" calcext:value-type="float">
            <text:p>197</text:p>
          </table:table-cell>
          <table:table-cell table:formula="of:=IF([$FillIn.AG31]&lt;&gt;&quot;&quot;;[$FillIn.AG31];-1)" office:value-type="float" office:value="-1" calcext:value-type="float">
            <text:p>-1</text:p>
          </table:table-cell>
          <table:table-cell table:formula="of:=IF([$FillIn.AH31]&lt;&gt;&quot;&quot;;[$FillIn.AH31];-1)" office:value-type="float" office:value="-1" calcext:value-type="float">
            <text:p>-1</text:p>
          </table:table-cell>
          <table:table-cell table:formula="of:=IF([$FillIn.AI31]&lt;&gt;&quot;&quot;;[$FillIn.AI31];-1)" office:value-type="float" office:value="-1" calcext:value-type="float">
            <text:p>-1</text:p>
          </table:table-cell>
          <table:table-cell table:formula="of:=IF([$FillIn.AJ31]&lt;&gt;&quot;&quot;;[$FillIn.AJ31];-1)" office:value-type="float" office:value="-1" calcext:value-type="float">
            <text:p>-1</text:p>
          </table:table-cell>
          <table:table-cell table:formula="of:=IF([$FillIn.AK31]&lt;&gt;&quot;&quot;;[$FillIn.AK31];-1)" office:value-type="float" office:value="211" calcext:value-type="float">
            <text:p>21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166" calcext:value-type="float">
            <text:p>166</text:p>
          </table:table-cell>
          <table:table-cell table:formula="of:=IF([$FillIn.AO31]&lt;&gt;&quot;&quot;;[$FillIn.AO31];-1)" office:value-type="float" office:value="-1" calcext:value-type="float">
            <text:p>-1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-1" calcext:value-type="float">
            <text:p>-1</text:p>
          </table:table-cell>
          <table:table-cell table:formula="of:=IF([$FillIn.AU31]&lt;&gt;&quot;&quot;;[$FillIn.AU31];-1)" office:value-type="float" office:value="-1" calcext:value-type="float">
            <text:p>-1</text:p>
          </table:table-cell>
          <table:table-cell table:formula="of:=IF([$FillIn.AV31]&lt;&gt;&quot;&quot;;[$FillIn.AV31];-1)" office:value-type="float" office:value="-1" calcext:value-type="float">
            <text:p>-1</text:p>
          </table:table-cell>
          <table:table-cell table:formula="of:=IF([$FillIn.AW31]&lt;&gt;&quot;&quot;;[$FillIn.AW31];-1)" office:value-type="float" office:value="-1" calcext:value-type="float">
            <text:p>-1</text:p>
          </table:table-cell>
          <table:table-cell table:formula="of:=IF([$FillIn.AX31]&lt;&gt;&quot;&quot;;[$FillIn.AX31];-1)" office:value-type="float" office:value="144" calcext:value-type="float">
            <text:p>144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40" calcext:value-type="float">
            <text:p>140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-1" calcext:value-type="float">
            <text:p>-1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121" calcext:value-type="float">
            <text:p>12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117" calcext:value-type="float">
            <text:p>117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-1" calcext:value-type="float">
            <text:p>-1</text:p>
          </table:table-cell>
          <table:table-cell table:formula="of:=IF([$FillIn.BS31]&lt;&gt;&quot;&quot;;[$FillIn.BS31];-1)" office:value-type="float" office:value="-1" calcext:value-type="float">
            <text:p>-1</text:p>
          </table:table-cell>
          <table:table-cell table:formula="of:=IF([$FillIn.BT31]&lt;&gt;&quot;&quot;;[$FillIn.BT31];-1)" office:value-type="float" office:value="408" calcext:value-type="float">
            <text:p>408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435" calcext:value-type="float">
            <text:p>435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453" calcext:value-type="float">
            <text:p>453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formula="of:=IF([$FillIn.CI31]&lt;&gt;&quot;&quot;;[$FillIn.CI31];-1)" office:value-type="float" office:value="-1" calcext:value-type="float">
            <text:p>-1</text:p>
          </table:table-cell>
          <table:table-cell table:formula="of:=IF([$FillIn.CJ31]&lt;&gt;&quot;&quot;;[$FillIn.CJ31];-1)" office:value-type="float" office:value="-1" calcext:value-type="float">
            <text:p>-1</text:p>
          </table:table-cell>
          <table:table-cell table:formula="of:=IF([$FillIn.CK31]&lt;&gt;&quot;&quot;;[$FillIn.CK31];-1)" office:value-type="float" office:value="-1" calcext:value-type="float">
            <text:p>-1</text:p>
          </table:table-cell>
          <table:table-cell table:formula="of:=IF([$FillIn.CL31]&lt;&gt;&quot;&quot;;[$FillIn.CL31];-1)" office:value-type="float" office:value="-1" calcext:value-type="float">
            <text:p>-1</text:p>
          </table:table-cell>
          <table:table-cell table:formula="of:=IF([$FillIn.CM31]&lt;&gt;&quot;&quot;;[$FillIn.CM31];-1)" office:value-type="float" office:value="-1" calcext:value-type="float">
            <text:p>-1</text:p>
          </table:table-cell>
          <table:table-cell table:formula="of:=IF([$FillIn.CN31]&lt;&gt;&quot;&quot;;[$FillIn.CN31];-1)" office:value-type="float" office:value="-1" calcext:value-type="float">
            <text:p>-1</text:p>
          </table:table-cell>
          <table:table-cell table:formula="of:=IF([$FillIn.CO31]&lt;&gt;&quot;&quot;;[$FillIn.CO31];-1)" office:value-type="float" office:value="-1" calcext:value-type="float">
            <text:p>-1</text:p>
          </table:table-cell>
          <table:table-cell table:formula="of:=IF([$FillIn.CP31]&lt;&gt;&quot;&quot;;[$FillIn.CP31];-1)" office:value-type="float" office:value="-1" calcext:value-type="float">
            <text:p>-1</text:p>
          </table:table-cell>
          <table:table-cell table:formula="of:=IF([$FillIn.CQ31]&lt;&gt;&quot;&quot;;[$FillIn.CQ31];-1)" office:value-type="float" office:value="-1" calcext:value-type="float">
            <text:p>-1</text:p>
          </table:table-cell>
          <table:table-cell table:formula="of:=IF([$FillIn.CR31]&lt;&gt;&quot;&quot;;[$FillIn.CR31];-1)" office:value-type="float" office:value="-1" calcext:value-type="float">
            <text:p>-1</text:p>
          </table:table-cell>
          <table:table-cell table:formula="of:=IF([$FillIn.CS31]&lt;&gt;&quot;&quot;;[$FillIn.CS31];-1)" office:value-type="float" office:value="-1" calcext:value-type="float">
            <text:p>-1</text:p>
          </table:table-cell>
          <table:table-cell table:formula="of:=IF([$FillIn.CT31]&lt;&gt;&quot;&quot;;[$FillIn.CT31];-1)" office:value-type="float" office:value="-1" calcext:value-type="float">
            <text:p>-1</text:p>
          </table:table-cell>
          <table:table-cell table:formula="of:=IF([$FillIn.CU31]&lt;&gt;&quot;&quot;;[$FillIn.CU31];-1)" office:value-type="float" office:value="-1" calcext:value-type="float">
            <text:p>-1</text:p>
          </table:table-cell>
          <table:table-cell table:formula="of:=IF([$FillIn.CV31]&lt;&gt;&quot;&quot;;[$FillIn.CV31];-1)" office:value-type="float" office:value="-1" calcext:value-type="float">
            <text:p>-1</text:p>
          </table:table-cell>
          <table:table-cell table:formula="of:=IF([$FillIn.CW31]&lt;&gt;&quot;&quot;;[$FillIn.CW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9" calcext:value-type="float">
            <text:p>19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-1" calcext:value-type="float">
            <text:p>-1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-1" calcext:value-type="float">
            <text:p>-1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-1" calcext:value-type="float">
            <text:p>-1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-1" calcext:value-type="float">
            <text:p>-1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183" calcext:value-type="float">
            <text:p>183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199" calcext:value-type="float">
            <text:p>199</text:p>
          </table:table-cell>
          <table:table-cell table:formula="of:=IF([$FillIn.AF32]&lt;&gt;&quot;&quot;;[$FillIn.AF32];-1)" office:value-type="float" office:value="198" calcext:value-type="float">
            <text:p>198</text:p>
          </table:table-cell>
          <table:table-cell table:formula="of:=IF([$FillIn.AG32]&lt;&gt;&quot;&quot;;[$FillIn.AG32];-1)" office:value-type="float" office:value="196" calcext:value-type="float">
            <text:p>196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212" calcext:value-type="float">
            <text:p>212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165" calcext:value-type="float">
            <text:p>165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145" calcext:value-type="float">
            <text:p>145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-1" calcext:value-type="float">
            <text:p>-1</text:p>
          </table:table-cell>
          <table:table-cell table:formula="of:=IF([$FillIn.BI32]&lt;&gt;&quot;&quot;;[$FillIn.BI32];-1)" office:value-type="float" office:value="122" calcext:value-type="float">
            <text:p>122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-1" calcext:value-type="float">
            <text:p>-1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-1" calcext:value-type="float">
            <text:p>-1</text:p>
          </table:table-cell>
          <table:table-cell table:formula="of:=IF([$FillIn.BR32]&lt;&gt;&quot;&quot;;[$FillIn.BR32];-1)" office:value-type="float" office:value="-1" calcext:value-type="float">
            <text:p>-1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434" calcext:value-type="float">
            <text:p>434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-1" calcext:value-type="float">
            <text:p>-1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454" calcext:value-type="float">
            <text:p>454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formula="of:=IF([$FillIn.CI32]&lt;&gt;&quot;&quot;;[$FillIn.CI32];-1)" office:value-type="float" office:value="-1" calcext:value-type="float">
            <text:p>-1</text:p>
          </table:table-cell>
          <table:table-cell table:formula="of:=IF([$FillIn.CJ32]&lt;&gt;&quot;&quot;;[$FillIn.CJ32];-1)" office:value-type="float" office:value="-1" calcext:value-type="float">
            <text:p>-1</text:p>
          </table:table-cell>
          <table:table-cell table:formula="of:=IF([$FillIn.CK32]&lt;&gt;&quot;&quot;;[$FillIn.CK32];-1)" office:value-type="float" office:value="-1" calcext:value-type="float">
            <text:p>-1</text:p>
          </table:table-cell>
          <table:table-cell table:formula="of:=IF([$FillIn.CL32]&lt;&gt;&quot;&quot;;[$FillIn.CL32];-1)" office:value-type="float" office:value="-1" calcext:value-type="float">
            <text:p>-1</text:p>
          </table:table-cell>
          <table:table-cell table:formula="of:=IF([$FillIn.CM32]&lt;&gt;&quot;&quot;;[$FillIn.CM32];-1)" office:value-type="float" office:value="-1" calcext:value-type="float">
            <text:p>-1</text:p>
          </table:table-cell>
          <table:table-cell table:formula="of:=IF([$FillIn.CN32]&lt;&gt;&quot;&quot;;[$FillIn.CN32];-1)" office:value-type="float" office:value="-1" calcext:value-type="float">
            <text:p>-1</text:p>
          </table:table-cell>
          <table:table-cell table:formula="of:=IF([$FillIn.CO32]&lt;&gt;&quot;&quot;;[$FillIn.CO32];-1)" office:value-type="float" office:value="-1" calcext:value-type="float">
            <text:p>-1</text:p>
          </table:table-cell>
          <table:table-cell table:formula="of:=IF([$FillIn.CP32]&lt;&gt;&quot;&quot;;[$FillIn.CP32];-1)" office:value-type="float" office:value="-1" calcext:value-type="float">
            <text:p>-1</text:p>
          </table:table-cell>
          <table:table-cell table:formula="of:=IF([$FillIn.CQ32]&lt;&gt;&quot;&quot;;[$FillIn.CQ32];-1)" office:value-type="float" office:value="-1" calcext:value-type="float">
            <text:p>-1</text:p>
          </table:table-cell>
          <table:table-cell table:formula="of:=IF([$FillIn.CR32]&lt;&gt;&quot;&quot;;[$FillIn.CR32];-1)" office:value-type="float" office:value="-1" calcext:value-type="float">
            <text:p>-1</text:p>
          </table:table-cell>
          <table:table-cell table:formula="of:=IF([$FillIn.CS32]&lt;&gt;&quot;&quot;;[$FillIn.CS32];-1)" office:value-type="float" office:value="-1" calcext:value-type="float">
            <text:p>-1</text:p>
          </table:table-cell>
          <table:table-cell table:formula="of:=IF([$FillIn.CT32]&lt;&gt;&quot;&quot;;[$FillIn.CT32];-1)" office:value-type="float" office:value="-1" calcext:value-type="float">
            <text:p>-1</text:p>
          </table:table-cell>
          <table:table-cell table:formula="of:=IF([$FillIn.CU32]&lt;&gt;&quot;&quot;;[$FillIn.CU32];-1)" office:value-type="float" office:value="-1" calcext:value-type="float">
            <text:p>-1</text:p>
          </table:table-cell>
          <table:table-cell table:formula="of:=IF([$FillIn.CV32]&lt;&gt;&quot;&quot;;[$FillIn.CV32];-1)" office:value-type="float" office:value="-1" calcext:value-type="float">
            <text:p>-1</text:p>
          </table:table-cell>
          <table:table-cell table:formula="of:=IF([$FillIn.CW32]&lt;&gt;&quot;&quot;;[$FillIn.CW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8" calcext:value-type="float">
            <text:p>18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-1" calcext:value-type="float">
            <text:p>-1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-1" calcext:value-type="float">
            <text:p>-1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-1" calcext:value-type="float">
            <text:p>-1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34" calcext:value-type="float">
            <text:p>234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-1" calcext:value-type="float">
            <text:p>-1</text:p>
          </table:table-cell>
          <table:table-cell table:formula="of:=IF([$FillIn.AC33]&lt;&gt;&quot;&quot;;[$FillIn.AC33];-1)" office:value-type="float" office:value="184" calcext:value-type="float">
            <text:p>184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-1" calcext:value-type="float">
            <text:p>-1</text:p>
          </table:table-cell>
          <table:table-cell table:formula="of:=IF([$FillIn.AG33]&lt;&gt;&quot;&quot;;[$FillIn.AG33];-1)" office:value-type="float" office:value="195" calcext:value-type="float">
            <text:p>195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213" calcext:value-type="float">
            <text:p>213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164" calcext:value-type="float">
            <text:p>164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149" calcext:value-type="float">
            <text:p>149</text:p>
          </table:table-cell>
          <table:table-cell table:formula="of:=IF([$FillIn.AT33]&lt;&gt;&quot;&quot;;[$FillIn.AT33];-1)" office:value-type="float" office:value="148" calcext:value-type="float">
            <text:p>148</text:p>
          </table:table-cell>
          <table:table-cell table:formula="of:=IF([$FillIn.AU33]&lt;&gt;&quot;&quot;;[$FillIn.AU33];-1)" office:value-type="float" office:value="147" calcext:value-type="float">
            <text:p>147</text:p>
          </table:table-cell>
          <table:table-cell table:formula="of:=IF([$FillIn.AV33]&lt;&gt;&quot;&quot;;[$FillIn.AV33];-1)" office:value-type="float" office:value="146" calcext:value-type="float">
            <text:p>146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139" calcext:value-type="float">
            <text:p>139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126" calcext:value-type="float">
            <text:p>126</text:p>
          </table:table-cell>
          <table:table-cell table:formula="of:=IF([$FillIn.BG33]&lt;&gt;&quot;&quot;;[$FillIn.BG33];-1)" office:value-type="float" office:value="125" calcext:value-type="float">
            <text:p>125</text:p>
          </table:table-cell>
          <table:table-cell table:formula="of:=IF([$FillIn.BH33]&lt;&gt;&quot;&quot;;[$FillIn.BH33];-1)" office:value-type="float" office:value="124" calcext:value-type="float">
            <text:p>124</text:p>
          </table:table-cell>
          <table:table-cell table:formula="of:=IF([$FillIn.BI33]&lt;&gt;&quot;&quot;;[$FillIn.BI33];-1)" office:value-type="float" office:value="123" calcext:value-type="float">
            <text:p>123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-1" calcext:value-type="float">
            <text:p>-1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116" calcext:value-type="float">
            <text:p>116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-1" calcext:value-type="float">
            <text:p>-1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409" calcext:value-type="float">
            <text:p>409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-1" calcext:value-type="float">
            <text:p>-1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-1" calcext:value-type="float">
            <text:p>-1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456" calcext:value-type="float">
            <text:p>456</text:p>
          </table:table-cell>
          <table:table-cell table:formula="of:=IF([$FillIn.CE33]&lt;&gt;&quot;&quot;;[$FillIn.CE33];-1)" office:value-type="float" office:value="455" calcext:value-type="float">
            <text:p>455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formula="of:=IF([$FillIn.CI33]&lt;&gt;&quot;&quot;;[$FillIn.CI33];-1)" office:value-type="float" office:value="-1" calcext:value-type="float">
            <text:p>-1</text:p>
          </table:table-cell>
          <table:table-cell table:formula="of:=IF([$FillIn.CJ33]&lt;&gt;&quot;&quot;;[$FillIn.CJ33];-1)" office:value-type="float" office:value="-1" calcext:value-type="float">
            <text:p>-1</text:p>
          </table:table-cell>
          <table:table-cell table:formula="of:=IF([$FillIn.CK33]&lt;&gt;&quot;&quot;;[$FillIn.CK33];-1)" office:value-type="float" office:value="-1" calcext:value-type="float">
            <text:p>-1</text:p>
          </table:table-cell>
          <table:table-cell table:formula="of:=IF([$FillIn.CL33]&lt;&gt;&quot;&quot;;[$FillIn.CL33];-1)" office:value-type="float" office:value="-1" calcext:value-type="float">
            <text:p>-1</text:p>
          </table:table-cell>
          <table:table-cell table:formula="of:=IF([$FillIn.CM33]&lt;&gt;&quot;&quot;;[$FillIn.CM33];-1)" office:value-type="float" office:value="-1" calcext:value-type="float">
            <text:p>-1</text:p>
          </table:table-cell>
          <table:table-cell table:formula="of:=IF([$FillIn.CN33]&lt;&gt;&quot;&quot;;[$FillIn.CN33];-1)" office:value-type="float" office:value="-1" calcext:value-type="float">
            <text:p>-1</text:p>
          </table:table-cell>
          <table:table-cell table:formula="of:=IF([$FillIn.CO33]&lt;&gt;&quot;&quot;;[$FillIn.CO33];-1)" office:value-type="float" office:value="-1" calcext:value-type="float">
            <text:p>-1</text:p>
          </table:table-cell>
          <table:table-cell table:formula="of:=IF([$FillIn.CP33]&lt;&gt;&quot;&quot;;[$FillIn.CP33];-1)" office:value-type="float" office:value="-1" calcext:value-type="float">
            <text:p>-1</text:p>
          </table:table-cell>
          <table:table-cell table:formula="of:=IF([$FillIn.CQ33]&lt;&gt;&quot;&quot;;[$FillIn.CQ33];-1)" office:value-type="float" office:value="-1" calcext:value-type="float">
            <text:p>-1</text:p>
          </table:table-cell>
          <table:table-cell table:formula="of:=IF([$FillIn.CR33]&lt;&gt;&quot;&quot;;[$FillIn.CR33];-1)" office:value-type="float" office:value="-1" calcext:value-type="float">
            <text:p>-1</text:p>
          </table:table-cell>
          <table:table-cell table:formula="of:=IF([$FillIn.CS33]&lt;&gt;&quot;&quot;;[$FillIn.CS33];-1)" office:value-type="float" office:value="-1" calcext:value-type="float">
            <text:p>-1</text:p>
          </table:table-cell>
          <table:table-cell table:formula="of:=IF([$FillIn.CT33]&lt;&gt;&quot;&quot;;[$FillIn.CT33];-1)" office:value-type="float" office:value="-1" calcext:value-type="float">
            <text:p>-1</text:p>
          </table:table-cell>
          <table:table-cell table:formula="of:=IF([$FillIn.CU33]&lt;&gt;&quot;&quot;;[$FillIn.CU33];-1)" office:value-type="float" office:value="-1" calcext:value-type="float">
            <text:p>-1</text:p>
          </table:table-cell>
          <table:table-cell table:formula="of:=IF([$FillIn.CV33]&lt;&gt;&quot;&quot;;[$FillIn.CV33];-1)" office:value-type="float" office:value="-1" calcext:value-type="float">
            <text:p>-1</text:p>
          </table:table-cell>
          <table:table-cell table:formula="of:=IF([$FillIn.CW33]&lt;&gt;&quot;&quot;;[$FillIn.CW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7" calcext:value-type="float">
            <text:p>17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-1" calcext:value-type="float">
            <text:p>-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-1" calcext:value-type="float">
            <text:p>-1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-1" calcext:value-type="float">
            <text:p>-1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33" calcext:value-type="float">
            <text:p>233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-1" calcext:value-type="float">
            <text:p>-1</text:p>
          </table:table-cell>
          <table:table-cell table:formula="of:=IF([$FillIn.AC34]&lt;&gt;&quot;&quot;;[$FillIn.AC34];-1)" office:value-type="float" office:value="185" calcext:value-type="float">
            <text:p>185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-1" calcext:value-type="float">
            <text:p>-1</text:p>
          </table:table-cell>
          <table:table-cell table:formula="of:=IF([$FillIn.AG34]&lt;&gt;&quot;&quot;;[$FillIn.AG34];-1)" office:value-type="float" office:value="194" calcext:value-type="float">
            <text:p>194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214" calcext:value-type="float">
            <text:p>214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-1" calcext:value-type="float">
            <text:p>-1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-1" calcext:value-type="float">
            <text:p>-1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-1" calcext:value-type="float">
            <text:p>-1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-1" calcext:value-type="float">
            <text:p>-1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410" calcext:value-type="float">
            <text:p>410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433" calcext:value-type="float">
            <text:p>433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-1" calcext:value-type="float">
            <text:p>-1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458" calcext:value-type="float">
            <text:p>458</text:p>
          </table:table-cell>
          <table:table-cell table:formula="of:=IF([$FillIn.CD34]&lt;&gt;&quot;&quot;;[$FillIn.CD34];-1)" office:value-type="float" office:value="457" calcext:value-type="float">
            <text:p>457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formula="of:=IF([$FillIn.CI34]&lt;&gt;&quot;&quot;;[$FillIn.CI34];-1)" office:value-type="float" office:value="-1" calcext:value-type="float">
            <text:p>-1</text:p>
          </table:table-cell>
          <table:table-cell table:formula="of:=IF([$FillIn.CJ34]&lt;&gt;&quot;&quot;;[$FillIn.CJ34];-1)" office:value-type="float" office:value="-1" calcext:value-type="float">
            <text:p>-1</text:p>
          </table:table-cell>
          <table:table-cell table:formula="of:=IF([$FillIn.CK34]&lt;&gt;&quot;&quot;;[$FillIn.CK34];-1)" office:value-type="float" office:value="-1" calcext:value-type="float">
            <text:p>-1</text:p>
          </table:table-cell>
          <table:table-cell table:formula="of:=IF([$FillIn.CL34]&lt;&gt;&quot;&quot;;[$FillIn.CL34];-1)" office:value-type="float" office:value="-1" calcext:value-type="float">
            <text:p>-1</text:p>
          </table:table-cell>
          <table:table-cell table:formula="of:=IF([$FillIn.CM34]&lt;&gt;&quot;&quot;;[$FillIn.CM34];-1)" office:value-type="float" office:value="8" calcext:value-type="float">
            <text:p>8</text:p>
          </table:table-cell>
          <table:table-cell table:formula="of:=IF([$FillIn.CN34]&lt;&gt;&quot;&quot;;[$FillIn.CN34];-1)" office:value-type="float" office:value="-1" calcext:value-type="float">
            <text:p>-1</text:p>
          </table:table-cell>
          <table:table-cell table:formula="of:=IF([$FillIn.CO34]&lt;&gt;&quot;&quot;;[$FillIn.CO34];-1)" office:value-type="float" office:value="-1" calcext:value-type="float">
            <text:p>-1</text:p>
          </table:table-cell>
          <table:table-cell table:formula="of:=IF([$FillIn.CP34]&lt;&gt;&quot;&quot;;[$FillIn.CP34];-1)" office:value-type="float" office:value="-1" calcext:value-type="float">
            <text:p>-1</text:p>
          </table:table-cell>
          <table:table-cell table:formula="of:=IF([$FillIn.CQ34]&lt;&gt;&quot;&quot;;[$FillIn.CQ34];-1)" office:value-type="float" office:value="-1" calcext:value-type="float">
            <text:p>-1</text:p>
          </table:table-cell>
          <table:table-cell table:formula="of:=IF([$FillIn.CR34]&lt;&gt;&quot;&quot;;[$FillIn.CR34];-1)" office:value-type="float" office:value="-1" calcext:value-type="float">
            <text:p>-1</text:p>
          </table:table-cell>
          <table:table-cell table:formula="of:=IF([$FillIn.CS34]&lt;&gt;&quot;&quot;;[$FillIn.CS34];-1)" office:value-type="float" office:value="-1" calcext:value-type="float">
            <text:p>-1</text:p>
          </table:table-cell>
          <table:table-cell table:formula="of:=IF([$FillIn.CT34]&lt;&gt;&quot;&quot;;[$FillIn.CT34];-1)" office:value-type="float" office:value="-1" calcext:value-type="float">
            <text:p>-1</text:p>
          </table:table-cell>
          <table:table-cell table:formula="of:=IF([$FillIn.CU34]&lt;&gt;&quot;&quot;;[$FillIn.CU34];-1)" office:value-type="float" office:value="-1" calcext:value-type="float">
            <text:p>-1</text:p>
          </table:table-cell>
          <table:table-cell table:formula="of:=IF([$FillIn.CV34]&lt;&gt;&quot;&quot;;[$FillIn.CV34];-1)" office:value-type="float" office:value="-1" calcext:value-type="float">
            <text:p>-1</text:p>
          </table:table-cell>
          <table:table-cell table:formula="of:=IF([$FillIn.CW34]&lt;&gt;&quot;&quot;;[$FillIn.CW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6" calcext:value-type="float">
            <text:p>16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-1" calcext:value-type="float">
            <text:p>-1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-1" calcext:value-type="float">
            <text:p>-1</text:p>
          </table:table-cell>
          <table:table-cell table:formula="of:=IF([$FillIn.S35]&lt;&gt;&quot;&quot;;[$FillIn.S35];-1)" office:value-type="float" office:value="-1" calcext:value-type="float">
            <text:p>-1</text:p>
          </table:table-cell>
          <table:table-cell table:formula="of:=IF([$FillIn.T35]&lt;&gt;&quot;&quot;;[$FillIn.T35];-1)" office:value-type="float" office:value="-1" calcext:value-type="float">
            <text:p>-1</text:p>
          </table:table-cell>
          <table:table-cell table:formula="of:=IF([$FillIn.U35]&lt;&gt;&quot;&quot;;[$FillIn.U35];-1)" office:value-type="float" office:value="-1" calcext:value-type="float">
            <text:p>-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-1" calcext:value-type="float">
            <text:p>-1</text:p>
          </table:table-cell>
          <table:table-cell table:formula="of:=IF([$FillIn.Y35]&lt;&gt;&quot;&quot;;[$FillIn.Y35];-1)" office:value-type="float" office:value="232" calcext:value-type="float">
            <text:p>232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-1" calcext:value-type="float">
            <text:p>-1</text:p>
          </table:table-cell>
          <table:table-cell table:formula="of:=IF([$FillIn.AC35]&lt;&gt;&quot;&quot;;[$FillIn.AC35];-1)" office:value-type="float" office:value="186" calcext:value-type="float">
            <text:p>186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193" calcext:value-type="float">
            <text:p>193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215" calcext:value-type="float">
            <text:p>215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163" calcext:value-type="float">
            <text:p>163</text:p>
          </table:table-cell>
          <table:table-cell table:formula="of:=IF([$FillIn.AO35]&lt;&gt;&quot;&quot;;[$FillIn.AO35];-1)" office:value-type="float" office:value="-1" calcext:value-type="float">
            <text:p>-1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150" calcext:value-type="float">
            <text:p>150</text:p>
          </table:table-cell>
          <table:table-cell table:formula="of:=IF([$FillIn.AS35]&lt;&gt;&quot;&quot;;[$FillIn.AS35];-1)" office:value-type="float" office:value="-1" calcext:value-type="float">
            <text:p>-1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-1" calcext:value-type="float">
            <text:p>-1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-1" calcext:value-type="float">
            <text:p>-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-1" calcext:value-type="float">
            <text:p>-1</text:p>
          </table:table-cell>
          <table:table-cell table:formula="of:=IF([$FillIn.BN35]&lt;&gt;&quot;&quot;;[$FillIn.BN35];-1)" office:value-type="float" office:value="-1" calcext:value-type="float">
            <text:p>-1</text:p>
          </table:table-cell>
          <table:table-cell table:formula="of:=IF([$FillIn.BO35]&lt;&gt;&quot;&quot;;[$FillIn.BO35];-1)" office:value-type="float" office:value="-1" calcext:value-type="float">
            <text:p>-1</text:p>
          </table:table-cell>
          <table:table-cell table:formula="of:=IF([$FillIn.BP35]&lt;&gt;&quot;&quot;;[$FillIn.BP35];-1)" office:value-type="float" office:value="-1" calcext:value-type="float">
            <text:p>-1</text:p>
          </table:table-cell>
          <table:table-cell table:formula="of:=IF([$FillIn.BQ35]&lt;&gt;&quot;&quot;;[$FillIn.BQ35];-1)" office:value-type="float" office:value="-1" calcext:value-type="float">
            <text:p>-1</text:p>
          </table:table-cell>
          <table:table-cell table:formula="of:=IF([$FillIn.BR35]&lt;&gt;&quot;&quot;;[$FillIn.BR35];-1)" office:value-type="float" office:value="-1" calcext:value-type="float">
            <text:p>-1</text:p>
          </table:table-cell>
          <table:table-cell table:formula="of:=IF([$FillIn.BS35]&lt;&gt;&quot;&quot;;[$FillIn.BS35];-1)" office:value-type="float" office:value="-1" calcext:value-type="float">
            <text:p>-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411" calcext:value-type="float">
            <text:p>41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432" calcext:value-type="float">
            <text:p>432</text:p>
          </table:table-cell>
          <table:table-cell table:formula="of:=IF([$FillIn.BX35]&lt;&gt;&quot;&quot;;[$FillIn.BX35];-1)" office:value-type="float" office:value="-1" calcext:value-type="float">
            <text:p>-1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459" calcext:value-type="float">
            <text:p>459</text:p>
          </table:table-cell>
          <table:table-cell table:formula="of:=IF([$FillIn.CD35]&lt;&gt;&quot;&quot;;[$FillIn.CD35];-1)" office:value-type="float" office:value="-1" calcext:value-type="float">
            <text:p>-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formula="of:=IF([$FillIn.CI35]&lt;&gt;&quot;&quot;;[$FillIn.CI35];-1)" office:value-type="float" office:value="-1" calcext:value-type="float">
            <text:p>-1</text:p>
          </table:table-cell>
          <table:table-cell table:formula="of:=IF([$FillIn.CJ35]&lt;&gt;&quot;&quot;;[$FillIn.CJ35];-1)" office:value-type="float" office:value="-1" calcext:value-type="float">
            <text:p>-1</text:p>
          </table:table-cell>
          <table:table-cell table:formula="of:=IF([$FillIn.CK35]&lt;&gt;&quot;&quot;;[$FillIn.CK35];-1)" office:value-type="float" office:value="-1" calcext:value-type="float">
            <text:p>-1</text:p>
          </table:table-cell>
          <table:table-cell table:formula="of:=IF([$FillIn.CL35]&lt;&gt;&quot;&quot;;[$FillIn.CL35];-1)" office:value-type="float" office:value="7" calcext:value-type="float">
            <text:p>7</text:p>
          </table:table-cell>
          <table:table-cell table:formula="of:=IF([$FillIn.CM35]&lt;&gt;&quot;&quot;;[$FillIn.CM35];-1)" office:value-type="float" office:value="-1" calcext:value-type="float">
            <text:p>-1</text:p>
          </table:table-cell>
          <table:table-cell table:formula="of:=IF([$FillIn.CN35]&lt;&gt;&quot;&quot;;[$FillIn.CN35];-1)" office:value-type="float" office:value="9" calcext:value-type="float">
            <text:p>9</text:p>
          </table:table-cell>
          <table:table-cell table:formula="of:=IF([$FillIn.CO35]&lt;&gt;&quot;&quot;;[$FillIn.CO35];-1)" office:value-type="float" office:value="-1" calcext:value-type="float">
            <text:p>-1</text:p>
          </table:table-cell>
          <table:table-cell table:formula="of:=IF([$FillIn.CP35]&lt;&gt;&quot;&quot;;[$FillIn.CP35];-1)" office:value-type="float" office:value="-1" calcext:value-type="float">
            <text:p>-1</text:p>
          </table:table-cell>
          <table:table-cell table:formula="of:=IF([$FillIn.CQ35]&lt;&gt;&quot;&quot;;[$FillIn.CQ35];-1)" office:value-type="float" office:value="-1" calcext:value-type="float">
            <text:p>-1</text:p>
          </table:table-cell>
          <table:table-cell table:formula="of:=IF([$FillIn.CR35]&lt;&gt;&quot;&quot;;[$FillIn.CR35];-1)" office:value-type="float" office:value="-1" calcext:value-type="float">
            <text:p>-1</text:p>
          </table:table-cell>
          <table:table-cell table:formula="of:=IF([$FillIn.CS35]&lt;&gt;&quot;&quot;;[$FillIn.CS35];-1)" office:value-type="float" office:value="-1" calcext:value-type="float">
            <text:p>-1</text:p>
          </table:table-cell>
          <table:table-cell table:formula="of:=IF([$FillIn.CT35]&lt;&gt;&quot;&quot;;[$FillIn.CT35];-1)" office:value-type="float" office:value="-1" calcext:value-type="float">
            <text:p>-1</text:p>
          </table:table-cell>
          <table:table-cell table:formula="of:=IF([$FillIn.CU35]&lt;&gt;&quot;&quot;;[$FillIn.CU35];-1)" office:value-type="float" office:value="-1" calcext:value-type="float">
            <text:p>-1</text:p>
          </table:table-cell>
          <table:table-cell table:formula="of:=IF([$FillIn.CV35]&lt;&gt;&quot;&quot;;[$FillIn.CV35];-1)" office:value-type="float" office:value="-1" calcext:value-type="float">
            <text:p>-1</text:p>
          </table:table-cell>
          <table:table-cell table:formula="of:=IF([$FillIn.CW35]&lt;&gt;&quot;&quot;;[$FillIn.CW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5" calcext:value-type="float">
            <text:p>15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-1" calcext:value-type="float">
            <text:p>-1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-1" calcext:value-type="float">
            <text:p>-1</text:p>
          </table:table-cell>
          <table:table-cell table:formula="of:=IF([$FillIn.Y36]&lt;&gt;&quot;&quot;;[$FillIn.Y36];-1)" office:value-type="float" office:value="231" calcext:value-type="float">
            <text:p>23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-1" calcext:value-type="float">
            <text:p>-1</text:p>
          </table:table-cell>
          <table:table-cell table:formula="of:=IF([$FillIn.AC36]&lt;&gt;&quot;&quot;;[$FillIn.AC36];-1)" office:value-type="float" office:value="187" calcext:value-type="float">
            <text:p>187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-1" calcext:value-type="float">
            <text:p>-1</text:p>
          </table:table-cell>
          <table:table-cell table:formula="of:=IF([$FillIn.AG36]&lt;&gt;&quot;&quot;;[$FillIn.AG36];-1)" office:value-type="float" office:value="192" calcext:value-type="float">
            <text:p>192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216" calcext:value-type="float">
            <text:p>216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162" calcext:value-type="float">
            <text:p>162</text:p>
          </table:table-cell>
          <table:table-cell table:formula="of:=IF([$FillIn.AO36]&lt;&gt;&quot;&quot;;[$FillIn.AO36];-1)" office:value-type="float" office:value="-1" calcext:value-type="float">
            <text:p>-1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150" calcext:value-type="float">
            <text:p>150</text:p>
          </table:table-cell>
          <table:table-cell table:formula="of:=IF([$FillIn.AS36]&lt;&gt;&quot;&quot;;[$FillIn.AS36];-1)" office:value-type="float" office:value="-1" calcext:value-type="float">
            <text:p>-1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-1" calcext:value-type="float">
            <text:p>-1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-1" calcext:value-type="float">
            <text:p>-1</text:p>
          </table:table-cell>
          <table:table-cell table:formula="of:=IF([$FillIn.BD36]&lt;&gt;&quot;&quot;;[$FillIn.BD36];-1)" office:value-type="float" office:value="-1" calcext:value-type="float">
            <text:p>-1</text:p>
          </table:table-cell>
          <table:table-cell table:formula="of:=IF([$FillIn.BE36]&lt;&gt;&quot;&quot;;[$FillIn.BE36];-1)" office:value-type="float" office:value="127" calcext:value-type="float">
            <text:p>127</text:p>
          </table:table-cell>
          <table:table-cell table:formula="of:=IF([$FillIn.BF36]&lt;&gt;&quot;&quot;;[$FillIn.BF36];-1)" office:value-type="float" office:value="-1" calcext:value-type="float">
            <text:p>-1</text:p>
          </table:table-cell>
          <table:table-cell table:formula="of:=IF([$FillIn.BG36]&lt;&gt;&quot;&quot;;[$FillIn.BG36];-1)" office:value-type="float" office:value="-1" calcext:value-type="float">
            <text:p>-1</text:p>
          </table:table-cell>
          <table:table-cell table:formula="of:=IF([$FillIn.BH36]&lt;&gt;&quot;&quot;;[$FillIn.BH36];-1)" office:value-type="float" office:value="-1" calcext:value-type="float">
            <text:p>-1</text:p>
          </table:table-cell>
          <table:table-cell table:formula="of:=IF([$FillIn.BI36]&lt;&gt;&quot;&quot;;[$FillIn.BI36];-1)" office:value-type="float" office:value="-1" calcext:value-type="float">
            <text:p>-1</text:p>
          </table:table-cell>
          <table:table-cell table:formula="of:=IF([$FillIn.BJ36]&lt;&gt;&quot;&quot;;[$FillIn.BJ36];-1)" office:value-type="float" office:value="-1" calcext:value-type="float">
            <text:p>-1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-1" calcext:value-type="float">
            <text:p>-1</text:p>
          </table:table-cell>
          <table:table-cell table:formula="of:=IF([$FillIn.BM36]&lt;&gt;&quot;&quot;;[$FillIn.BM36];-1)" office:value-type="float" office:value="115" calcext:value-type="float">
            <text:p>115</text:p>
          </table:table-cell>
          <table:table-cell table:formula="of:=IF([$FillIn.BN36]&lt;&gt;&quot;&quot;;[$FillIn.BN36];-1)" office:value-type="float" office:value="-1" calcext:value-type="float">
            <text:p>-1</text:p>
          </table:table-cell>
          <table:table-cell table:formula="of:=IF([$FillIn.BO36]&lt;&gt;&quot;&quot;;[$FillIn.BO36];-1)" office:value-type="float" office:value="-1" calcext:value-type="float">
            <text:p>-1</text:p>
          </table:table-cell>
          <table:table-cell table:formula="of:=IF([$FillIn.BP36]&lt;&gt;&quot;&quot;;[$FillIn.BP36];-1)" office:value-type="float" office:value="-1" calcext:value-type="float">
            <text:p>-1</text:p>
          </table:table-cell>
          <table:table-cell table:formula="of:=IF([$FillIn.BQ36]&lt;&gt;&quot;&quot;;[$FillIn.BQ36];-1)" office:value-type="float" office:value="-1" calcext:value-type="float">
            <text:p>-1</text:p>
          </table:table-cell>
          <table:table-cell table:formula="of:=IF([$FillIn.BR36]&lt;&gt;&quot;&quot;;[$FillIn.BR36];-1)" office:value-type="float" office:value="-1" calcext:value-type="float">
            <text:p>-1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412" calcext:value-type="float">
            <text:p>412</text:p>
          </table:table-cell>
          <table:table-cell table:formula="of:=IF([$FillIn.BW36]&lt;&gt;&quot;&quot;;[$FillIn.BW36];-1)" office:value-type="float" office:value="-1" calcext:value-type="float">
            <text:p>-1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460" calcext:value-type="float">
            <text:p>460</text:p>
          </table:table-cell>
          <table:table-cell table:formula="of:=IF([$FillIn.CE36]&lt;&gt;&quot;&quot;;[$FillIn.CE36];-1)" office:value-type="float" office:value="-1" calcext:value-type="float">
            <text:p>-1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formula="of:=IF([$FillIn.CI36]&lt;&gt;&quot;&quot;;[$FillIn.CI36];-1)" office:value-type="float" office:value="-1" calcext:value-type="float">
            <text:p>-1</text:p>
          </table:table-cell>
          <table:table-cell table:formula="of:=IF([$FillIn.CJ36]&lt;&gt;&quot;&quot;;[$FillIn.CJ36];-1)" office:value-type="float" office:value="-1" calcext:value-type="float">
            <text:p>-1</text:p>
          </table:table-cell>
          <table:table-cell table:formula="of:=IF([$FillIn.CK36]&lt;&gt;&quot;&quot;;[$FillIn.CK36];-1)" office:value-type="float" office:value="6" calcext:value-type="float">
            <text:p>6</text:p>
          </table:table-cell>
          <table:table-cell table:formula="of:=IF([$FillIn.CL36]&lt;&gt;&quot;&quot;;[$FillIn.CL36];-1)" office:value-type="float" office:value="-1" calcext:value-type="float">
            <text:p>-1</text:p>
          </table:table-cell>
          <table:table-cell table:formula="of:=IF([$FillIn.CM36]&lt;&gt;&quot;&quot;;[$FillIn.CM36];-1)" office:value-type="float" office:value="-1" calcext:value-type="float">
            <text:p>-1</text:p>
          </table:table-cell>
          <table:table-cell table:formula="of:=IF([$FillIn.CN36]&lt;&gt;&quot;&quot;;[$FillIn.CN36];-1)" office:value-type="float" office:value="-1" calcext:value-type="float">
            <text:p>-1</text:p>
          </table:table-cell>
          <table:table-cell table:formula="of:=IF([$FillIn.CO36]&lt;&gt;&quot;&quot;;[$FillIn.CO36];-1)" office:value-type="float" office:value="10" calcext:value-type="float">
            <text:p>10</text:p>
          </table:table-cell>
          <table:table-cell table:formula="of:=IF([$FillIn.CP36]&lt;&gt;&quot;&quot;;[$FillIn.CP36];-1)" office:value-type="float" office:value="-1" calcext:value-type="float">
            <text:p>-1</text:p>
          </table:table-cell>
          <table:table-cell table:formula="of:=IF([$FillIn.CQ36]&lt;&gt;&quot;&quot;;[$FillIn.CQ36];-1)" office:value-type="float" office:value="-1" calcext:value-type="float">
            <text:p>-1</text:p>
          </table:table-cell>
          <table:table-cell table:formula="of:=IF([$FillIn.CR36]&lt;&gt;&quot;&quot;;[$FillIn.CR36];-1)" office:value-type="float" office:value="-1" calcext:value-type="float">
            <text:p>-1</text:p>
          </table:table-cell>
          <table:table-cell table:formula="of:=IF([$FillIn.CS36]&lt;&gt;&quot;&quot;;[$FillIn.CS36];-1)" office:value-type="float" office:value="-1" calcext:value-type="float">
            <text:p>-1</text:p>
          </table:table-cell>
          <table:table-cell table:formula="of:=IF([$FillIn.CT36]&lt;&gt;&quot;&quot;;[$FillIn.CT36];-1)" office:value-type="float" office:value="-1" calcext:value-type="float">
            <text:p>-1</text:p>
          </table:table-cell>
          <table:table-cell table:formula="of:=IF([$FillIn.CU36]&lt;&gt;&quot;&quot;;[$FillIn.CU36];-1)" office:value-type="float" office:value="-1" calcext:value-type="float">
            <text:p>-1</text:p>
          </table:table-cell>
          <table:table-cell table:formula="of:=IF([$FillIn.CV36]&lt;&gt;&quot;&quot;;[$FillIn.CV36];-1)" office:value-type="float" office:value="-1" calcext:value-type="float">
            <text:p>-1</text:p>
          </table:table-cell>
          <table:table-cell table:formula="of:=IF([$FillIn.CW36]&lt;&gt;&quot;&quot;;[$FillIn.CW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4" calcext:value-type="float">
            <text:p>14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-1" calcext:value-type="float">
            <text:p>-1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-1" calcext:value-type="float">
            <text:p>-1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230" calcext:value-type="float">
            <text:p>230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-1" calcext:value-type="float">
            <text:p>-1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188" calcext:value-type="float">
            <text:p>188</text:p>
          </table:table-cell>
          <table:table-cell table:formula="of:=IF([$FillIn.AE37]&lt;&gt;&quot;&quot;;[$FillIn.AE37];-1)" office:value-type="float" office:value="189" calcext:value-type="float">
            <text:p>189</text:p>
          </table:table-cell>
          <table:table-cell table:formula="of:=IF([$FillIn.AF37]&lt;&gt;&quot;&quot;;[$FillIn.AF37];-1)" office:value-type="float" office:value="190" calcext:value-type="float">
            <text:p>190</text:p>
          </table:table-cell>
          <table:table-cell table:formula="of:=IF([$FillIn.AG37]&lt;&gt;&quot;&quot;;[$FillIn.AG37];-1)" office:value-type="float" office:value="191" calcext:value-type="float">
            <text:p>19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217" calcext:value-type="float">
            <text:p>217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161" calcext:value-type="float">
            <text:p>16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138" calcext:value-type="float">
            <text:p>138</text:p>
          </table:table-cell>
          <table:table-cell table:formula="of:=IF([$FillIn.BB37]&lt;&gt;&quot;&quot;;[$FillIn.BB37];-1)" office:value-type="float" office:value="-1" calcext:value-type="float">
            <text:p>-1</text:p>
          </table:table-cell>
          <table:table-cell table:formula="of:=IF([$FillIn.BC37]&lt;&gt;&quot;&quot;;[$FillIn.BC37];-1)" office:value-type="float" office:value="-1" calcext:value-type="float">
            <text:p>-1</text:p>
          </table:table-cell>
          <table:table-cell table:formula="of:=IF([$FillIn.BD37]&lt;&gt;&quot;&quot;;[$FillIn.BD37];-1)" office:value-type="float" office:value="-1" calcext:value-type="float">
            <text:p>-1</text:p>
          </table:table-cell>
          <table:table-cell table:formula="of:=IF([$FillIn.BE37]&lt;&gt;&quot;&quot;;[$FillIn.BE37];-1)" office:value-type="float" office:value="128" calcext:value-type="float">
            <text:p>128</text:p>
          </table:table-cell>
          <table:table-cell table:formula="of:=IF([$FillIn.BF37]&lt;&gt;&quot;&quot;;[$FillIn.BF37];-1)" office:value-type="float" office:value="-1" calcext:value-type="float">
            <text:p>-1</text:p>
          </table:table-cell>
          <table:table-cell table:formula="of:=IF([$FillIn.BG37]&lt;&gt;&quot;&quot;;[$FillIn.BG37];-1)" office:value-type="float" office:value="-1" calcext:value-type="float">
            <text:p>-1</text:p>
          </table:table-cell>
          <table:table-cell table:formula="of:=IF([$FillIn.BH37]&lt;&gt;&quot;&quot;;[$FillIn.BH37];-1)" office:value-type="float" office:value="-1" calcext:value-type="float">
            <text:p>-1</text:p>
          </table:table-cell>
          <table:table-cell table:formula="of:=IF([$FillIn.BI37]&lt;&gt;&quot;&quot;;[$FillIn.BI37];-1)" office:value-type="float" office:value="-1" calcext:value-type="float">
            <text:p>-1</text:p>
          </table:table-cell>
          <table:table-cell table:formula="of:=IF([$FillIn.BJ37]&lt;&gt;&quot;&quot;;[$FillIn.BJ37];-1)" office:value-type="float" office:value="-1" calcext:value-type="float">
            <text:p>-1</text:p>
          </table:table-cell>
          <table:table-cell table:formula="of:=IF([$FillIn.BK37]&lt;&gt;&quot;&quot;;[$FillIn.BK37];-1)" office:value-type="float" office:value="-1" calcext:value-type="float">
            <text:p>-1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114" calcext:value-type="float">
            <text:p>114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-1" calcext:value-type="float">
            <text:p>-1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-1" calcext:value-type="float">
            <text:p>-1</text:p>
          </table:table-cell>
          <table:table-cell table:formula="of:=IF([$FillIn.BW37]&lt;&gt;&quot;&quot;;[$FillIn.BW37];-1)" office:value-type="float" office:value="431" calcext:value-type="float">
            <text:p>43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467" calcext:value-type="float">
            <text:p>467</text:p>
          </table:table-cell>
          <table:table-cell table:formula="of:=IF([$FillIn.BZ37]&lt;&gt;&quot;&quot;;[$FillIn.BZ37];-1)" office:value-type="float" office:value="466" calcext:value-type="float">
            <text:p>466</text:p>
          </table:table-cell>
          <table:table-cell table:formula="of:=IF([$FillIn.CA37]&lt;&gt;&quot;&quot;;[$FillIn.CA37];-1)" office:value-type="float" office:value="465" calcext:value-type="float">
            <text:p>465</text:p>
          </table:table-cell>
          <table:table-cell table:formula="of:=IF([$FillIn.CB37]&lt;&gt;&quot;&quot;;[$FillIn.CB37];-1)" office:value-type="float" office:value="464" calcext:value-type="float">
            <text:p>464</text:p>
          </table:table-cell>
          <table:table-cell table:formula="of:=IF([$FillIn.CC37]&lt;&gt;&quot;&quot;;[$FillIn.CC37];-1)" office:value-type="float" office:value="463" calcext:value-type="float">
            <text:p>463</text:p>
          </table:table-cell>
          <table:table-cell table:formula="of:=IF([$FillIn.CD37]&lt;&gt;&quot;&quot;;[$FillIn.CD37];-1)" office:value-type="float" office:value="462" calcext:value-type="float">
            <text:p>462</text:p>
          </table:table-cell>
          <table:table-cell table:formula="of:=IF([$FillIn.CE37]&lt;&gt;&quot;&quot;;[$FillIn.CE37];-1)" office:value-type="float" office:value="461" calcext:value-type="float">
            <text:p>461</text:p>
          </table:table-cell>
          <table:table-cell table:formula="of:=IF([$FillIn.CF37]&lt;&gt;&quot;&quot;;[$FillIn.CF37];-1)" office:value-type="float" office:value="-1" calcext:value-type="float">
            <text:p>-1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formula="of:=IF([$FillIn.CI37]&lt;&gt;&quot;&quot;;[$FillIn.CI37];-1)" office:value-type="float" office:value="-1" calcext:value-type="float">
            <text:p>-1</text:p>
          </table:table-cell>
          <table:table-cell table:formula="of:=IF([$FillIn.CJ37]&lt;&gt;&quot;&quot;;[$FillIn.CJ37];-1)" office:value-type="float" office:value="5" calcext:value-type="float">
            <text:p>5</text:p>
          </table:table-cell>
          <table:table-cell table:formula="of:=IF([$FillIn.CK37]&lt;&gt;&quot;&quot;;[$FillIn.CK37];-1)" office:value-type="float" office:value="-1" calcext:value-type="float">
            <text:p>-1</text:p>
          </table:table-cell>
          <table:table-cell table:formula="of:=IF([$FillIn.CL37]&lt;&gt;&quot;&quot;;[$FillIn.CL37];-1)" office:value-type="float" office:value="-1" calcext:value-type="float">
            <text:p>-1</text:p>
          </table:table-cell>
          <table:table-cell table:formula="of:=IF([$FillIn.CM37]&lt;&gt;&quot;&quot;;[$FillIn.CM37];-1)" office:value-type="float" office:value="-1" calcext:value-type="float">
            <text:p>-1</text:p>
          </table:table-cell>
          <table:table-cell table:formula="of:=IF([$FillIn.CN37]&lt;&gt;&quot;&quot;;[$FillIn.CN37];-1)" office:value-type="float" office:value="-1" calcext:value-type="float">
            <text:p>-1</text:p>
          </table:table-cell>
          <table:table-cell table:formula="of:=IF([$FillIn.CO37]&lt;&gt;&quot;&quot;;[$FillIn.CO37];-1)" office:value-type="float" office:value="-1" calcext:value-type="float">
            <text:p>-1</text:p>
          </table:table-cell>
          <table:table-cell table:formula="of:=IF([$FillIn.CP37]&lt;&gt;&quot;&quot;;[$FillIn.CP37];-1)" office:value-type="float" office:value="11" calcext:value-type="float">
            <text:p>11</text:p>
          </table:table-cell>
          <table:table-cell table:formula="of:=IF([$FillIn.CQ37]&lt;&gt;&quot;&quot;;[$FillIn.CQ37];-1)" office:value-type="float" office:value="-1" calcext:value-type="float">
            <text:p>-1</text:p>
          </table:table-cell>
          <table:table-cell table:formula="of:=IF([$FillIn.CR37]&lt;&gt;&quot;&quot;;[$FillIn.CR37];-1)" office:value-type="float" office:value="-1" calcext:value-type="float">
            <text:p>-1</text:p>
          </table:table-cell>
          <table:table-cell table:formula="of:=IF([$FillIn.CS37]&lt;&gt;&quot;&quot;;[$FillIn.CS37];-1)" office:value-type="float" office:value="-1" calcext:value-type="float">
            <text:p>-1</text:p>
          </table:table-cell>
          <table:table-cell table:formula="of:=IF([$FillIn.CT37]&lt;&gt;&quot;&quot;;[$FillIn.CT37];-1)" office:value-type="float" office:value="-1" calcext:value-type="float">
            <text:p>-1</text:p>
          </table:table-cell>
          <table:table-cell table:formula="of:=IF([$FillIn.CU37]&lt;&gt;&quot;&quot;;[$FillIn.CU37];-1)" office:value-type="float" office:value="-1" calcext:value-type="float">
            <text:p>-1</text:p>
          </table:table-cell>
          <table:table-cell table:formula="of:=IF([$FillIn.CV37]&lt;&gt;&quot;&quot;;[$FillIn.CV37];-1)" office:value-type="float" office:value="-1" calcext:value-type="float">
            <text:p>-1</text:p>
          </table:table-cell>
          <table:table-cell table:formula="of:=IF([$FillIn.CW37]&lt;&gt;&quot;&quot;;[$FillIn.CW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3" calcext:value-type="float">
            <text:p>13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-1" calcext:value-type="float">
            <text:p>-1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-1" calcext:value-type="float">
            <text:p>-1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229" calcext:value-type="float">
            <text:p>229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-1" calcext:value-type="float">
            <text:p>-1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218" calcext:value-type="float">
            <text:p>218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160" calcext:value-type="float">
            <text:p>160</text:p>
          </table:table-cell>
          <table:table-cell table:formula="of:=IF([$FillIn.AO38]&lt;&gt;&quot;&quot;;[$FillIn.AO38];-1)" office:value-type="float" office:value="-1" calcext:value-type="float">
            <text:p>-1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151" calcext:value-type="float">
            <text:p>151</text:p>
          </table:table-cell>
          <table:table-cell table:formula="of:=IF([$FillIn.AS38]&lt;&gt;&quot;&quot;;[$FillIn.AS38];-1)" office:value-type="float" office:value="-1" calcext:value-type="float">
            <text:p>-1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-1" calcext:value-type="float">
            <text:p>-1</text:p>
          </table:table-cell>
          <table:table-cell table:formula="of:=IF([$FillIn.BA38]&lt;&gt;&quot;&quot;;[$FillIn.BA38];-1)" office:value-type="float" office:value="137" calcext:value-type="float">
            <text:p>137</text:p>
          </table:table-cell>
          <table:table-cell table:formula="of:=IF([$FillIn.BB38]&lt;&gt;&quot;&quot;;[$FillIn.BB38];-1)" office:value-type="float" office:value="-1" calcext:value-type="float">
            <text:p>-1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129" calcext:value-type="float">
            <text:p>129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113" calcext:value-type="float">
            <text:p>113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420" calcext:value-type="float">
            <text:p>420</text:p>
          </table:table-cell>
          <table:table-cell table:formula="of:=IF([$FillIn.BP38]&lt;&gt;&quot;&quot;;[$FillIn.BP38];-1)" office:value-type="float" office:value="419" calcext:value-type="float">
            <text:p>419</text:p>
          </table:table-cell>
          <table:table-cell table:formula="of:=IF([$FillIn.BQ38]&lt;&gt;&quot;&quot;;[$FillIn.BQ38];-1)" office:value-type="float" office:value="418" calcext:value-type="float">
            <text:p>418</text:p>
          </table:table-cell>
          <table:table-cell table:formula="of:=IF([$FillIn.BR38]&lt;&gt;&quot;&quot;;[$FillIn.BR38];-1)" office:value-type="float" office:value="417" calcext:value-type="float">
            <text:p>417</text:p>
          </table:table-cell>
          <table:table-cell table:formula="of:=IF([$FillIn.BS38]&lt;&gt;&quot;&quot;;[$FillIn.BS38];-1)" office:value-type="float" office:value="416" calcext:value-type="float">
            <text:p>416</text:p>
          </table:table-cell>
          <table:table-cell table:formula="of:=IF([$FillIn.BT38]&lt;&gt;&quot;&quot;;[$FillIn.BT38];-1)" office:value-type="float" office:value="415" calcext:value-type="float">
            <text:p>415</text:p>
          </table:table-cell>
          <table:table-cell table:formula="of:=IF([$FillIn.BU38]&lt;&gt;&quot;&quot;;[$FillIn.BU38];-1)" office:value-type="float" office:value="414" calcext:value-type="float">
            <text:p>414</text:p>
          </table:table-cell>
          <table:table-cell table:formula="of:=IF([$FillIn.BV38]&lt;&gt;&quot;&quot;;[$FillIn.BV38];-1)" office:value-type="float" office:value="413" calcext:value-type="float">
            <text:p>413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468" calcext:value-type="float">
            <text:p>468</text:p>
          </table:table-cell>
          <table:table-cell table:formula="of:=IF([$FillIn.BY38]&lt;&gt;&quot;&quot;;[$FillIn.BY38];-1)" office:value-type="float" office:value="469" calcext:value-type="float">
            <text:p>469</text:p>
          </table:table-cell>
          <table:table-cell table:formula="of:=IF([$FillIn.BZ38]&lt;&gt;&quot;&quot;;[$FillIn.BZ38];-1)" office:value-type="float" office:value="470" calcext:value-type="float">
            <text:p>470</text:p>
          </table:table-cell>
          <table:table-cell table:formula="of:=IF([$FillIn.CA38]&lt;&gt;&quot;&quot;;[$FillIn.CA38];-1)" office:value-type="float" office:value="471" calcext:value-type="float">
            <text:p>471</text:p>
          </table:table-cell>
          <table:table-cell table:formula="of:=IF([$FillIn.CB38]&lt;&gt;&quot;&quot;;[$FillIn.CB38];-1)" office:value-type="float" office:value="472" calcext:value-type="float">
            <text:p>472</text:p>
          </table:table-cell>
          <table:table-cell table:formula="of:=IF([$FillIn.CC38]&lt;&gt;&quot;&quot;;[$FillIn.CC38];-1)" office:value-type="float" office:value="473" calcext:value-type="float">
            <text:p>473</text:p>
          </table:table-cell>
          <table:table-cell table:formula="of:=IF([$FillIn.CD38]&lt;&gt;&quot;&quot;;[$FillIn.CD38];-1)" office:value-type="float" office:value="474" calcext:value-type="float">
            <text:p>474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-1" calcext:value-type="float">
            <text:p>-1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formula="of:=IF([$FillIn.CI38]&lt;&gt;&quot;&quot;;[$FillIn.CI38];-1)" office:value-type="float" office:value="4" calcext:value-type="float">
            <text:p>4</text:p>
          </table:table-cell>
          <table:table-cell table:formula="of:=IF([$FillIn.CJ38]&lt;&gt;&quot;&quot;;[$FillIn.CJ38];-1)" office:value-type="float" office:value="-1" calcext:value-type="float">
            <text:p>-1</text:p>
          </table:table-cell>
          <table:table-cell table:formula="of:=IF([$FillIn.CK38]&lt;&gt;&quot;&quot;;[$FillIn.CK38];-1)" office:value-type="float" office:value="-1" calcext:value-type="float">
            <text:p>-1</text:p>
          </table:table-cell>
          <table:table-cell table:formula="of:=IF([$FillIn.CL38]&lt;&gt;&quot;&quot;;[$FillIn.CL38];-1)" office:value-type="float" office:value="-1" calcext:value-type="float">
            <text:p>-1</text:p>
          </table:table-cell>
          <table:table-cell table:formula="of:=IF([$FillIn.CM38]&lt;&gt;&quot;&quot;;[$FillIn.CM38];-1)" office:value-type="float" office:value="-1" calcext:value-type="float">
            <text:p>-1</text:p>
          </table:table-cell>
          <table:table-cell table:formula="of:=IF([$FillIn.CN38]&lt;&gt;&quot;&quot;;[$FillIn.CN38];-1)" office:value-type="float" office:value="-1" calcext:value-type="float">
            <text:p>-1</text:p>
          </table:table-cell>
          <table:table-cell table:formula="of:=IF([$FillIn.CO38]&lt;&gt;&quot;&quot;;[$FillIn.CO38];-1)" office:value-type="float" office:value="-1" calcext:value-type="float">
            <text:p>-1</text:p>
          </table:table-cell>
          <table:table-cell table:formula="of:=IF([$FillIn.CP38]&lt;&gt;&quot;&quot;;[$FillIn.CP38];-1)" office:value-type="float" office:value="-1" calcext:value-type="float">
            <text:p>-1</text:p>
          </table:table-cell>
          <table:table-cell table:formula="of:=IF([$FillIn.CQ38]&lt;&gt;&quot;&quot;;[$FillIn.CQ38];-1)" office:value-type="float" office:value="12" calcext:value-type="float">
            <text:p>12</text:p>
          </table:table-cell>
          <table:table-cell table:formula="of:=IF([$FillIn.CR38]&lt;&gt;&quot;&quot;;[$FillIn.CR38];-1)" office:value-type="float" office:value="-1" calcext:value-type="float">
            <text:p>-1</text:p>
          </table:table-cell>
          <table:table-cell table:formula="of:=IF([$FillIn.CS38]&lt;&gt;&quot;&quot;;[$FillIn.CS38];-1)" office:value-type="float" office:value="-1" calcext:value-type="float">
            <text:p>-1</text:p>
          </table:table-cell>
          <table:table-cell table:formula="of:=IF([$FillIn.CT38]&lt;&gt;&quot;&quot;;[$FillIn.CT38];-1)" office:value-type="float" office:value="-1" calcext:value-type="float">
            <text:p>-1</text:p>
          </table:table-cell>
          <table:table-cell table:formula="of:=IF([$FillIn.CU38]&lt;&gt;&quot;&quot;;[$FillIn.CU38];-1)" office:value-type="float" office:value="-1" calcext:value-type="float">
            <text:p>-1</text:p>
          </table:table-cell>
          <table:table-cell table:formula="of:=IF([$FillIn.CV38]&lt;&gt;&quot;&quot;;[$FillIn.CV38];-1)" office:value-type="float" office:value="-1" calcext:value-type="float">
            <text:p>-1</text:p>
          </table:table-cell>
          <table:table-cell table:formula="of:=IF([$FillIn.CW38]&lt;&gt;&quot;&quot;;[$FillIn.CW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2" calcext:value-type="float">
            <text:p>12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-1" calcext:value-type="float">
            <text:p>-1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-1" calcext:value-type="float">
            <text:p>-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228" calcext:value-type="float">
            <text:p>228</text:p>
          </table:table-cell>
          <table:table-cell table:formula="of:=IF([$FillIn.AB39]&lt;&gt;&quot;&quot;;[$FillIn.AB39];-1)" office:value-type="float" office:value="-1" calcext:value-type="float">
            <text:p>-1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-1" calcext:value-type="float">
            <text:p>-1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219" calcext:value-type="float">
            <text:p>219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159" calcext:value-type="float">
            <text:p>159</text:p>
          </table:table-cell>
          <table:table-cell table:formula="of:=IF([$FillIn.AO39]&lt;&gt;&quot;&quot;;[$FillIn.AO39];-1)" office:value-type="float" office:value="-1" calcext:value-type="float">
            <text:p>-1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152" calcext:value-type="float">
            <text:p>152</text:p>
          </table:table-cell>
          <table:table-cell table:formula="of:=IF([$FillIn.AS39]&lt;&gt;&quot;&quot;;[$FillIn.AS39];-1)" office:value-type="float" office:value="-1" calcext:value-type="float">
            <text:p>-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-1" calcext:value-type="float">
            <text:p>-1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-1" calcext:value-type="float">
            <text:p>-1</text:p>
          </table:table-cell>
          <table:table-cell table:formula="of:=IF([$FillIn.BC39]&lt;&gt;&quot;&quot;;[$FillIn.BC39];-1)" office:value-type="float" office:value="-1" calcext:value-type="float">
            <text:p>-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421" calcext:value-type="float">
            <text:p>421</text:p>
          </table:table-cell>
          <table:table-cell table:formula="of:=IF([$FillIn.BO39]&lt;&gt;&quot;&quot;;[$FillIn.BO39];-1)" office:value-type="float" office:value="422" calcext:value-type="float">
            <text:p>422</text:p>
          </table:table-cell>
          <table:table-cell table:formula="of:=IF([$FillIn.BP39]&lt;&gt;&quot;&quot;;[$FillIn.BP39];-1)" office:value-type="float" office:value="423" calcext:value-type="float">
            <text:p>423</text:p>
          </table:table-cell>
          <table:table-cell table:formula="of:=IF([$FillIn.BQ39]&lt;&gt;&quot;&quot;;[$FillIn.BQ39];-1)" office:value-type="float" office:value="424" calcext:value-type="float">
            <text:p>424</text:p>
          </table:table-cell>
          <table:table-cell table:formula="of:=IF([$FillIn.BR39]&lt;&gt;&quot;&quot;;[$FillIn.BR39];-1)" office:value-type="float" office:value="425" calcext:value-type="float">
            <text:p>425</text:p>
          </table:table-cell>
          <table:table-cell table:formula="of:=IF([$FillIn.BS39]&lt;&gt;&quot;&quot;;[$FillIn.BS39];-1)" office:value-type="float" office:value="426" calcext:value-type="float">
            <text:p>426</text:p>
          </table:table-cell>
          <table:table-cell table:formula="of:=IF([$FillIn.BT39]&lt;&gt;&quot;&quot;;[$FillIn.BT39];-1)" office:value-type="float" office:value="427" calcext:value-type="float">
            <text:p>427</text:p>
          </table:table-cell>
          <table:table-cell table:formula="of:=IF([$FillIn.BU39]&lt;&gt;&quot;&quot;;[$FillIn.BU39];-1)" office:value-type="float" office:value="428" calcext:value-type="float">
            <text:p>428</text:p>
          </table:table-cell>
          <table:table-cell table:formula="of:=IF([$FillIn.BV39]&lt;&gt;&quot;&quot;;[$FillIn.BV39];-1)" office:value-type="float" office:value="429" calcext:value-type="float">
            <text:p>429</text:p>
          </table:table-cell>
          <table:table-cell table:formula="of:=IF([$FillIn.BW39]&lt;&gt;&quot;&quot;;[$FillIn.BW39];-1)" office:value-type="float" office:value="430" calcext:value-type="float">
            <text:p>430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475" calcext:value-type="float">
            <text:p>475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-1" calcext:value-type="float">
            <text:p>-1</text:p>
          </table:table-cell>
          <table:table-cell table:formula="of:=IF([$FillIn.CH39]&lt;&gt;&quot;&quot;;[$FillIn.CH39];-1)" office:value-type="float" office:value="3" calcext:value-type="float">
            <text:p>3</text:p>
          </table:table-cell>
          <table:table-cell table:formula="of:=IF([$FillIn.CI39]&lt;&gt;&quot;&quot;;[$FillIn.CI39];-1)" office:value-type="float" office:value="-1" calcext:value-type="float">
            <text:p>-1</text:p>
          </table:table-cell>
          <table:table-cell table:formula="of:=IF([$FillIn.CJ39]&lt;&gt;&quot;&quot;;[$FillIn.CJ39];-1)" office:value-type="float" office:value="-1" calcext:value-type="float">
            <text:p>-1</text:p>
          </table:table-cell>
          <table:table-cell table:formula="of:=IF([$FillIn.CK39]&lt;&gt;&quot;&quot;;[$FillIn.CK39];-1)" office:value-type="float" office:value="-1" calcext:value-type="float">
            <text:p>-1</text:p>
          </table:table-cell>
          <table:table-cell table:formula="of:=IF([$FillIn.CL39]&lt;&gt;&quot;&quot;;[$FillIn.CL39];-1)" office:value-type="float" office:value="-1" calcext:value-type="float">
            <text:p>-1</text:p>
          </table:table-cell>
          <table:table-cell table:formula="of:=IF([$FillIn.CM39]&lt;&gt;&quot;&quot;;[$FillIn.CM39];-1)" office:value-type="float" office:value="-1" calcext:value-type="float">
            <text:p>-1</text:p>
          </table:table-cell>
          <table:table-cell table:formula="of:=IF([$FillIn.CN39]&lt;&gt;&quot;&quot;;[$FillIn.CN39];-1)" office:value-type="float" office:value="-1" calcext:value-type="float">
            <text:p>-1</text:p>
          </table:table-cell>
          <table:table-cell table:formula="of:=IF([$FillIn.CO39]&lt;&gt;&quot;&quot;;[$FillIn.CO39];-1)" office:value-type="float" office:value="-1" calcext:value-type="float">
            <text:p>-1</text:p>
          </table:table-cell>
          <table:table-cell table:formula="of:=IF([$FillIn.CP39]&lt;&gt;&quot;&quot;;[$FillIn.CP39];-1)" office:value-type="float" office:value="-1" calcext:value-type="float">
            <text:p>-1</text:p>
          </table:table-cell>
          <table:table-cell table:formula="of:=IF([$FillIn.CQ39]&lt;&gt;&quot;&quot;;[$FillIn.CQ39];-1)" office:value-type="float" office:value="-1" calcext:value-type="float">
            <text:p>-1</text:p>
          </table:table-cell>
          <table:table-cell table:formula="of:=IF([$FillIn.CR39]&lt;&gt;&quot;&quot;;[$FillIn.CR39];-1)" office:value-type="float" office:value="13" calcext:value-type="float">
            <text:p>13</text:p>
          </table:table-cell>
          <table:table-cell table:formula="of:=IF([$FillIn.CS39]&lt;&gt;&quot;&quot;;[$FillIn.CS39];-1)" office:value-type="float" office:value="-1" calcext:value-type="float">
            <text:p>-1</text:p>
          </table:table-cell>
          <table:table-cell table:formula="of:=IF([$FillIn.CT39]&lt;&gt;&quot;&quot;;[$FillIn.CT39];-1)" office:value-type="float" office:value="-1" calcext:value-type="float">
            <text:p>-1</text:p>
          </table:table-cell>
          <table:table-cell table:formula="of:=IF([$FillIn.CU39]&lt;&gt;&quot;&quot;;[$FillIn.CU39];-1)" office:value-type="float" office:value="-1" calcext:value-type="float">
            <text:p>-1</text:p>
          </table:table-cell>
          <table:table-cell table:formula="of:=IF([$FillIn.CV39]&lt;&gt;&quot;&quot;;[$FillIn.CV39];-1)" office:value-type="float" office:value="-1" calcext:value-type="float">
            <text:p>-1</text:p>
          </table:table-cell>
          <table:table-cell table:formula="of:=IF([$FillIn.CW39]&lt;&gt;&quot;&quot;;[$FillIn.CW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11" calcext:value-type="float">
            <text:p>11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-1" calcext:value-type="float">
            <text:p>-1</text:p>
          </table:table-cell>
          <table:table-cell table:formula="of:=IF([$FillIn.T40]&lt;&gt;&quot;&quot;;[$FillIn.T40];-1)" office:value-type="float" office:value="-1" calcext:value-type="float">
            <text:p>-1</text:p>
          </table:table-cell>
          <table:table-cell table:formula="of:=IF([$FillIn.U40]&lt;&gt;&quot;&quot;;[$FillIn.U40];-1)" office:value-type="float" office:value="-1" calcext:value-type="float">
            <text:p>-1</text:p>
          </table:table-cell>
          <table:table-cell table:formula="of:=IF([$FillIn.V40]&lt;&gt;&quot;&quot;;[$FillIn.V40];-1)" office:value-type="float" office:value="-1" calcext:value-type="float">
            <text:p>-1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227" calcext:value-type="float">
            <text:p>227</text:p>
          </table:table-cell>
          <table:table-cell table:formula="of:=IF([$FillIn.AC40]&lt;&gt;&quot;&quot;;[$FillIn.AC40];-1)" office:value-type="float" office:value="-1" calcext:value-type="float">
            <text:p>-1</text:p>
          </table:table-cell>
          <table:table-cell table:formula="of:=IF([$FillIn.AD40]&lt;&gt;&quot;&quot;;[$FillIn.AD40];-1)" office:value-type="float" office:value="-1" calcext:value-type="float">
            <text:p>-1</text:p>
          </table:table-cell>
          <table:table-cell table:formula="of:=IF([$FillIn.AE40]&lt;&gt;&quot;&quot;;[$FillIn.AE40];-1)" office:value-type="float" office:value="-1" calcext:value-type="float">
            <text:p>-1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220" calcext:value-type="float">
            <text:p>220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158" calcext:value-type="float">
            <text:p>158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-1" calcext:value-type="float">
            <text:p>-1</text:p>
          </table:table-cell>
          <table:table-cell table:formula="of:=IF([$FillIn.AQ40]&lt;&gt;&quot;&quot;;[$FillIn.AQ40];-1)" office:value-type="float" office:value="-1" calcext:value-type="float">
            <text:p>-1</text:p>
          </table:table-cell>
          <table:table-cell table:formula="of:=IF([$FillIn.AR40]&lt;&gt;&quot;&quot;;[$FillIn.AR40];-1)" office:value-type="float" office:value="-1" calcext:value-type="float">
            <text:p>-1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-1" calcext:value-type="float">
            <text:p>-1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136" calcext:value-type="float">
            <text:p>136</text:p>
          </table:table-cell>
          <table:table-cell table:formula="of:=IF([$FillIn.BB40]&lt;&gt;&quot;&quot;;[$FillIn.BB40];-1)" office:value-type="float" office:value="-1" calcext:value-type="float">
            <text:p>-1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-1" calcext:value-type="float">
            <text:p>-1</text:p>
          </table:table-cell>
          <table:table-cell table:formula="of:=IF([$FillIn.BE40]&lt;&gt;&quot;&quot;;[$FillIn.BE40];-1)" office:value-type="float" office:value="130" calcext:value-type="float">
            <text:p>130</text:p>
          </table:table-cell>
          <table:table-cell table:formula="of:=IF([$FillIn.BF40]&lt;&gt;&quot;&quot;;[$FillIn.BF40];-1)" office:value-type="float" office:value="-1" calcext:value-type="float">
            <text:p>-1</text:p>
          </table:table-cell>
          <table:table-cell table:formula="of:=IF([$FillIn.BG40]&lt;&gt;&quot;&quot;;[$FillIn.BG40];-1)" office:value-type="float" office:value="-1" calcext:value-type="float">
            <text:p>-1</text:p>
          </table:table-cell>
          <table:table-cell table:formula="of:=IF([$FillIn.BH40]&lt;&gt;&quot;&quot;;[$FillIn.BH40];-1)" office:value-type="float" office:value="-1" calcext:value-type="float">
            <text:p>-1</text:p>
          </table:table-cell>
          <table:table-cell table:formula="of:=IF([$FillIn.BI40]&lt;&gt;&quot;&quot;;[$FillIn.BI40];-1)" office:value-type="float" office:value="-1" calcext:value-type="float">
            <text:p>-1</text:p>
          </table:table-cell>
          <table:table-cell table:formula="of:=IF([$FillIn.BJ40]&lt;&gt;&quot;&quot;;[$FillIn.BJ40];-1)" office:value-type="float" office:value="-1" calcext:value-type="float">
            <text:p>-1</text:p>
          </table:table-cell>
          <table:table-cell table:formula="of:=IF([$FillIn.BK40]&lt;&gt;&quot;&quot;;[$FillIn.BK40];-1)" office:value-type="float" office:value="-1" calcext:value-type="float">
            <text:p>-1</text:p>
          </table:table-cell>
          <table:table-cell table:formula="of:=IF([$FillIn.BL40]&lt;&gt;&quot;&quot;;[$FillIn.BL40];-1)" office:value-type="float" office:value="74" calcext:value-type="float">
            <text:p>74</text:p>
          </table:table-cell>
          <table:table-cell table:formula="of:=IF([$FillIn.BM40]&lt;&gt;&quot;&quot;;[$FillIn.BM40];-1)" office:value-type="float" office:value="75" calcext:value-type="float">
            <text:p>75</text:p>
          </table:table-cell>
          <table:table-cell table:formula="of:=IF([$FillIn.BN40]&lt;&gt;&quot;&quot;;[$FillIn.BN40];-1)" office:value-type="float" office:value="112" calcext:value-type="float">
            <text:p>112</text:p>
          </table:table-cell>
          <table:table-cell table:formula="of:=IF([$FillIn.BO40]&lt;&gt;&quot;&quot;;[$FillIn.BO40];-1)" office:value-type="float" office:value="-1" calcext:value-type="float">
            <text:p>-1</text:p>
          </table:table-cell>
          <table:table-cell table:formula="of:=IF([$FillIn.BP40]&lt;&gt;&quot;&quot;;[$FillIn.BP40];-1)" office:value-type="float" office:value="-1" calcext:value-type="float">
            <text:p>-1</text:p>
          </table:table-cell>
          <table:table-cell table:formula="of:=IF([$FillIn.BQ40]&lt;&gt;&quot;&quot;;[$FillIn.BQ40];-1)" office:value-type="float" office:value="-1" calcext:value-type="float">
            <text:p>-1</text:p>
          </table:table-cell>
          <table:table-cell table:formula="of:=IF([$FillIn.BR40]&lt;&gt;&quot;&quot;;[$FillIn.BR40];-1)" office:value-type="float" office:value="-1" calcext:value-type="float">
            <text:p>-1</text:p>
          </table:table-cell>
          <table:table-cell table:formula="of:=IF([$FillIn.BS40]&lt;&gt;&quot;&quot;;[$FillIn.BS40];-1)" office:value-type="float" office:value="-1" calcext:value-type="float">
            <text:p>-1</text:p>
          </table:table-cell>
          <table:table-cell table:formula="of:=IF([$FillIn.BT40]&lt;&gt;&quot;&quot;;[$FillIn.BT40];-1)" office:value-type="float" office:value="-1" calcext:value-type="float">
            <text:p>-1</text:p>
          </table:table-cell>
          <table:table-cell table:formula="of:=IF([$FillIn.BU40]&lt;&gt;&quot;&quot;;[$FillIn.BU40];-1)" office:value-type="float" office:value="-1" calcext:value-type="float">
            <text:p>-1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476" calcext:value-type="float">
            <text:p>476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2" calcext:value-type="float">
            <text:p>2</text:p>
          </table:table-cell>
          <table:table-cell table:formula="of:=IF([$FillIn.CI40]&lt;&gt;&quot;&quot;;[$FillIn.CI40];-1)" office:value-type="float" office:value="-1" calcext:value-type="float">
            <text:p>-1</text:p>
          </table:table-cell>
          <table:table-cell table:formula="of:=IF([$FillIn.CJ40]&lt;&gt;&quot;&quot;;[$FillIn.CJ40];-1)" office:value-type="float" office:value="-1" calcext:value-type="float">
            <text:p>-1</text:p>
          </table:table-cell>
          <table:table-cell table:formula="of:=IF([$FillIn.CK40]&lt;&gt;&quot;&quot;;[$FillIn.CK40];-1)" office:value-type="float" office:value="-1" calcext:value-type="float">
            <text:p>-1</text:p>
          </table:table-cell>
          <table:table-cell table:formula="of:=IF([$FillIn.CL40]&lt;&gt;&quot;&quot;;[$FillIn.CL40];-1)" office:value-type="float" office:value="-1" calcext:value-type="float">
            <text:p>-1</text:p>
          </table:table-cell>
          <table:table-cell table:formula="of:=IF([$FillIn.CM40]&lt;&gt;&quot;&quot;;[$FillIn.CM40];-1)" office:value-type="float" office:value="-1" calcext:value-type="float">
            <text:p>-1</text:p>
          </table:table-cell>
          <table:table-cell table:formula="of:=IF([$FillIn.CN40]&lt;&gt;&quot;&quot;;[$FillIn.CN40];-1)" office:value-type="float" office:value="-1" calcext:value-type="float">
            <text:p>-1</text:p>
          </table:table-cell>
          <table:table-cell table:formula="of:=IF([$FillIn.CO40]&lt;&gt;&quot;&quot;;[$FillIn.CO40];-1)" office:value-type="float" office:value="-1" calcext:value-type="float">
            <text:p>-1</text:p>
          </table:table-cell>
          <table:table-cell table:formula="of:=IF([$FillIn.CP40]&lt;&gt;&quot;&quot;;[$FillIn.CP40];-1)" office:value-type="float" office:value="-1" calcext:value-type="float">
            <text:p>-1</text:p>
          </table:table-cell>
          <table:table-cell table:formula="of:=IF([$FillIn.CQ40]&lt;&gt;&quot;&quot;;[$FillIn.CQ40];-1)" office:value-type="float" office:value="-1" calcext:value-type="float">
            <text:p>-1</text:p>
          </table:table-cell>
          <table:table-cell table:formula="of:=IF([$FillIn.CR40]&lt;&gt;&quot;&quot;;[$FillIn.CR40];-1)" office:value-type="float" office:value="-1" calcext:value-type="float">
            <text:p>-1</text:p>
          </table:table-cell>
          <table:table-cell table:formula="of:=IF([$FillIn.CS40]&lt;&gt;&quot;&quot;;[$FillIn.CS40];-1)" office:value-type="float" office:value="14" calcext:value-type="float">
            <text:p>14</text:p>
          </table:table-cell>
          <table:table-cell table:formula="of:=IF([$FillIn.CT40]&lt;&gt;&quot;&quot;;[$FillIn.CT40];-1)" office:value-type="float" office:value="-1" calcext:value-type="float">
            <text:p>-1</text:p>
          </table:table-cell>
          <table:table-cell table:formula="of:=IF([$FillIn.CU40]&lt;&gt;&quot;&quot;;[$FillIn.CU40];-1)" office:value-type="float" office:value="-1" calcext:value-type="float">
            <text:p>-1</text:p>
          </table:table-cell>
          <table:table-cell table:formula="of:=IF([$FillIn.CV40]&lt;&gt;&quot;&quot;;[$FillIn.CV40];-1)" office:value-type="float" office:value="-1" calcext:value-type="float">
            <text:p>-1</text:p>
          </table:table-cell>
          <table:table-cell table:formula="of:=IF([$FillIn.CW40]&lt;&gt;&quot;&quot;;[$FillIn.CW4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10" calcext:value-type="float">
            <text:p>10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226" calcext:value-type="float">
            <text:p>226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221" calcext:value-type="float">
            <text:p>22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157" calcext:value-type="float">
            <text:p>157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153" calcext:value-type="float">
            <text:p>153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135" calcext:value-type="float">
            <text:p>135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-1" calcext:value-type="float">
            <text:p>-1</text:p>
          </table:table-cell>
          <table:table-cell table:formula="of:=IF([$FillIn.BD41]&lt;&gt;&quot;&quot;;[$FillIn.BD41];-1)" office:value-type="float" office:value="-1" calcext:value-type="float">
            <text:p>-1</text:p>
          </table:table-cell>
          <table:table-cell table:formula="of:=IF([$FillIn.BE41]&lt;&gt;&quot;&quot;;[$FillIn.BE41];-1)" office:value-type="float" office:value="131" calcext:value-type="float">
            <text:p>131</text:p>
          </table:table-cell>
          <table:table-cell table:formula="of:=IF([$FillIn.BF41]&lt;&gt;&quot;&quot;;[$FillIn.BF41];-1)" office:value-type="float" office:value="-1" calcext:value-type="float">
            <text:p>-1</text:p>
          </table:table-cell>
          <table:table-cell table:formula="of:=IF([$FillIn.BG41]&lt;&gt;&quot;&quot;;[$FillIn.BG41];-1)" office:value-type="float" office:value="-1" calcext:value-type="float">
            <text:p>-1</text:p>
          </table:table-cell>
          <table:table-cell table:formula="of:=IF([$FillIn.BH41]&lt;&gt;&quot;&quot;;[$FillIn.BH41];-1)" office:value-type="float" office:value="-1" calcext:value-type="float">
            <text:p>-1</text:p>
          </table:table-cell>
          <table:table-cell table:formula="of:=IF([$FillIn.BI41]&lt;&gt;&quot;&quot;;[$FillIn.BI41];-1)" office:value-type="float" office:value="-1" calcext:value-type="float">
            <text:p>-1</text:p>
          </table:table-cell>
          <table:table-cell table:formula="of:=IF([$FillIn.BJ41]&lt;&gt;&quot;&quot;;[$FillIn.BJ41];-1)" office:value-type="float" office:value="-1" calcext:value-type="float">
            <text:p>-1</text:p>
          </table:table-cell>
          <table:table-cell table:formula="of:=IF([$FillIn.BK41]&lt;&gt;&quot;&quot;;[$FillIn.BK41];-1)" office:value-type="float" office:value="-1" calcext:value-type="float">
            <text:p>-1</text:p>
          </table:table-cell>
          <table:table-cell table:formula="of:=IF([$FillIn.BL41]&lt;&gt;&quot;&quot;;[$FillIn.BL41];-1)" office:value-type="float" office:value="73" calcext:value-type="float">
            <text:p>73</text:p>
          </table:table-cell>
          <table:table-cell table:formula="of:=IF([$FillIn.BM41]&lt;&gt;&quot;&quot;;[$FillIn.BM41];-1)" office:value-type="float" office:value="-1" calcext:value-type="float">
            <text:p>-1</text:p>
          </table:table-cell>
          <table:table-cell table:formula="of:=IF([$FillIn.BN41]&lt;&gt;&quot;&quot;;[$FillIn.BN41];-1)" office:value-type="float" office:value="76" calcext:value-type="float">
            <text:p>76</text:p>
          </table:table-cell>
          <table:table-cell table:formula="of:=IF([$FillIn.BO41]&lt;&gt;&quot;&quot;;[$FillIn.BO41];-1)" office:value-type="float" office:value="111" calcext:value-type="float">
            <text:p>111</text:p>
          </table:table-cell>
          <table:table-cell table:formula="of:=IF([$FillIn.BP41]&lt;&gt;&quot;&quot;;[$FillIn.BP41];-1)" office:value-type="float" office:value="-1" calcext:value-type="float">
            <text:p>-1</text:p>
          </table:table-cell>
          <table:table-cell table:formula="of:=IF([$FillIn.BQ41]&lt;&gt;&quot;&quot;;[$FillIn.BQ41];-1)" office:value-type="float" office:value="-1" calcext:value-type="float">
            <text:p>-1</text:p>
          </table:table-cell>
          <table:table-cell table:formula="of:=IF([$FillIn.BR41]&lt;&gt;&quot;&quot;;[$FillIn.BR41];-1)" office:value-type="float" office:value="-1" calcext:value-type="float">
            <text:p>-1</text:p>
          </table:table-cell>
          <table:table-cell table:formula="of:=IF([$FillIn.BS41]&lt;&gt;&quot;&quot;;[$FillIn.BS41];-1)" office:value-type="float" office:value="-1" calcext:value-type="float">
            <text:p>-1</text:p>
          </table:table-cell>
          <table:table-cell table:formula="of:=IF([$FillIn.BT41]&lt;&gt;&quot;&quot;;[$FillIn.BT41];-1)" office:value-type="float" office:value="-1" calcext:value-type="float">
            <text:p>-1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477" calcext:value-type="float">
            <text:p>477</text:p>
          </table:table-cell>
          <table:table-cell table:formula="of:=IF([$FillIn.CG41]&lt;&gt;&quot;&quot;;[$FillIn.CG41];-1)" office:value-type="float" office:value="1" calcext:value-type="float">
            <text:p>1</text:p>
          </table:table-cell>
          <table:table-cell table:formula="of:=IF([$FillIn.CH41]&lt;&gt;&quot;&quot;;[$FillIn.CH41];-1)" office:value-type="float" office:value="-1" calcext:value-type="float">
            <text:p>-1</text:p>
          </table:table-cell>
          <table:table-cell table:formula="of:=IF([$FillIn.CI41]&lt;&gt;&quot;&quot;;[$FillIn.CI41];-1)" office:value-type="float" office:value="-1" calcext:value-type="float">
            <text:p>-1</text:p>
          </table:table-cell>
          <table:table-cell table:formula="of:=IF([$FillIn.CJ41]&lt;&gt;&quot;&quot;;[$FillIn.CJ41];-1)" office:value-type="float" office:value="-1" calcext:value-type="float">
            <text:p>-1</text:p>
          </table:table-cell>
          <table:table-cell table:formula="of:=IF([$FillIn.CK41]&lt;&gt;&quot;&quot;;[$FillIn.CK41];-1)" office:value-type="float" office:value="-1" calcext:value-type="float">
            <text:p>-1</text:p>
          </table:table-cell>
          <table:table-cell table:formula="of:=IF([$FillIn.CL41]&lt;&gt;&quot;&quot;;[$FillIn.CL41];-1)" office:value-type="float" office:value="-1" calcext:value-type="float">
            <text:p>-1</text:p>
          </table:table-cell>
          <table:table-cell table:formula="of:=IF([$FillIn.CM41]&lt;&gt;&quot;&quot;;[$FillIn.CM41];-1)" office:value-type="float" office:value="-1" calcext:value-type="float">
            <text:p>-1</text:p>
          </table:table-cell>
          <table:table-cell table:formula="of:=IF([$FillIn.CN41]&lt;&gt;&quot;&quot;;[$FillIn.CN41];-1)" office:value-type="float" office:value="-1" calcext:value-type="float">
            <text:p>-1</text:p>
          </table:table-cell>
          <table:table-cell table:formula="of:=IF([$FillIn.CO41]&lt;&gt;&quot;&quot;;[$FillIn.CO41];-1)" office:value-type="float" office:value="-1" calcext:value-type="float">
            <text:p>-1</text:p>
          </table:table-cell>
          <table:table-cell table:formula="of:=IF([$FillIn.CP41]&lt;&gt;&quot;&quot;;[$FillIn.CP41];-1)" office:value-type="float" office:value="-1" calcext:value-type="float">
            <text:p>-1</text:p>
          </table:table-cell>
          <table:table-cell table:formula="of:=IF([$FillIn.CQ41]&lt;&gt;&quot;&quot;;[$FillIn.CQ41];-1)" office:value-type="float" office:value="-1" calcext:value-type="float">
            <text:p>-1</text:p>
          </table:table-cell>
          <table:table-cell table:formula="of:=IF([$FillIn.CR41]&lt;&gt;&quot;&quot;;[$FillIn.CR41];-1)" office:value-type="float" office:value="-1" calcext:value-type="float">
            <text:p>-1</text:p>
          </table:table-cell>
          <table:table-cell table:formula="of:=IF([$FillIn.CS41]&lt;&gt;&quot;&quot;;[$FillIn.CS41];-1)" office:value-type="float" office:value="15" calcext:value-type="float">
            <text:p>15</text:p>
          </table:table-cell>
          <table:table-cell table:formula="of:=IF([$FillIn.CT41]&lt;&gt;&quot;&quot;;[$FillIn.CT41];-1)" office:value-type="float" office:value="-1" calcext:value-type="float">
            <text:p>-1</text:p>
          </table:table-cell>
          <table:table-cell table:formula="of:=IF([$FillIn.CU41]&lt;&gt;&quot;&quot;;[$FillIn.CU41];-1)" office:value-type="float" office:value="-1" calcext:value-type="float">
            <text:p>-1</text:p>
          </table:table-cell>
          <table:table-cell table:formula="of:=IF([$FillIn.CV41]&lt;&gt;&quot;&quot;;[$FillIn.CV41];-1)" office:value-type="float" office:value="-1" calcext:value-type="float">
            <text:p>-1</text:p>
          </table:table-cell>
          <table:table-cell table:formula="of:=IF([$FillIn.CW41]&lt;&gt;&quot;&quot;;[$FillIn.CW4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9" calcext:value-type="float">
            <text:p>9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225" calcext:value-type="float">
            <text:p>225</text:p>
          </table:table-cell>
          <table:table-cell table:formula="of:=IF([$FillIn.AF42]&lt;&gt;&quot;&quot;;[$FillIn.AF42];-1)" office:value-type="float" office:value="224" calcext:value-type="float">
            <text:p>224</text:p>
          </table:table-cell>
          <table:table-cell table:formula="of:=IF([$FillIn.AG42]&lt;&gt;&quot;&quot;;[$FillIn.AG42];-1)" office:value-type="float" office:value="223" calcext:value-type="float">
            <text:p>223</text:p>
          </table:table-cell>
          <table:table-cell table:formula="of:=IF([$FillIn.AH42]&lt;&gt;&quot;&quot;;[$FillIn.AH42];-1)" office:value-type="float" office:value="222" calcext:value-type="float">
            <text:p>222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156" calcext:value-type="float">
            <text:p>156</text:p>
          </table:table-cell>
          <table:table-cell table:formula="of:=IF([$FillIn.AP42]&lt;&gt;&quot;&quot;;[$FillIn.AP42];-1)" office:value-type="float" office:value="155" calcext:value-type="float">
            <text:p>155</text:p>
          </table:table-cell>
          <table:table-cell table:formula="of:=IF([$FillIn.AQ42]&lt;&gt;&quot;&quot;;[$FillIn.AQ42];-1)" office:value-type="float" office:value="154" calcext:value-type="float">
            <text:p>154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-1" calcext:value-type="float">
            <text:p>-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134" calcext:value-type="float">
            <text:p>134</text:p>
          </table:table-cell>
          <table:table-cell table:formula="of:=IF([$FillIn.BC42]&lt;&gt;&quot;&quot;;[$FillIn.BC42];-1)" office:value-type="float" office:value="133" calcext:value-type="float">
            <text:p>133</text:p>
          </table:table-cell>
          <table:table-cell table:formula="of:=IF([$FillIn.BD42]&lt;&gt;&quot;&quot;;[$FillIn.BD42];-1)" office:value-type="float" office:value="132" calcext:value-type="float">
            <text:p>132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72" calcext:value-type="float">
            <text:p>72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77" calcext:value-type="float">
            <text:p>77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110" calcext:value-type="float">
            <text:p>110</text:p>
          </table:table-cell>
          <table:table-cell table:formula="of:=IF([$FillIn.BQ42]&lt;&gt;&quot;&quot;;[$FillIn.BQ42];-1)" office:value-type="float" office:value="109" calcext:value-type="float">
            <text:p>109</text:p>
          </table:table-cell>
          <table:table-cell table:formula="of:=IF([$FillIn.BR42]&lt;&gt;&quot;&quot;;[$FillIn.BR42];-1)" office:value-type="float" office:value="108" calcext:value-type="float">
            <text:p>108</text:p>
          </table:table-cell>
          <table:table-cell table:formula="of:=IF([$FillIn.BS42]&lt;&gt;&quot;&quot;;[$FillIn.BS42];-1)" office:value-type="float" office:value="107" calcext:value-type="float">
            <text:p>107</text:p>
          </table:table-cell>
          <table:table-cell table:formula="of:=IF([$FillIn.BT42]&lt;&gt;&quot;&quot;;[$FillIn.BT42];-1)" office:value-type="float" office:value="106" calcext:value-type="float">
            <text:p>106</text:p>
          </table:table-cell>
          <table:table-cell table:formula="of:=IF([$FillIn.BU42]&lt;&gt;&quot;&quot;;[$FillIn.BU42];-1)" office:value-type="float" office:value="105" calcext:value-type="float">
            <text:p>105</text:p>
          </table:table-cell>
          <table:table-cell table:formula="of:=IF([$FillIn.BV42]&lt;&gt;&quot;&quot;;[$FillIn.BV42];-1)" office:value-type="float" office:value="104" calcext:value-type="float">
            <text:p>104</text:p>
          </table:table-cell>
          <table:table-cell table:formula="of:=IF([$FillIn.BW42]&lt;&gt;&quot;&quot;;[$FillIn.BW42];-1)" office:value-type="float" office:value="103" calcext:value-type="float">
            <text:p>103</text:p>
          </table:table-cell>
          <table:table-cell table:formula="of:=IF([$FillIn.BX42]&lt;&gt;&quot;&quot;;[$FillIn.BX42];-1)" office:value-type="float" office:value="102" calcext:value-type="float">
            <text:p>102</text:p>
          </table:table-cell>
          <table:table-cell table:formula="of:=IF([$FillIn.BY42]&lt;&gt;&quot;&quot;;[$FillIn.BY42];-1)" office:value-type="float" office:value="101" calcext:value-type="float">
            <text:p>101</text:p>
          </table:table-cell>
          <table:table-cell table:formula="of:=IF([$FillIn.BZ42]&lt;&gt;&quot;&quot;;[$FillIn.BZ42];-1)" office:value-type="float" office:value="100" calcext:value-type="float">
            <text:p>100</text:p>
          </table:table-cell>
          <table:table-cell table:formula="of:=IF([$FillIn.CA42]&lt;&gt;&quot;&quot;;[$FillIn.CA42];-1)" office:value-type="float" office:value="99" calcext:value-type="float">
            <text:p>99</text:p>
          </table:table-cell>
          <table:table-cell table:formula="of:=IF([$FillIn.CB42]&lt;&gt;&quot;&quot;;[$FillIn.CB42];-1)" office:value-type="float" office:value="98" calcext:value-type="float">
            <text:p>98</text:p>
          </table:table-cell>
          <table:table-cell table:formula="of:=IF([$FillIn.CC42]&lt;&gt;&quot;&quot;;[$FillIn.CC42];-1)" office:value-type="float" office:value="97" calcext:value-type="float">
            <text:p>97</text:p>
          </table:table-cell>
          <table:table-cell table:formula="of:=IF([$FillIn.CD42]&lt;&gt;&quot;&quot;;[$FillIn.CD42];-1)" office:value-type="float" office:value="96" calcext:value-type="float">
            <text:p>96</text:p>
          </table:table-cell>
          <table:table-cell table:formula="of:=IF([$FillIn.CE42]&lt;&gt;&quot;&quot;;[$FillIn.CE42];-1)" office:value-type="float" office:value="95" calcext:value-type="float">
            <text:p>95</text:p>
          </table:table-cell>
          <table:table-cell table:formula="of:=IF([$FillIn.CF42]&lt;&gt;&quot;&quot;;[$FillIn.CF42];-1)" office:value-type="float" office:value="478" calcext:value-type="float">
            <text:p>478</text:p>
          </table:table-cell>
          <table:table-cell table:formula="of:=IF([$FillIn.CG42]&lt;&gt;&quot;&quot;;[$FillIn.CG42];-1)" office:value-type="float" office:value="0" calcext:value-type="float">
            <text:p>0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formula="of:=IF([$FillIn.CI42]&lt;&gt;&quot;&quot;;[$FillIn.CI42];-1)" office:value-type="float" office:value="-1" calcext:value-type="float">
            <text:p>-1</text:p>
          </table:table-cell>
          <table:table-cell table:formula="of:=IF([$FillIn.CJ42]&lt;&gt;&quot;&quot;;[$FillIn.CJ42];-1)" office:value-type="float" office:value="-1" calcext:value-type="float">
            <text:p>-1</text:p>
          </table:table-cell>
          <table:table-cell table:formula="of:=IF([$FillIn.CK42]&lt;&gt;&quot;&quot;;[$FillIn.CK42];-1)" office:value-type="float" office:value="-1" calcext:value-type="float">
            <text:p>-1</text:p>
          </table:table-cell>
          <table:table-cell table:formula="of:=IF([$FillIn.CL42]&lt;&gt;&quot;&quot;;[$FillIn.CL42];-1)" office:value-type="float" office:value="-1" calcext:value-type="float">
            <text:p>-1</text:p>
          </table:table-cell>
          <table:table-cell table:formula="of:=IF([$FillIn.CM42]&lt;&gt;&quot;&quot;;[$FillIn.CM42];-1)" office:value-type="float" office:value="-1" calcext:value-type="float">
            <text:p>-1</text:p>
          </table:table-cell>
          <table:table-cell table:formula="of:=IF([$FillIn.CN42]&lt;&gt;&quot;&quot;;[$FillIn.CN42];-1)" office:value-type="float" office:value="-1" calcext:value-type="float">
            <text:p>-1</text:p>
          </table:table-cell>
          <table:table-cell table:formula="of:=IF([$FillIn.CO42]&lt;&gt;&quot;&quot;;[$FillIn.CO42];-1)" office:value-type="float" office:value="-1" calcext:value-type="float">
            <text:p>-1</text:p>
          </table:table-cell>
          <table:table-cell table:formula="of:=IF([$FillIn.CP42]&lt;&gt;&quot;&quot;;[$FillIn.CP42];-1)" office:value-type="float" office:value="-1" calcext:value-type="float">
            <text:p>-1</text:p>
          </table:table-cell>
          <table:table-cell table:formula="of:=IF([$FillIn.CQ42]&lt;&gt;&quot;&quot;;[$FillIn.CQ42];-1)" office:value-type="float" office:value="-1" calcext:value-type="float">
            <text:p>-1</text:p>
          </table:table-cell>
          <table:table-cell table:formula="of:=IF([$FillIn.CR42]&lt;&gt;&quot;&quot;;[$FillIn.CR42];-1)" office:value-type="float" office:value="-1" calcext:value-type="float">
            <text:p>-1</text:p>
          </table:table-cell>
          <table:table-cell table:formula="of:=IF([$FillIn.CS42]&lt;&gt;&quot;&quot;;[$FillIn.CS42];-1)" office:value-type="float" office:value="-1" calcext:value-type="float">
            <text:p>-1</text:p>
          </table:table-cell>
          <table:table-cell table:formula="of:=IF([$FillIn.CT42]&lt;&gt;&quot;&quot;;[$FillIn.CT42];-1)" office:value-type="float" office:value="16" calcext:value-type="float">
            <text:p>16</text:p>
          </table:table-cell>
          <table:table-cell table:formula="of:=IF([$FillIn.CU42]&lt;&gt;&quot;&quot;;[$FillIn.CU42];-1)" office:value-type="float" office:value="-1" calcext:value-type="float">
            <text:p>-1</text:p>
          </table:table-cell>
          <table:table-cell table:formula="of:=IF([$FillIn.CV42]&lt;&gt;&quot;&quot;;[$FillIn.CV42];-1)" office:value-type="float" office:value="-1" calcext:value-type="float">
            <text:p>-1</text:p>
          </table:table-cell>
          <table:table-cell table:formula="of:=IF([$FillIn.CW42]&lt;&gt;&quot;&quot;;[$FillIn.CW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8" calcext:value-type="float">
            <text:p>8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78" calcext:value-type="float">
            <text:p>78</text:p>
          </table:table-cell>
          <table:table-cell table:formula="of:=IF([$FillIn.BP43]&lt;&gt;&quot;&quot;;[$FillIn.BP43];-1)" office:value-type="float" office:value="79" calcext:value-type="float">
            <text:p>79</text:p>
          </table:table-cell>
          <table:table-cell table:formula="of:=IF([$FillIn.BQ43]&lt;&gt;&quot;&quot;;[$FillIn.BQ43];-1)" office:value-type="float" office:value="80" calcext:value-type="float">
            <text:p>80</text:p>
          </table:table-cell>
          <table:table-cell table:formula="of:=IF([$FillIn.BR43]&lt;&gt;&quot;&quot;;[$FillIn.BR43];-1)" office:value-type="float" office:value="81" calcext:value-type="float">
            <text:p>81</text:p>
          </table:table-cell>
          <table:table-cell table:formula="of:=IF([$FillIn.BS43]&lt;&gt;&quot;&quot;;[$FillIn.BS43];-1)" office:value-type="float" office:value="82" calcext:value-type="float">
            <text:p>82</text:p>
          </table:table-cell>
          <table:table-cell table:formula="of:=IF([$FillIn.BT43]&lt;&gt;&quot;&quot;;[$FillIn.BT43];-1)" office:value-type="float" office:value="83" calcext:value-type="float">
            <text:p>83</text:p>
          </table:table-cell>
          <table:table-cell table:formula="of:=IF([$FillIn.BU43]&lt;&gt;&quot;&quot;;[$FillIn.BU43];-1)" office:value-type="float" office:value="84" calcext:value-type="float">
            <text:p>84</text:p>
          </table:table-cell>
          <table:table-cell table:formula="of:=IF([$FillIn.BV43]&lt;&gt;&quot;&quot;;[$FillIn.BV43];-1)" office:value-type="float" office:value="85" calcext:value-type="float">
            <text:p>85</text:p>
          </table:table-cell>
          <table:table-cell table:formula="of:=IF([$FillIn.BW43]&lt;&gt;&quot;&quot;;[$FillIn.BW43];-1)" office:value-type="float" office:value="86" calcext:value-type="float">
            <text:p>86</text:p>
          </table:table-cell>
          <table:table-cell table:formula="of:=IF([$FillIn.BX43]&lt;&gt;&quot;&quot;;[$FillIn.BX43];-1)" office:value-type="float" office:value="87" calcext:value-type="float">
            <text:p>87</text:p>
          </table:table-cell>
          <table:table-cell table:formula="of:=IF([$FillIn.BY43]&lt;&gt;&quot;&quot;;[$FillIn.BY43];-1)" office:value-type="float" office:value="88" calcext:value-type="float">
            <text:p>88</text:p>
          </table:table-cell>
          <table:table-cell table:formula="of:=IF([$FillIn.BZ43]&lt;&gt;&quot;&quot;;[$FillIn.BZ43];-1)" office:value-type="float" office:value="89" calcext:value-type="float">
            <text:p>89</text:p>
          </table:table-cell>
          <table:table-cell table:formula="of:=IF([$FillIn.CA43]&lt;&gt;&quot;&quot;;[$FillIn.CA43];-1)" office:value-type="float" office:value="90" calcext:value-type="float">
            <text:p>90</text:p>
          </table:table-cell>
          <table:table-cell table:formula="of:=IF([$FillIn.CB43]&lt;&gt;&quot;&quot;;[$FillIn.CB43];-1)" office:value-type="float" office:value="91" calcext:value-type="float">
            <text:p>91</text:p>
          </table:table-cell>
          <table:table-cell table:formula="of:=IF([$FillIn.CC43]&lt;&gt;&quot;&quot;;[$FillIn.CC43];-1)" office:value-type="float" office:value="92" calcext:value-type="float">
            <text:p>92</text:p>
          </table:table-cell>
          <table:table-cell table:formula="of:=IF([$FillIn.CD43]&lt;&gt;&quot;&quot;;[$FillIn.CD43];-1)" office:value-type="float" office:value="93" calcext:value-type="float">
            <text:p>93</text:p>
          </table:table-cell>
          <table:table-cell table:formula="of:=IF([$FillIn.CE43]&lt;&gt;&quot;&quot;;[$FillIn.CE43];-1)" office:value-type="float" office:value="94" calcext:value-type="float">
            <text:p>94</text:p>
          </table:table-cell>
          <table:table-cell table:formula="of:=IF([$FillIn.CF43]&lt;&gt;&quot;&quot;;[$FillIn.CF43];-1)" office:value-type="float" office:value="479" calcext:value-type="float">
            <text:p>479</text:p>
          </table:table-cell>
          <table:table-cell table:formula="of:=IF([$FillIn.CG43]&lt;&gt;&quot;&quot;;[$FillIn.CG43];-1)" office:value-type="float" office:value="-1" calcext:value-type="float">
            <text:p>-1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formula="of:=IF([$FillIn.CI43]&lt;&gt;&quot;&quot;;[$FillIn.CI43];-1)" office:value-type="float" office:value="-1" calcext:value-type="float">
            <text:p>-1</text:p>
          </table:table-cell>
          <table:table-cell table:formula="of:=IF([$FillIn.CJ43]&lt;&gt;&quot;&quot;;[$FillIn.CJ43];-1)" office:value-type="float" office:value="-1" calcext:value-type="float">
            <text:p>-1</text:p>
          </table:table-cell>
          <table:table-cell table:formula="of:=IF([$FillIn.CK43]&lt;&gt;&quot;&quot;;[$FillIn.CK43];-1)" office:value-type="float" office:value="-1" calcext:value-type="float">
            <text:p>-1</text:p>
          </table:table-cell>
          <table:table-cell table:formula="of:=IF([$FillIn.CL43]&lt;&gt;&quot;&quot;;[$FillIn.CL43];-1)" office:value-type="float" office:value="-1" calcext:value-type="float">
            <text:p>-1</text:p>
          </table:table-cell>
          <table:table-cell table:formula="of:=IF([$FillIn.CM43]&lt;&gt;&quot;&quot;;[$FillIn.CM43];-1)" office:value-type="float" office:value="-1" calcext:value-type="float">
            <text:p>-1</text:p>
          </table:table-cell>
          <table:table-cell table:formula="of:=IF([$FillIn.CN43]&lt;&gt;&quot;&quot;;[$FillIn.CN43];-1)" office:value-type="float" office:value="-1" calcext:value-type="float">
            <text:p>-1</text:p>
          </table:table-cell>
          <table:table-cell table:formula="of:=IF([$FillIn.CO43]&lt;&gt;&quot;&quot;;[$FillIn.CO43];-1)" office:value-type="float" office:value="-1" calcext:value-type="float">
            <text:p>-1</text:p>
          </table:table-cell>
          <table:table-cell table:formula="of:=IF([$FillIn.CP43]&lt;&gt;&quot;&quot;;[$FillIn.CP43];-1)" office:value-type="float" office:value="-1" calcext:value-type="float">
            <text:p>-1</text:p>
          </table:table-cell>
          <table:table-cell table:formula="of:=IF([$FillIn.CQ43]&lt;&gt;&quot;&quot;;[$FillIn.CQ43];-1)" office:value-type="float" office:value="-1" calcext:value-type="float">
            <text:p>-1</text:p>
          </table:table-cell>
          <table:table-cell table:formula="of:=IF([$FillIn.CR43]&lt;&gt;&quot;&quot;;[$FillIn.CR43];-1)" office:value-type="float" office:value="-1" calcext:value-type="float">
            <text:p>-1</text:p>
          </table:table-cell>
          <table:table-cell table:formula="of:=IF([$FillIn.CS43]&lt;&gt;&quot;&quot;;[$FillIn.CS43];-1)" office:value-type="float" office:value="-1" calcext:value-type="float">
            <text:p>-1</text:p>
          </table:table-cell>
          <table:table-cell table:formula="of:=IF([$FillIn.CT43]&lt;&gt;&quot;&quot;;[$FillIn.CT43];-1)" office:value-type="float" office:value="17" calcext:value-type="float">
            <text:p>17</text:p>
          </table:table-cell>
          <table:table-cell table:formula="of:=IF([$FillIn.CU43]&lt;&gt;&quot;&quot;;[$FillIn.CU43];-1)" office:value-type="float" office:value="-1" calcext:value-type="float">
            <text:p>-1</text:p>
          </table:table-cell>
          <table:table-cell table:formula="of:=IF([$FillIn.CV43]&lt;&gt;&quot;&quot;;[$FillIn.CV43];-1)" office:value-type="float" office:value="-1" calcext:value-type="float">
            <text:p>-1</text:p>
          </table:table-cell>
          <table:table-cell table:formula="of:=IF([$FillIn.CW43]&lt;&gt;&quot;&quot;;[$FillIn.CW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7" calcext:value-type="float">
            <text:p>7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-1" calcext:value-type="float">
            <text:p>-1</text:p>
          </table:table-cell>
          <table:table-cell table:formula="of:=IF([$FillIn.AU44]&lt;&gt;&quot;&quot;;[$FillIn.AU44];-1)" office:value-type="float" office:value="-1" calcext:value-type="float">
            <text:p>-1</text:p>
          </table:table-cell>
          <table:table-cell table:formula="of:=IF([$FillIn.AV44]&lt;&gt;&quot;&quot;;[$FillIn.AV44];-1)" office:value-type="float" office:value="-1" calcext:value-type="float">
            <text:p>-1</text:p>
          </table:table-cell>
          <table:table-cell table:formula="of:=IF([$FillIn.AW44]&lt;&gt;&quot;&quot;;[$FillIn.AW44];-1)" office:value-type="float" office:value="-1" calcext:value-type="float">
            <text:p>-1</text:p>
          </table:table-cell>
          <table:table-cell table:formula="of:=IF([$FillIn.AX44]&lt;&gt;&quot;&quot;;[$FillIn.AX44];-1)" office:value-type="float" office:value="-1" calcext:value-type="float">
            <text:p>-1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71" calcext:value-type="float">
            <text:p>7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-1" calcext:value-type="float">
            <text:p>-1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33" calcext:value-type="float">
            <text:p>33</text:p>
          </table:table-cell>
          <table:table-cell table:formula="of:=IF([$FillIn.CG44]&lt;&gt;&quot;&quot;;[$FillIn.CG44];-1)" office:value-type="float" office:value="32" calcext:value-type="float">
            <text:p>32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formula="of:=IF([$FillIn.CI44]&lt;&gt;&quot;&quot;;[$FillIn.CI44];-1)" office:value-type="float" office:value="-1" calcext:value-type="float">
            <text:p>-1</text:p>
          </table:table-cell>
          <table:table-cell table:formula="of:=IF([$FillIn.CJ44]&lt;&gt;&quot;&quot;;[$FillIn.CJ44];-1)" office:value-type="float" office:value="-1" calcext:value-type="float">
            <text:p>-1</text:p>
          </table:table-cell>
          <table:table-cell table:formula="of:=IF([$FillIn.CK44]&lt;&gt;&quot;&quot;;[$FillIn.CK44];-1)" office:value-type="float" office:value="-1" calcext:value-type="float">
            <text:p>-1</text:p>
          </table:table-cell>
          <table:table-cell table:formula="of:=IF([$FillIn.CL44]&lt;&gt;&quot;&quot;;[$FillIn.CL44];-1)" office:value-type="float" office:value="-1" calcext:value-type="float">
            <text:p>-1</text:p>
          </table:table-cell>
          <table:table-cell table:formula="of:=IF([$FillIn.CM44]&lt;&gt;&quot;&quot;;[$FillIn.CM44];-1)" office:value-type="float" office:value="-1" calcext:value-type="float">
            <text:p>-1</text:p>
          </table:table-cell>
          <table:table-cell table:formula="of:=IF([$FillIn.CN44]&lt;&gt;&quot;&quot;;[$FillIn.CN44];-1)" office:value-type="float" office:value="-1" calcext:value-type="float">
            <text:p>-1</text:p>
          </table:table-cell>
          <table:table-cell table:formula="of:=IF([$FillIn.CO44]&lt;&gt;&quot;&quot;;[$FillIn.CO44];-1)" office:value-type="float" office:value="-1" calcext:value-type="float">
            <text:p>-1</text:p>
          </table:table-cell>
          <table:table-cell table:formula="of:=IF([$FillIn.CP44]&lt;&gt;&quot;&quot;;[$FillIn.CP44];-1)" office:value-type="float" office:value="-1" calcext:value-type="float">
            <text:p>-1</text:p>
          </table:table-cell>
          <table:table-cell table:formula="of:=IF([$FillIn.CQ44]&lt;&gt;&quot;&quot;;[$FillIn.CQ44];-1)" office:value-type="float" office:value="-1" calcext:value-type="float">
            <text:p>-1</text:p>
          </table:table-cell>
          <table:table-cell table:formula="of:=IF([$FillIn.CR44]&lt;&gt;&quot;&quot;;[$FillIn.CR44];-1)" office:value-type="float" office:value="-1" calcext:value-type="float">
            <text:p>-1</text:p>
          </table:table-cell>
          <table:table-cell table:formula="of:=IF([$FillIn.CS44]&lt;&gt;&quot;&quot;;[$FillIn.CS44];-1)" office:value-type="float" office:value="18" calcext:value-type="float">
            <text:p>18</text:p>
          </table:table-cell>
          <table:table-cell table:formula="of:=IF([$FillIn.CT44]&lt;&gt;&quot;&quot;;[$FillIn.CT44];-1)" office:value-type="float" office:value="-1" calcext:value-type="float">
            <text:p>-1</text:p>
          </table:table-cell>
          <table:table-cell table:formula="of:=IF([$FillIn.CU44]&lt;&gt;&quot;&quot;;[$FillIn.CU44];-1)" office:value-type="float" office:value="-1" calcext:value-type="float">
            <text:p>-1</text:p>
          </table:table-cell>
          <table:table-cell table:formula="of:=IF([$FillIn.CV44]&lt;&gt;&quot;&quot;;[$FillIn.CV44];-1)" office:value-type="float" office:value="-1" calcext:value-type="float">
            <text:p>-1</text:p>
          </table:table-cell>
          <table:table-cell table:formula="of:=IF([$FillIn.CW44]&lt;&gt;&quot;&quot;;[$FillIn.CW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6" calcext:value-type="float">
            <text:p>6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-1" calcext:value-type="float">
            <text:p>-1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-1" calcext:value-type="float">
            <text:p>-1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-1" calcext:value-type="float">
            <text:p>-1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34" calcext:value-type="float">
            <text:p>34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31" calcext:value-type="float">
            <text:p>31</text:p>
          </table:table-cell>
          <table:table-cell table:formula="of:=IF([$FillIn.CI45]&lt;&gt;&quot;&quot;;[$FillIn.CI45];-1)" office:value-type="float" office:value="-1" calcext:value-type="float">
            <text:p>-1</text:p>
          </table:table-cell>
          <table:table-cell table:formula="of:=IF([$FillIn.CJ45]&lt;&gt;&quot;&quot;;[$FillIn.CJ45];-1)" office:value-type="float" office:value="-1" calcext:value-type="float">
            <text:p>-1</text:p>
          </table:table-cell>
          <table:table-cell table:formula="of:=IF([$FillIn.CK45]&lt;&gt;&quot;&quot;;[$FillIn.CK45];-1)" office:value-type="float" office:value="-1" calcext:value-type="float">
            <text:p>-1</text:p>
          </table:table-cell>
          <table:table-cell table:formula="of:=IF([$FillIn.CL45]&lt;&gt;&quot;&quot;;[$FillIn.CL45];-1)" office:value-type="float" office:value="-1" calcext:value-type="float">
            <text:p>-1</text:p>
          </table:table-cell>
          <table:table-cell table:formula="of:=IF([$FillIn.CM45]&lt;&gt;&quot;&quot;;[$FillIn.CM45];-1)" office:value-type="float" office:value="-1" calcext:value-type="float">
            <text:p>-1</text:p>
          </table:table-cell>
          <table:table-cell table:formula="of:=IF([$FillIn.CN45]&lt;&gt;&quot;&quot;;[$FillIn.CN45];-1)" office:value-type="float" office:value="-1" calcext:value-type="float">
            <text:p>-1</text:p>
          </table:table-cell>
          <table:table-cell table:formula="of:=IF([$FillIn.CO45]&lt;&gt;&quot;&quot;;[$FillIn.CO45];-1)" office:value-type="float" office:value="-1" calcext:value-type="float">
            <text:p>-1</text:p>
          </table:table-cell>
          <table:table-cell table:formula="of:=IF([$FillIn.CP45]&lt;&gt;&quot;&quot;;[$FillIn.CP45];-1)" office:value-type="float" office:value="-1" calcext:value-type="float">
            <text:p>-1</text:p>
          </table:table-cell>
          <table:table-cell table:formula="of:=IF([$FillIn.CQ45]&lt;&gt;&quot;&quot;;[$FillIn.CQ45];-1)" office:value-type="float" office:value="-1" calcext:value-type="float">
            <text:p>-1</text:p>
          </table:table-cell>
          <table:table-cell table:formula="of:=IF([$FillIn.CR45]&lt;&gt;&quot;&quot;;[$FillIn.CR45];-1)" office:value-type="float" office:value="-1" calcext:value-type="float">
            <text:p>-1</text:p>
          </table:table-cell>
          <table:table-cell table:formula="of:=IF([$FillIn.CS45]&lt;&gt;&quot;&quot;;[$FillIn.CS45];-1)" office:value-type="float" office:value="19" calcext:value-type="float">
            <text:p>19</text:p>
          </table:table-cell>
          <table:table-cell table:formula="of:=IF([$FillIn.CT45]&lt;&gt;&quot;&quot;;[$FillIn.CT45];-1)" office:value-type="float" office:value="-1" calcext:value-type="float">
            <text:p>-1</text:p>
          </table:table-cell>
          <table:table-cell table:formula="of:=IF([$FillIn.CU45]&lt;&gt;&quot;&quot;;[$FillIn.CU45];-1)" office:value-type="float" office:value="-1" calcext:value-type="float">
            <text:p>-1</text:p>
          </table:table-cell>
          <table:table-cell table:formula="of:=IF([$FillIn.CV45]&lt;&gt;&quot;&quot;;[$FillIn.CV45];-1)" office:value-type="float" office:value="-1" calcext:value-type="float">
            <text:p>-1</text:p>
          </table:table-cell>
          <table:table-cell table:formula="of:=IF([$FillIn.CW45]&lt;&gt;&quot;&quot;;[$FillIn.CW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5" calcext:value-type="float">
            <text:p>5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-1" calcext:value-type="float">
            <text:p>-1</text:p>
          </table:table-cell>
          <table:table-cell table:formula="of:=IF([$FillIn.AU46]&lt;&gt;&quot;&quot;;[$FillIn.AU46];-1)" office:value-type="float" office:value="-1" calcext:value-type="float">
            <text:p>-1</text:p>
          </table:table-cell>
          <table:table-cell table:formula="of:=IF([$FillIn.AV46]&lt;&gt;&quot;&quot;;[$FillIn.AV46];-1)" office:value-type="float" office:value="-1" calcext:value-type="float">
            <text:p>-1</text:p>
          </table:table-cell>
          <table:table-cell table:formula="of:=IF([$FillIn.AW46]&lt;&gt;&quot;&quot;;[$FillIn.AW46];-1)" office:value-type="float" office:value="-1" calcext:value-type="float">
            <text:p>-1</text:p>
          </table:table-cell>
          <table:table-cell table:formula="of:=IF([$FillIn.AX46]&lt;&gt;&quot;&quot;;[$FillIn.AX46];-1)" office:value-type="float" office:value="-1" calcext:value-type="float">
            <text:p>-1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66" calcext:value-type="float">
            <text:p>66</text:p>
          </table:table-cell>
          <table:table-cell table:formula="of:=IF([$FillIn.BG46]&lt;&gt;&quot;&quot;;[$FillIn.BG46];-1)" office:value-type="float" office:value="67" calcext:value-type="float">
            <text:p>67</text:p>
          </table:table-cell>
          <table:table-cell table:formula="of:=IF([$FillIn.BH46]&lt;&gt;&quot;&quot;;[$FillIn.BH46];-1)" office:value-type="float" office:value="68" calcext:value-type="float">
            <text:p>68</text:p>
          </table:table-cell>
          <table:table-cell table:formula="of:=IF([$FillIn.BI46]&lt;&gt;&quot;&quot;;[$FillIn.BI46];-1)" office:value-type="float" office:value="69" calcext:value-type="float">
            <text:p>69</text:p>
          </table:table-cell>
          <table:table-cell table:formula="of:=IF([$FillIn.BJ46]&lt;&gt;&quot;&quot;;[$FillIn.BJ46];-1)" office:value-type="float" office:value="70" calcext:value-type="float">
            <text:p>70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-1" calcext:value-type="float">
            <text:p>-1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-1" calcext:value-type="float">
            <text:p>-1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30" calcext:value-type="float">
            <text:p>30</text:p>
          </table:table-cell>
          <table:table-cell table:formula="of:=IF([$FillIn.CI46]&lt;&gt;&quot;&quot;;[$FillIn.CI46];-1)" office:value-type="float" office:value="-1" calcext:value-type="float">
            <text:p>-1</text:p>
          </table:table-cell>
          <table:table-cell table:formula="of:=IF([$FillIn.CJ46]&lt;&gt;&quot;&quot;;[$FillIn.CJ46];-1)" office:value-type="float" office:value="-1" calcext:value-type="float">
            <text:p>-1</text:p>
          </table:table-cell>
          <table:table-cell table:formula="of:=IF([$FillIn.CK46]&lt;&gt;&quot;&quot;;[$FillIn.CK46];-1)" office:value-type="float" office:value="-1" calcext:value-type="float">
            <text:p>-1</text:p>
          </table:table-cell>
          <table:table-cell table:formula="of:=IF([$FillIn.CL46]&lt;&gt;&quot;&quot;;[$FillIn.CL46];-1)" office:value-type="float" office:value="-1" calcext:value-type="float">
            <text:p>-1</text:p>
          </table:table-cell>
          <table:table-cell table:formula="of:=IF([$FillIn.CM46]&lt;&gt;&quot;&quot;;[$FillIn.CM46];-1)" office:value-type="float" office:value="-1" calcext:value-type="float">
            <text:p>-1</text:p>
          </table:table-cell>
          <table:table-cell table:formula="of:=IF([$FillIn.CN46]&lt;&gt;&quot;&quot;;[$FillIn.CN46];-1)" office:value-type="float" office:value="-1" calcext:value-type="float">
            <text:p>-1</text:p>
          </table:table-cell>
          <table:table-cell table:formula="of:=IF([$FillIn.CO46]&lt;&gt;&quot;&quot;;[$FillIn.CO46];-1)" office:value-type="float" office:value="-1" calcext:value-type="float">
            <text:p>-1</text:p>
          </table:table-cell>
          <table:table-cell table:formula="of:=IF([$FillIn.CP46]&lt;&gt;&quot;&quot;;[$FillIn.CP46];-1)" office:value-type="float" office:value="-1" calcext:value-type="float">
            <text:p>-1</text:p>
          </table:table-cell>
          <table:table-cell table:formula="of:=IF([$FillIn.CQ46]&lt;&gt;&quot;&quot;;[$FillIn.CQ46];-1)" office:value-type="float" office:value="-1" calcext:value-type="float">
            <text:p>-1</text:p>
          </table:table-cell>
          <table:table-cell table:formula="of:=IF([$FillIn.CR46]&lt;&gt;&quot;&quot;;[$FillIn.CR46];-1)" office:value-type="float" office:value="20" calcext:value-type="float">
            <text:p>20</text:p>
          </table:table-cell>
          <table:table-cell table:formula="of:=IF([$FillIn.CS46]&lt;&gt;&quot;&quot;;[$FillIn.CS46];-1)" office:value-type="float" office:value="-1" calcext:value-type="float">
            <text:p>-1</text:p>
          </table:table-cell>
          <table:table-cell table:formula="of:=IF([$FillIn.CT46]&lt;&gt;&quot;&quot;;[$FillIn.CT46];-1)" office:value-type="float" office:value="-1" calcext:value-type="float">
            <text:p>-1</text:p>
          </table:table-cell>
          <table:table-cell table:formula="of:=IF([$FillIn.CU46]&lt;&gt;&quot;&quot;;[$FillIn.CU46];-1)" office:value-type="float" office:value="-1" calcext:value-type="float">
            <text:p>-1</text:p>
          </table:table-cell>
          <table:table-cell table:formula="of:=IF([$FillIn.CV46]&lt;&gt;&quot;&quot;;[$FillIn.CV46];-1)" office:value-type="float" office:value="-1" calcext:value-type="float">
            <text:p>-1</text:p>
          </table:table-cell>
          <table:table-cell table:formula="of:=IF([$FillIn.CW46]&lt;&gt;&quot;&quot;;[$FillIn.CW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4" calcext:value-type="float">
            <text:p>4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-1" calcext:value-type="float">
            <text:p>-1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65" calcext:value-type="float">
            <text:p>65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-1" calcext:value-type="float">
            <text:p>-1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-1" calcext:value-type="float">
            <text:p>-1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-1" calcext:value-type="float">
            <text:p>-1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35" calcext:value-type="float">
            <text:p>35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formula="of:=IF([$FillIn.CI47]&lt;&gt;&quot;&quot;;[$FillIn.CI47];-1)" office:value-type="float" office:value="29" calcext:value-type="float">
            <text:p>29</text:p>
          </table:table-cell>
          <table:table-cell table:formula="of:=IF([$FillIn.CJ47]&lt;&gt;&quot;&quot;;[$FillIn.CJ47];-1)" office:value-type="float" office:value="-1" calcext:value-type="float">
            <text:p>-1</text:p>
          </table:table-cell>
          <table:table-cell table:formula="of:=IF([$FillIn.CK47]&lt;&gt;&quot;&quot;;[$FillIn.CK47];-1)" office:value-type="float" office:value="-1" calcext:value-type="float">
            <text:p>-1</text:p>
          </table:table-cell>
          <table:table-cell table:formula="of:=IF([$FillIn.CL47]&lt;&gt;&quot;&quot;;[$FillIn.CL47];-1)" office:value-type="float" office:value="-1" calcext:value-type="float">
            <text:p>-1</text:p>
          </table:table-cell>
          <table:table-cell table:formula="of:=IF([$FillIn.CM47]&lt;&gt;&quot;&quot;;[$FillIn.CM47];-1)" office:value-type="float" office:value="-1" calcext:value-type="float">
            <text:p>-1</text:p>
          </table:table-cell>
          <table:table-cell table:formula="of:=IF([$FillIn.CN47]&lt;&gt;&quot;&quot;;[$FillIn.CN47];-1)" office:value-type="float" office:value="-1" calcext:value-type="float">
            <text:p>-1</text:p>
          </table:table-cell>
          <table:table-cell table:formula="of:=IF([$FillIn.CO47]&lt;&gt;&quot;&quot;;[$FillIn.CO47];-1)" office:value-type="float" office:value="-1" calcext:value-type="float">
            <text:p>-1</text:p>
          </table:table-cell>
          <table:table-cell table:formula="of:=IF([$FillIn.CP47]&lt;&gt;&quot;&quot;;[$FillIn.CP47];-1)" office:value-type="float" office:value="-1" calcext:value-type="float">
            <text:p>-1</text:p>
          </table:table-cell>
          <table:table-cell table:formula="of:=IF([$FillIn.CQ47]&lt;&gt;&quot;&quot;;[$FillIn.CQ47];-1)" office:value-type="float" office:value="21" calcext:value-type="float">
            <text:p>21</text:p>
          </table:table-cell>
          <table:table-cell table:formula="of:=IF([$FillIn.CR47]&lt;&gt;&quot;&quot;;[$FillIn.CR47];-1)" office:value-type="float" office:value="-1" calcext:value-type="float">
            <text:p>-1</text:p>
          </table:table-cell>
          <table:table-cell table:formula="of:=IF([$FillIn.CS47]&lt;&gt;&quot;&quot;;[$FillIn.CS47];-1)" office:value-type="float" office:value="-1" calcext:value-type="float">
            <text:p>-1</text:p>
          </table:table-cell>
          <table:table-cell table:formula="of:=IF([$FillIn.CT47]&lt;&gt;&quot;&quot;;[$FillIn.CT47];-1)" office:value-type="float" office:value="-1" calcext:value-type="float">
            <text:p>-1</text:p>
          </table:table-cell>
          <table:table-cell table:formula="of:=IF([$FillIn.CU47]&lt;&gt;&quot;&quot;;[$FillIn.CU47];-1)" office:value-type="float" office:value="-1" calcext:value-type="float">
            <text:p>-1</text:p>
          </table:table-cell>
          <table:table-cell table:formula="of:=IF([$FillIn.CV47]&lt;&gt;&quot;&quot;;[$FillIn.CV47];-1)" office:value-type="float" office:value="-1" calcext:value-type="float">
            <text:p>-1</text:p>
          </table:table-cell>
          <table:table-cell table:formula="of:=IF([$FillIn.CW47]&lt;&gt;&quot;&quot;;[$FillIn.CW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3" calcext:value-type="float">
            <text:p>3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-1" calcext:value-type="float">
            <text:p>-1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64" calcext:value-type="float">
            <text:p>64</text:p>
          </table:table-cell>
          <table:table-cell table:formula="of:=IF([$FillIn.BG48]&lt;&gt;&quot;&quot;;[$FillIn.BG48];-1)" office:value-type="float" office:value="63" calcext:value-type="float">
            <text:p>63</text:p>
          </table:table-cell>
          <table:table-cell table:formula="of:=IF([$FillIn.BH48]&lt;&gt;&quot;&quot;;[$FillIn.BH48];-1)" office:value-type="float" office:value="62" calcext:value-type="float">
            <text:p>62</text:p>
          </table:table-cell>
          <table:table-cell table:formula="of:=IF([$FillIn.BI48]&lt;&gt;&quot;&quot;;[$FillIn.BI48];-1)" office:value-type="float" office:value="61" calcext:value-type="float">
            <text:p>61</text:p>
          </table:table-cell>
          <table:table-cell table:formula="of:=IF([$FillIn.BJ48]&lt;&gt;&quot;&quot;;[$FillIn.BJ48];-1)" office:value-type="float" office:value="60" calcext:value-type="float">
            <text:p>60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-1" calcext:value-type="float">
            <text:p>-1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-1" calcext:value-type="float">
            <text:p>-1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formula="of:=IF([$FillIn.CI48]&lt;&gt;&quot;&quot;;[$FillIn.CI48];-1)" office:value-type="float" office:value="-1" calcext:value-type="float">
            <text:p>-1</text:p>
          </table:table-cell>
          <table:table-cell table:formula="of:=IF([$FillIn.CJ48]&lt;&gt;&quot;&quot;;[$FillIn.CJ48];-1)" office:value-type="float" office:value="28" calcext:value-type="float">
            <text:p>28</text:p>
          </table:table-cell>
          <table:table-cell table:formula="of:=IF([$FillIn.CK48]&lt;&gt;&quot;&quot;;[$FillIn.CK48];-1)" office:value-type="float" office:value="-1" calcext:value-type="float">
            <text:p>-1</text:p>
          </table:table-cell>
          <table:table-cell table:formula="of:=IF([$FillIn.CL48]&lt;&gt;&quot;&quot;;[$FillIn.CL48];-1)" office:value-type="float" office:value="-1" calcext:value-type="float">
            <text:p>-1</text:p>
          </table:table-cell>
          <table:table-cell table:formula="of:=IF([$FillIn.CM48]&lt;&gt;&quot;&quot;;[$FillIn.CM48];-1)" office:value-type="float" office:value="-1" calcext:value-type="float">
            <text:p>-1</text:p>
          </table:table-cell>
          <table:table-cell table:formula="of:=IF([$FillIn.CN48]&lt;&gt;&quot;&quot;;[$FillIn.CN48];-1)" office:value-type="float" office:value="-1" calcext:value-type="float">
            <text:p>-1</text:p>
          </table:table-cell>
          <table:table-cell table:formula="of:=IF([$FillIn.CO48]&lt;&gt;&quot;&quot;;[$FillIn.CO48];-1)" office:value-type="float" office:value="-1" calcext:value-type="float">
            <text:p>-1</text:p>
          </table:table-cell>
          <table:table-cell table:formula="of:=IF([$FillIn.CP48]&lt;&gt;&quot;&quot;;[$FillIn.CP48];-1)" office:value-type="float" office:value="22" calcext:value-type="float">
            <text:p>22</text:p>
          </table:table-cell>
          <table:table-cell table:formula="of:=IF([$FillIn.CQ48]&lt;&gt;&quot;&quot;;[$FillIn.CQ48];-1)" office:value-type="float" office:value="-1" calcext:value-type="float">
            <text:p>-1</text:p>
          </table:table-cell>
          <table:table-cell table:formula="of:=IF([$FillIn.CR48]&lt;&gt;&quot;&quot;;[$FillIn.CR48];-1)" office:value-type="float" office:value="-1" calcext:value-type="float">
            <text:p>-1</text:p>
          </table:table-cell>
          <table:table-cell table:formula="of:=IF([$FillIn.CS48]&lt;&gt;&quot;&quot;;[$FillIn.CS48];-1)" office:value-type="float" office:value="-1" calcext:value-type="float">
            <text:p>-1</text:p>
          </table:table-cell>
          <table:table-cell table:formula="of:=IF([$FillIn.CT48]&lt;&gt;&quot;&quot;;[$FillIn.CT48];-1)" office:value-type="float" office:value="-1" calcext:value-type="float">
            <text:p>-1</text:p>
          </table:table-cell>
          <table:table-cell table:formula="of:=IF([$FillIn.CU48]&lt;&gt;&quot;&quot;;[$FillIn.CU48];-1)" office:value-type="float" office:value="-1" calcext:value-type="float">
            <text:p>-1</text:p>
          </table:table-cell>
          <table:table-cell table:formula="of:=IF([$FillIn.CV48]&lt;&gt;&quot;&quot;;[$FillIn.CV48];-1)" office:value-type="float" office:value="-1" calcext:value-type="float">
            <text:p>-1</text:p>
          </table:table-cell>
          <table:table-cell table:formula="of:=IF([$FillIn.CW48]&lt;&gt;&quot;&quot;;[$FillIn.CW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2" calcext:value-type="float">
            <text:p>2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-1" calcext:value-type="float">
            <text:p>-1</text:p>
          </table:table-cell>
          <table:table-cell table:formula="of:=IF([$FillIn.AY49]&lt;&gt;&quot;&quot;;[$FillIn.AY49];-1)" office:value-type="float" office:value="-1" calcext:value-type="float">
            <text:p>-1</text:p>
          </table:table-cell>
          <table:table-cell table:formula="of:=IF([$FillIn.AZ49]&lt;&gt;&quot;&quot;;[$FillIn.AZ49];-1)" office:value-type="float" office:value="-1" calcext:value-type="float">
            <text:p>-1</text:p>
          </table:table-cell>
          <table:table-cell table:formula="of:=IF([$FillIn.BA49]&lt;&gt;&quot;&quot;;[$FillIn.BA49];-1)" office:value-type="float" office:value="-1" calcext:value-type="float">
            <text:p>-1</text:p>
          </table:table-cell>
          <table:table-cell table:formula="of:=IF([$FillIn.BB49]&lt;&gt;&quot;&quot;;[$FillIn.BB49];-1)" office:value-type="float" office:value="-1" calcext:value-type="float">
            <text:p>-1</text:p>
          </table:table-cell>
          <table:table-cell table:formula="of:=IF([$FillIn.BC49]&lt;&gt;&quot;&quot;;[$FillIn.BC49];-1)" office:value-type="float" office:value="-1" calcext:value-type="float">
            <text:p>-1</text:p>
          </table:table-cell>
          <table:table-cell table:formula="of:=IF([$FillIn.BD49]&lt;&gt;&quot;&quot;;[$FillIn.BD49];-1)" office:value-type="float" office:value="-1" calcext:value-type="float">
            <text:p>-1</text:p>
          </table:table-cell>
          <table:table-cell table:formula="of:=IF([$FillIn.BE49]&lt;&gt;&quot;&quot;;[$FillIn.BE49];-1)" office:value-type="float" office:value="-1" calcext:value-type="float">
            <text:p>-1</text:p>
          </table:table-cell>
          <table:table-cell table:formula="of:=IF([$FillIn.BF49]&lt;&gt;&quot;&quot;;[$FillIn.BF49];-1)" office:value-type="float" office:value="-1" calcext:value-type="float">
            <text:p>-1</text:p>
          </table:table-cell>
          <table:table-cell table:formula="of:=IF([$FillIn.BG49]&lt;&gt;&quot;&quot;;[$FillIn.BG49];-1)" office:value-type="float" office:value="-1" calcext:value-type="float">
            <text:p>-1</text:p>
          </table:table-cell>
          <table:table-cell table:formula="of:=IF([$FillIn.BH49]&lt;&gt;&quot;&quot;;[$FillIn.BH49];-1)" office:value-type="float" office:value="-1" calcext:value-type="float">
            <text:p>-1</text:p>
          </table:table-cell>
          <table:table-cell table:formula="of:=IF([$FillIn.BI49]&lt;&gt;&quot;&quot;;[$FillIn.BI49];-1)" office:value-type="float" office:value="-1" calcext:value-type="float">
            <text:p>-1</text:p>
          </table:table-cell>
          <table:table-cell table:formula="of:=IF([$FillIn.BJ49]&lt;&gt;&quot;&quot;;[$FillIn.BJ49];-1)" office:value-type="float" office:value="-1" calcext:value-type="float">
            <text:p>-1</text:p>
          </table:table-cell>
          <table:table-cell table:formula="of:=IF([$FillIn.BK49]&lt;&gt;&quot;&quot;;[$FillIn.BK49];-1)" office:value-type="float" office:value="59" calcext:value-type="float">
            <text:p>59</text:p>
          </table:table-cell>
          <table:table-cell table:formula="of:=IF([$FillIn.BL49]&lt;&gt;&quot;&quot;;[$FillIn.BL49];-1)" office:value-type="float" office:value="-1" calcext:value-type="float">
            <text:p>-1</text:p>
          </table:table-cell>
          <table:table-cell table:formula="of:=IF([$FillIn.BM49]&lt;&gt;&quot;&quot;;[$FillIn.BM49];-1)" office:value-type="float" office:value="-1" calcext:value-type="float">
            <text:p>-1</text:p>
          </table:table-cell>
          <table:table-cell table:formula="of:=IF([$FillIn.BN49]&lt;&gt;&quot;&quot;;[$FillIn.BN49];-1)" office:value-type="float" office:value="-1" calcext:value-type="float">
            <text:p>-1</text:p>
          </table:table-cell>
          <table:table-cell table:formula="of:=IF([$FillIn.BO49]&lt;&gt;&quot;&quot;;[$FillIn.BO49];-1)" office:value-type="float" office:value="-1" calcext:value-type="float">
            <text:p>-1</text:p>
          </table:table-cell>
          <table:table-cell table:formula="of:=IF([$FillIn.BP49]&lt;&gt;&quot;&quot;;[$FillIn.BP49];-1)" office:value-type="float" office:value="-1" calcext:value-type="float">
            <text:p>-1</text:p>
          </table:table-cell>
          <table:table-cell table:formula="of:=IF([$FillIn.BQ49]&lt;&gt;&quot;&quot;;[$FillIn.BQ49];-1)" office:value-type="float" office:value="-1" calcext:value-type="float">
            <text:p>-1</text:p>
          </table:table-cell>
          <table:table-cell table:formula="of:=IF([$FillIn.BR49]&lt;&gt;&quot;&quot;;[$FillIn.BR49];-1)" office:value-type="float" office:value="-1" calcext:value-type="float">
            <text:p>-1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-1" calcext:value-type="float">
            <text:p>-1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36" calcext:value-type="float">
            <text:p>36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formula="of:=IF([$FillIn.CI49]&lt;&gt;&quot;&quot;;[$FillIn.CI49];-1)" office:value-type="float" office:value="-1" calcext:value-type="float">
            <text:p>-1</text:p>
          </table:table-cell>
          <table:table-cell table:formula="of:=IF([$FillIn.CJ49]&lt;&gt;&quot;&quot;;[$FillIn.CJ49];-1)" office:value-type="float" office:value="-1" calcext:value-type="float">
            <text:p>-1</text:p>
          </table:table-cell>
          <table:table-cell table:formula="of:=IF([$FillIn.CK49]&lt;&gt;&quot;&quot;;[$FillIn.CK49];-1)" office:value-type="float" office:value="27" calcext:value-type="float">
            <text:p>27</text:p>
          </table:table-cell>
          <table:table-cell table:formula="of:=IF([$FillIn.CL49]&lt;&gt;&quot;&quot;;[$FillIn.CL49];-1)" office:value-type="float" office:value="-1" calcext:value-type="float">
            <text:p>-1</text:p>
          </table:table-cell>
          <table:table-cell table:formula="of:=IF([$FillIn.CM49]&lt;&gt;&quot;&quot;;[$FillIn.CM49];-1)" office:value-type="float" office:value="-1" calcext:value-type="float">
            <text:p>-1</text:p>
          </table:table-cell>
          <table:table-cell table:formula="of:=IF([$FillIn.CN49]&lt;&gt;&quot;&quot;;[$FillIn.CN49];-1)" office:value-type="float" office:value="-1" calcext:value-type="float">
            <text:p>-1</text:p>
          </table:table-cell>
          <table:table-cell table:formula="of:=IF([$FillIn.CO49]&lt;&gt;&quot;&quot;;[$FillIn.CO49];-1)" office:value-type="float" office:value="23" calcext:value-type="float">
            <text:p>23</text:p>
          </table:table-cell>
          <table:table-cell table:formula="of:=IF([$FillIn.CP49]&lt;&gt;&quot;&quot;;[$FillIn.CP49];-1)" office:value-type="float" office:value="-1" calcext:value-type="float">
            <text:p>-1</text:p>
          </table:table-cell>
          <table:table-cell table:formula="of:=IF([$FillIn.CQ49]&lt;&gt;&quot;&quot;;[$FillIn.CQ49];-1)" office:value-type="float" office:value="-1" calcext:value-type="float">
            <text:p>-1</text:p>
          </table:table-cell>
          <table:table-cell table:formula="of:=IF([$FillIn.CR49]&lt;&gt;&quot;&quot;;[$FillIn.CR49];-1)" office:value-type="float" office:value="-1" calcext:value-type="float">
            <text:p>-1</text:p>
          </table:table-cell>
          <table:table-cell table:formula="of:=IF([$FillIn.CS49]&lt;&gt;&quot;&quot;;[$FillIn.CS49];-1)" office:value-type="float" office:value="-1" calcext:value-type="float">
            <text:p>-1</text:p>
          </table:table-cell>
          <table:table-cell table:formula="of:=IF([$FillIn.CT49]&lt;&gt;&quot;&quot;;[$FillIn.CT49];-1)" office:value-type="float" office:value="-1" calcext:value-type="float">
            <text:p>-1</text:p>
          </table:table-cell>
          <table:table-cell table:formula="of:=IF([$FillIn.CU49]&lt;&gt;&quot;&quot;;[$FillIn.CU49];-1)" office:value-type="float" office:value="-1" calcext:value-type="float">
            <text:p>-1</text:p>
          </table:table-cell>
          <table:table-cell table:formula="of:=IF([$FillIn.CV49]&lt;&gt;&quot;&quot;;[$FillIn.CV49];-1)" office:value-type="float" office:value="-1" calcext:value-type="float">
            <text:p>-1</text:p>
          </table:table-cell>
          <table:table-cell table:formula="of:=IF([$FillIn.CW49]&lt;&gt;&quot;&quot;;[$FillIn.CW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0]&lt;&gt;&quot;&quot;;[$FillIn.A50];-1)" office:value-type="float" office:value="1" calcext:value-type="float">
            <text:p>1</text:p>
          </table:table-cell>
          <table:table-cell table:formula="of:=IF([$FillIn.B50]&lt;&gt;&quot;&quot;;[$FillIn.B50];-1)" office:value-type="float" office:value="-1" calcext:value-type="float">
            <text:p>-1</text:p>
          </table:table-cell>
          <table:table-cell table:formula="of:=IF([$FillIn.C50]&lt;&gt;&quot;&quot;;[$FillIn.C50];-1)" office:value-type="float" office:value="-1" calcext:value-type="float">
            <text:p>-1</text:p>
          </table:table-cell>
          <table:table-cell table:formula="of:=IF([$FillIn.D50]&lt;&gt;&quot;&quot;;[$FillIn.D50];-1)" office:value-type="float" office:value="-1" calcext:value-type="float">
            <text:p>-1</text:p>
          </table:table-cell>
          <table:table-cell table:formula="of:=IF([$FillIn.E50]&lt;&gt;&quot;&quot;;[$FillIn.E50];-1)" office:value-type="float" office:value="-1" calcext:value-type="float">
            <text:p>-1</text:p>
          </table:table-cell>
          <table:table-cell table:formula="of:=IF([$FillIn.F50]&lt;&gt;&quot;&quot;;[$FillIn.F50];-1)" office:value-type="float" office:value="-1" calcext:value-type="float">
            <text:p>-1</text:p>
          </table:table-cell>
          <table:table-cell table:formula="of:=IF([$FillIn.G50]&lt;&gt;&quot;&quot;;[$FillIn.G50];-1)" office:value-type="float" office:value="-1" calcext:value-type="float">
            <text:p>-1</text:p>
          </table:table-cell>
          <table:table-cell table:formula="of:=IF([$FillIn.H50]&lt;&gt;&quot;&quot;;[$FillIn.H50];-1)" office:value-type="float" office:value="-1" calcext:value-type="float">
            <text:p>-1</text:p>
          </table:table-cell>
          <table:table-cell table:formula="of:=IF([$FillIn.I50]&lt;&gt;&quot;&quot;;[$FillIn.I50];-1)" office:value-type="float" office:value="-1" calcext:value-type="float">
            <text:p>-1</text:p>
          </table:table-cell>
          <table:table-cell table:formula="of:=IF([$FillIn.J50]&lt;&gt;&quot;&quot;;[$FillIn.J50];-1)" office:value-type="float" office:value="-1" calcext:value-type="float">
            <text:p>-1</text:p>
          </table:table-cell>
          <table:table-cell table:formula="of:=IF([$FillIn.K50]&lt;&gt;&quot;&quot;;[$FillIn.K50];-1)" office:value-type="float" office:value="-1" calcext:value-type="float">
            <text:p>-1</text:p>
          </table:table-cell>
          <table:table-cell table:formula="of:=IF([$FillIn.L50]&lt;&gt;&quot;&quot;;[$FillIn.L50];-1)" office:value-type="float" office:value="-1" calcext:value-type="float">
            <text:p>-1</text:p>
          </table:table-cell>
          <table:table-cell table:formula="of:=IF([$FillIn.M50]&lt;&gt;&quot;&quot;;[$FillIn.M50];-1)" office:value-type="float" office:value="-1" calcext:value-type="float">
            <text:p>-1</text:p>
          </table:table-cell>
          <table:table-cell table:formula="of:=IF([$FillIn.N50]&lt;&gt;&quot;&quot;;[$FillIn.N50];-1)" office:value-type="float" office:value="-1" calcext:value-type="float">
            <text:p>-1</text:p>
          </table:table-cell>
          <table:table-cell table:formula="of:=IF([$FillIn.O50]&lt;&gt;&quot;&quot;;[$FillIn.O50];-1)" office:value-type="float" office:value="-1" calcext:value-type="float">
            <text:p>-1</text:p>
          </table:table-cell>
          <table:table-cell table:formula="of:=IF([$FillIn.P50]&lt;&gt;&quot;&quot;;[$FillIn.P50];-1)" office:value-type="float" office:value="-1" calcext:value-type="float">
            <text:p>-1</text:p>
          </table:table-cell>
          <table:table-cell table:formula="of:=IF([$FillIn.Q50]&lt;&gt;&quot;&quot;;[$FillIn.Q50];-1)" office:value-type="float" office:value="-1" calcext:value-type="float">
            <text:p>-1</text:p>
          </table:table-cell>
          <table:table-cell table:formula="of:=IF([$FillIn.R50]&lt;&gt;&quot;&quot;;[$FillIn.R50];-1)" office:value-type="float" office:value="-1" calcext:value-type="float">
            <text:p>-1</text:p>
          </table:table-cell>
          <table:table-cell table:formula="of:=IF([$FillIn.S50]&lt;&gt;&quot;&quot;;[$FillIn.S50];-1)" office:value-type="float" office:value="-1" calcext:value-type="float">
            <text:p>-1</text:p>
          </table:table-cell>
          <table:table-cell table:formula="of:=IF([$FillIn.T50]&lt;&gt;&quot;&quot;;[$FillIn.T50];-1)" office:value-type="float" office:value="-1" calcext:value-type="float">
            <text:p>-1</text:p>
          </table:table-cell>
          <table:table-cell table:formula="of:=IF([$FillIn.U50]&lt;&gt;&quot;&quot;;[$FillIn.U50];-1)" office:value-type="float" office:value="-1" calcext:value-type="float">
            <text:p>-1</text:p>
          </table:table-cell>
          <table:table-cell table:formula="of:=IF([$FillIn.V50]&lt;&gt;&quot;&quot;;[$FillIn.V50];-1)" office:value-type="float" office:value="-1" calcext:value-type="float">
            <text:p>-1</text:p>
          </table:table-cell>
          <table:table-cell table:formula="of:=IF([$FillIn.W50]&lt;&gt;&quot;&quot;;[$FillIn.W50];-1)" office:value-type="float" office:value="-1" calcext:value-type="float">
            <text:p>-1</text:p>
          </table:table-cell>
          <table:table-cell table:formula="of:=IF([$FillIn.X50]&lt;&gt;&quot;&quot;;[$FillIn.X50];-1)" office:value-type="float" office:value="-1" calcext:value-type="float">
            <text:p>-1</text:p>
          </table:table-cell>
          <table:table-cell table:formula="of:=IF([$FillIn.Y50]&lt;&gt;&quot;&quot;;[$FillIn.Y50];-1)" office:value-type="float" office:value="-1" calcext:value-type="float">
            <text:p>-1</text:p>
          </table:table-cell>
          <table:table-cell table:formula="of:=IF([$FillIn.Z50]&lt;&gt;&quot;&quot;;[$FillIn.Z50];-1)" office:value-type="float" office:value="-1" calcext:value-type="float">
            <text:p>-1</text:p>
          </table:table-cell>
          <table:table-cell table:formula="of:=IF([$FillIn.AA50]&lt;&gt;&quot;&quot;;[$FillIn.AA50];-1)" office:value-type="float" office:value="-1" calcext:value-type="float">
            <text:p>-1</text:p>
          </table:table-cell>
          <table:table-cell table:formula="of:=IF([$FillIn.AB50]&lt;&gt;&quot;&quot;;[$FillIn.AB50];-1)" office:value-type="float" office:value="-1" calcext:value-type="float">
            <text:p>-1</text:p>
          </table:table-cell>
          <table:table-cell table:formula="of:=IF([$FillIn.AC50]&lt;&gt;&quot;&quot;;[$FillIn.AC50];-1)" office:value-type="float" office:value="-1" calcext:value-type="float">
            <text:p>-1</text:p>
          </table:table-cell>
          <table:table-cell table:formula="of:=IF([$FillIn.AD50]&lt;&gt;&quot;&quot;;[$FillIn.AD50];-1)" office:value-type="float" office:value="-1" calcext:value-type="float">
            <text:p>-1</text:p>
          </table:table-cell>
          <table:table-cell table:formula="of:=IF([$FillIn.AE50]&lt;&gt;&quot;&quot;;[$FillIn.AE50];-1)" office:value-type="float" office:value="-1" calcext:value-type="float">
            <text:p>-1</text:p>
          </table:table-cell>
          <table:table-cell table:formula="of:=IF([$FillIn.AF50]&lt;&gt;&quot;&quot;;[$FillIn.AF50];-1)" office:value-type="float" office:value="-1" calcext:value-type="float">
            <text:p>-1</text:p>
          </table:table-cell>
          <table:table-cell table:formula="of:=IF([$FillIn.AG50]&lt;&gt;&quot;&quot;;[$FillIn.AG50];-1)" office:value-type="float" office:value="-1" calcext:value-type="float">
            <text:p>-1</text:p>
          </table:table-cell>
          <table:table-cell table:formula="of:=IF([$FillIn.AH50]&lt;&gt;&quot;&quot;;[$FillIn.AH50];-1)" office:value-type="float" office:value="-1" calcext:value-type="float">
            <text:p>-1</text:p>
          </table:table-cell>
          <table:table-cell table:formula="of:=IF([$FillIn.AI50]&lt;&gt;&quot;&quot;;[$FillIn.AI50];-1)" office:value-type="float" office:value="-1" calcext:value-type="float">
            <text:p>-1</text:p>
          </table:table-cell>
          <table:table-cell table:formula="of:=IF([$FillIn.AJ50]&lt;&gt;&quot;&quot;;[$FillIn.AJ50];-1)" office:value-type="float" office:value="-1" calcext:value-type="float">
            <text:p>-1</text:p>
          </table:table-cell>
          <table:table-cell table:formula="of:=IF([$FillIn.AK50]&lt;&gt;&quot;&quot;;[$FillIn.AK50];-1)" office:value-type="float" office:value="-1" calcext:value-type="float">
            <text:p>-1</text:p>
          </table:table-cell>
          <table:table-cell table:formula="of:=IF([$FillIn.AL50]&lt;&gt;&quot;&quot;;[$FillIn.AL50];-1)" office:value-type="float" office:value="-1" calcext:value-type="float">
            <text:p>-1</text:p>
          </table:table-cell>
          <table:table-cell table:formula="of:=IF([$FillIn.AM50]&lt;&gt;&quot;&quot;;[$FillIn.AM50];-1)" office:value-type="float" office:value="-1" calcext:value-type="float">
            <text:p>-1</text:p>
          </table:table-cell>
          <table:table-cell table:formula="of:=IF([$FillIn.AN50]&lt;&gt;&quot;&quot;;[$FillIn.AN50];-1)" office:value-type="float" office:value="-1" calcext:value-type="float">
            <text:p>-1</text:p>
          </table:table-cell>
          <table:table-cell table:formula="of:=IF([$FillIn.AO50]&lt;&gt;&quot;&quot;;[$FillIn.AO50];-1)" office:value-type="float" office:value="-1" calcext:value-type="float">
            <text:p>-1</text:p>
          </table:table-cell>
          <table:table-cell table:formula="of:=IF([$FillIn.AP50]&lt;&gt;&quot;&quot;;[$FillIn.AP50];-1)" office:value-type="float" office:value="-1" calcext:value-type="float">
            <text:p>-1</text:p>
          </table:table-cell>
          <table:table-cell table:formula="of:=IF([$FillIn.AQ50]&lt;&gt;&quot;&quot;;[$FillIn.AQ50];-1)" office:value-type="float" office:value="-1" calcext:value-type="float">
            <text:p>-1</text:p>
          </table:table-cell>
          <table:table-cell table:formula="of:=IF([$FillIn.AR50]&lt;&gt;&quot;&quot;;[$FillIn.AR50];-1)" office:value-type="float" office:value="-1" calcext:value-type="float">
            <text:p>-1</text:p>
          </table:table-cell>
          <table:table-cell table:formula="of:=IF([$FillIn.AS50]&lt;&gt;&quot;&quot;;[$FillIn.AS50];-1)" office:value-type="float" office:value="-1" calcext:value-type="float">
            <text:p>-1</text:p>
          </table:table-cell>
          <table:table-cell table:formula="of:=IF([$FillIn.AT50]&lt;&gt;&quot;&quot;;[$FillIn.AT50];-1)" office:value-type="float" office:value="-1" calcext:value-type="float">
            <text:p>-1</text:p>
          </table:table-cell>
          <table:table-cell table:formula="of:=IF([$FillIn.AU50]&lt;&gt;&quot;&quot;;[$FillIn.AU50];-1)" office:value-type="float" office:value="-1" calcext:value-type="float">
            <text:p>-1</text:p>
          </table:table-cell>
          <table:table-cell table:formula="of:=IF([$FillIn.AV50]&lt;&gt;&quot;&quot;;[$FillIn.AV50];-1)" office:value-type="float" office:value="-1" calcext:value-type="float">
            <text:p>-1</text:p>
          </table:table-cell>
          <table:table-cell table:formula="of:=IF([$FillIn.AW50]&lt;&gt;&quot;&quot;;[$FillIn.AW50];-1)" office:value-type="float" office:value="-1" calcext:value-type="float">
            <text:p>-1</text:p>
          </table:table-cell>
          <table:table-cell table:formula="of:=IF([$FillIn.AX50]&lt;&gt;&quot;&quot;;[$FillIn.AX50];-1)" office:value-type="float" office:value="-1" calcext:value-type="float">
            <text:p>-1</text:p>
          </table:table-cell>
          <table:table-cell table:formula="of:=IF([$FillIn.AY50]&lt;&gt;&quot;&quot;;[$FillIn.AY50];-1)" office:value-type="float" office:value="-1" calcext:value-type="float">
            <text:p>-1</text:p>
          </table:table-cell>
          <table:table-cell table:formula="of:=IF([$FillIn.AZ50]&lt;&gt;&quot;&quot;;[$FillIn.AZ50];-1)" office:value-type="float" office:value="-1" calcext:value-type="float">
            <text:p>-1</text:p>
          </table:table-cell>
          <table:table-cell table:formula="of:=IF([$FillIn.BA50]&lt;&gt;&quot;&quot;;[$FillIn.BA50];-1)" office:value-type="float" office:value="-1" calcext:value-type="float">
            <text:p>-1</text:p>
          </table:table-cell>
          <table:table-cell table:formula="of:=IF([$FillIn.BB50]&lt;&gt;&quot;&quot;;[$FillIn.BB50];-1)" office:value-type="float" office:value="-1" calcext:value-type="float">
            <text:p>-1</text:p>
          </table:table-cell>
          <table:table-cell table:formula="of:=IF([$FillIn.BC50]&lt;&gt;&quot;&quot;;[$FillIn.BC50];-1)" office:value-type="float" office:value="-1" calcext:value-type="float">
            <text:p>-1</text:p>
          </table:table-cell>
          <table:table-cell table:formula="of:=IF([$FillIn.BD50]&lt;&gt;&quot;&quot;;[$FillIn.BD50];-1)" office:value-type="float" office:value="-1" calcext:value-type="float">
            <text:p>-1</text:p>
          </table:table-cell>
          <table:table-cell table:formula="of:=IF([$FillIn.BE50]&lt;&gt;&quot;&quot;;[$FillIn.BE50];-1)" office:value-type="float" office:value="-1" calcext:value-type="float">
            <text:p>-1</text:p>
          </table:table-cell>
          <table:table-cell table:formula="of:=IF([$FillIn.BF50]&lt;&gt;&quot;&quot;;[$FillIn.BF50];-1)" office:value-type="float" office:value="-1" calcext:value-type="float">
            <text:p>-1</text:p>
          </table:table-cell>
          <table:table-cell table:formula="of:=IF([$FillIn.BG50]&lt;&gt;&quot;&quot;;[$FillIn.BG50];-1)" office:value-type="float" office:value="-1" calcext:value-type="float">
            <text:p>-1</text:p>
          </table:table-cell>
          <table:table-cell table:formula="of:=IF([$FillIn.BH50]&lt;&gt;&quot;&quot;;[$FillIn.BH50];-1)" office:value-type="float" office:value="-1" calcext:value-type="float">
            <text:p>-1</text:p>
          </table:table-cell>
          <table:table-cell table:formula="of:=IF([$FillIn.BI50]&lt;&gt;&quot;&quot;;[$FillIn.BI50];-1)" office:value-type="float" office:value="-1" calcext:value-type="float">
            <text:p>-1</text:p>
          </table:table-cell>
          <table:table-cell table:formula="of:=IF([$FillIn.BJ50]&lt;&gt;&quot;&quot;;[$FillIn.BJ50];-1)" office:value-type="float" office:value="58" calcext:value-type="float">
            <text:p>58</text:p>
          </table:table-cell>
          <table:table-cell table:formula="of:=IF([$FillIn.BK50]&lt;&gt;&quot;&quot;;[$FillIn.BK50];-1)" office:value-type="float" office:value="-1" calcext:value-type="float">
            <text:p>-1</text:p>
          </table:table-cell>
          <table:table-cell table:formula="of:=IF([$FillIn.BL50]&lt;&gt;&quot;&quot;;[$FillIn.BL50];-1)" office:value-type="float" office:value="-1" calcext:value-type="float">
            <text:p>-1</text:p>
          </table:table-cell>
          <table:table-cell table:formula="of:=IF([$FillIn.BM50]&lt;&gt;&quot;&quot;;[$FillIn.BM50];-1)" office:value-type="float" office:value="-1" calcext:value-type="float">
            <text:p>-1</text:p>
          </table:table-cell>
          <table:table-cell table:formula="of:=IF([$FillIn.BN50]&lt;&gt;&quot;&quot;;[$FillIn.BN50];-1)" office:value-type="float" office:value="-1" calcext:value-type="float">
            <text:p>-1</text:p>
          </table:table-cell>
          <table:table-cell table:formula="of:=IF([$FillIn.BO50]&lt;&gt;&quot;&quot;;[$FillIn.BO50];-1)" office:value-type="float" office:value="-1" calcext:value-type="float">
            <text:p>-1</text:p>
          </table:table-cell>
          <table:table-cell table:formula="of:=IF([$FillIn.BP50]&lt;&gt;&quot;&quot;;[$FillIn.BP50];-1)" office:value-type="float" office:value="-1" calcext:value-type="float">
            <text:p>-1</text:p>
          </table:table-cell>
          <table:table-cell table:formula="of:=IF([$FillIn.BQ50]&lt;&gt;&quot;&quot;;[$FillIn.BQ50];-1)" office:value-type="float" office:value="-1" calcext:value-type="float">
            <text:p>-1</text:p>
          </table:table-cell>
          <table:table-cell table:formula="of:=IF([$FillIn.BR50]&lt;&gt;&quot;&quot;;[$FillIn.BR50];-1)" office:value-type="float" office:value="-1" calcext:value-type="float">
            <text:p>-1</text:p>
          </table:table-cell>
          <table:table-cell table:formula="of:=IF([$FillIn.BS50]&lt;&gt;&quot;&quot;;[$FillIn.BS50];-1)" office:value-type="float" office:value="-1" calcext:value-type="float">
            <text:p>-1</text:p>
          </table:table-cell>
          <table:table-cell table:formula="of:=IF([$FillIn.BT50]&lt;&gt;&quot;&quot;;[$FillIn.BT50];-1)" office:value-type="float" office:value="-1" calcext:value-type="float">
            <text:p>-1</text:p>
          </table:table-cell>
          <table:table-cell table:formula="of:=IF([$FillIn.BU50]&lt;&gt;&quot;&quot;;[$FillIn.BU50];-1)" office:value-type="float" office:value="-1" calcext:value-type="float">
            <text:p>-1</text:p>
          </table:table-cell>
          <table:table-cell table:formula="of:=IF([$FillIn.BV50]&lt;&gt;&quot;&quot;;[$FillIn.BV50];-1)" office:value-type="float" office:value="-1" calcext:value-type="float">
            <text:p>-1</text:p>
          </table:table-cell>
          <table:table-cell table:formula="of:=IF([$FillIn.BW50]&lt;&gt;&quot;&quot;;[$FillIn.BW50];-1)" office:value-type="float" office:value="-1" calcext:value-type="float">
            <text:p>-1</text:p>
          </table:table-cell>
          <table:table-cell table:formula="of:=IF([$FillIn.BX50]&lt;&gt;&quot;&quot;;[$FillIn.BX50];-1)" office:value-type="float" office:value="-1" calcext:value-type="float">
            <text:p>-1</text:p>
          </table:table-cell>
          <table:table-cell table:formula="of:=IF([$FillIn.BY50]&lt;&gt;&quot;&quot;;[$FillIn.BY50];-1)" office:value-type="float" office:value="-1" calcext:value-type="float">
            <text:p>-1</text:p>
          </table:table-cell>
          <table:table-cell table:formula="of:=IF([$FillIn.BZ50]&lt;&gt;&quot;&quot;;[$FillIn.BZ50];-1)" office:value-type="float" office:value="-1" calcext:value-type="float">
            <text:p>-1</text:p>
          </table:table-cell>
          <table:table-cell table:formula="of:=IF([$FillIn.CA50]&lt;&gt;&quot;&quot;;[$FillIn.CA50];-1)" office:value-type="float" office:value="-1" calcext:value-type="float">
            <text:p>-1</text:p>
          </table:table-cell>
          <table:table-cell table:formula="of:=IF([$FillIn.CB50]&lt;&gt;&quot;&quot;;[$FillIn.CB50];-1)" office:value-type="float" office:value="-1" calcext:value-type="float">
            <text:p>-1</text:p>
          </table:table-cell>
          <table:table-cell table:formula="of:=IF([$FillIn.CC50]&lt;&gt;&quot;&quot;;[$FillIn.CC50];-1)" office:value-type="float" office:value="-1" calcext:value-type="float">
            <text:p>-1</text:p>
          </table:table-cell>
          <table:table-cell table:formula="of:=IF([$FillIn.CD50]&lt;&gt;&quot;&quot;;[$FillIn.CD50];-1)" office:value-type="float" office:value="-1" calcext:value-type="float">
            <text:p>-1</text:p>
          </table:table-cell>
          <table:table-cell table:formula="of:=IF([$FillIn.CE50]&lt;&gt;&quot;&quot;;[$FillIn.CE50];-1)" office:value-type="float" office:value="-1" calcext:value-type="float">
            <text:p>-1</text:p>
          </table:table-cell>
          <table:table-cell table:formula="of:=IF([$FillIn.CF50]&lt;&gt;&quot;&quot;;[$FillIn.CF50];-1)" office:value-type="float" office:value="-1" calcext:value-type="float">
            <text:p>-1</text:p>
          </table:table-cell>
          <table:table-cell table:formula="of:=IF([$FillIn.CG50]&lt;&gt;&quot;&quot;;[$FillIn.CG50];-1)" office:value-type="float" office:value="-1" calcext:value-type="float">
            <text:p>-1</text:p>
          </table:table-cell>
          <table:table-cell table:formula="of:=IF([$FillIn.CH50]&lt;&gt;&quot;&quot;;[$FillIn.CH50];-1)" office:value-type="float" office:value="-1" calcext:value-type="float">
            <text:p>-1</text:p>
          </table:table-cell>
          <table:table-cell table:formula="of:=IF([$FillIn.CI50]&lt;&gt;&quot;&quot;;[$FillIn.CI50];-1)" office:value-type="float" office:value="-1" calcext:value-type="float">
            <text:p>-1</text:p>
          </table:table-cell>
          <table:table-cell table:formula="of:=IF([$FillIn.CJ50]&lt;&gt;&quot;&quot;;[$FillIn.CJ50];-1)" office:value-type="float" office:value="-1" calcext:value-type="float">
            <text:p>-1</text:p>
          </table:table-cell>
          <table:table-cell table:formula="of:=IF([$FillIn.CK50]&lt;&gt;&quot;&quot;;[$FillIn.CK50];-1)" office:value-type="float" office:value="-1" calcext:value-type="float">
            <text:p>-1</text:p>
          </table:table-cell>
          <table:table-cell table:formula="of:=IF([$FillIn.CL50]&lt;&gt;&quot;&quot;;[$FillIn.CL50];-1)" office:value-type="float" office:value="26" calcext:value-type="float">
            <text:p>26</text:p>
          </table:table-cell>
          <table:table-cell table:formula="of:=IF([$FillIn.CM50]&lt;&gt;&quot;&quot;;[$FillIn.CM50];-1)" office:value-type="float" office:value="-1" calcext:value-type="float">
            <text:p>-1</text:p>
          </table:table-cell>
          <table:table-cell table:formula="of:=IF([$FillIn.CN50]&lt;&gt;&quot;&quot;;[$FillIn.CN50];-1)" office:value-type="float" office:value="24" calcext:value-type="float">
            <text:p>24</text:p>
          </table:table-cell>
          <table:table-cell table:formula="of:=IF([$FillIn.CO50]&lt;&gt;&quot;&quot;;[$FillIn.CO50];-1)" office:value-type="float" office:value="-1" calcext:value-type="float">
            <text:p>-1</text:p>
          </table:table-cell>
          <table:table-cell table:formula="of:=IF([$FillIn.CP50]&lt;&gt;&quot;&quot;;[$FillIn.CP50];-1)" office:value-type="float" office:value="-1" calcext:value-type="float">
            <text:p>-1</text:p>
          </table:table-cell>
          <table:table-cell table:formula="of:=IF([$FillIn.CQ50]&lt;&gt;&quot;&quot;;[$FillIn.CQ50];-1)" office:value-type="float" office:value="-1" calcext:value-type="float">
            <text:p>-1</text:p>
          </table:table-cell>
          <table:table-cell table:formula="of:=IF([$FillIn.CR50]&lt;&gt;&quot;&quot;;[$FillIn.CR50];-1)" office:value-type="float" office:value="-1" calcext:value-type="float">
            <text:p>-1</text:p>
          </table:table-cell>
          <table:table-cell table:formula="of:=IF([$FillIn.CS50]&lt;&gt;&quot;&quot;;[$FillIn.CS50];-1)" office:value-type="float" office:value="-1" calcext:value-type="float">
            <text:p>-1</text:p>
          </table:table-cell>
          <table:table-cell table:formula="of:=IF([$FillIn.CT50]&lt;&gt;&quot;&quot;;[$FillIn.CT50];-1)" office:value-type="float" office:value="-1" calcext:value-type="float">
            <text:p>-1</text:p>
          </table:table-cell>
          <table:table-cell table:formula="of:=IF([$FillIn.CU50]&lt;&gt;&quot;&quot;;[$FillIn.CU50];-1)" office:value-type="float" office:value="-1" calcext:value-type="float">
            <text:p>-1</text:p>
          </table:table-cell>
          <table:table-cell table:formula="of:=IF([$FillIn.CV50]&lt;&gt;&quot;&quot;;[$FillIn.CV50];-1)" office:value-type="float" office:value="-1" calcext:value-type="float">
            <text:p>-1</text:p>
          </table:table-cell>
          <table:table-cell table:formula="of:=IF([$FillIn.CW50]&lt;&gt;&quot;&quot;;[$FillIn.CW5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1]&lt;&gt;&quot;&quot;;[$FillIn.A51];-1)" office:value-type="float" office:value="0" calcext:value-type="float">
            <text:p>0</text:p>
          </table:table-cell>
          <table:table-cell table:formula="of:=IF([$FillIn.B51]&lt;&gt;&quot;&quot;;[$FillIn.B51];-1)" office:value-type="float" office:value="-1" calcext:value-type="float">
            <text:p>-1</text:p>
          </table:table-cell>
          <table:table-cell table:formula="of:=IF([$FillIn.C51]&lt;&gt;&quot;&quot;;[$FillIn.C51];-1)" office:value-type="float" office:value="-1" calcext:value-type="float">
            <text:p>-1</text:p>
          </table:table-cell>
          <table:table-cell table:formula="of:=IF([$FillIn.D51]&lt;&gt;&quot;&quot;;[$FillIn.D51];-1)" office:value-type="float" office:value="-1" calcext:value-type="float">
            <text:p>-1</text:p>
          </table:table-cell>
          <table:table-cell table:formula="of:=IF([$FillIn.E51]&lt;&gt;&quot;&quot;;[$FillIn.E51];-1)" office:value-type="float" office:value="-1" calcext:value-type="float">
            <text:p>-1</text:p>
          </table:table-cell>
          <table:table-cell table:formula="of:=IF([$FillIn.F51]&lt;&gt;&quot;&quot;;[$FillIn.F51];-1)" office:value-type="float" office:value="-1" calcext:value-type="float">
            <text:p>-1</text:p>
          </table:table-cell>
          <table:table-cell table:formula="of:=IF([$FillIn.G51]&lt;&gt;&quot;&quot;;[$FillIn.G51];-1)" office:value-type="float" office:value="-1" calcext:value-type="float">
            <text:p>-1</text:p>
          </table:table-cell>
          <table:table-cell table:formula="of:=IF([$FillIn.H51]&lt;&gt;&quot;&quot;;[$FillIn.H51];-1)" office:value-type="float" office:value="-1" calcext:value-type="float">
            <text:p>-1</text:p>
          </table:table-cell>
          <table:table-cell table:formula="of:=IF([$FillIn.I51]&lt;&gt;&quot;&quot;;[$FillIn.I51];-1)" office:value-type="float" office:value="-1" calcext:value-type="float">
            <text:p>-1</text:p>
          </table:table-cell>
          <table:table-cell table:formula="of:=IF([$FillIn.J51]&lt;&gt;&quot;&quot;;[$FillIn.J51];-1)" office:value-type="float" office:value="-1" calcext:value-type="float">
            <text:p>-1</text:p>
          </table:table-cell>
          <table:table-cell table:formula="of:=IF([$FillIn.K51]&lt;&gt;&quot;&quot;;[$FillIn.K51];-1)" office:value-type="float" office:value="-1" calcext:value-type="float">
            <text:p>-1</text:p>
          </table:table-cell>
          <table:table-cell table:formula="of:=IF([$FillIn.L51]&lt;&gt;&quot;&quot;;[$FillIn.L51];-1)" office:value-type="float" office:value="-1" calcext:value-type="float">
            <text:p>-1</text:p>
          </table:table-cell>
          <table:table-cell table:formula="of:=IF([$FillIn.M51]&lt;&gt;&quot;&quot;;[$FillIn.M51];-1)" office:value-type="float" office:value="-1" calcext:value-type="float">
            <text:p>-1</text:p>
          </table:table-cell>
          <table:table-cell table:formula="of:=IF([$FillIn.N51]&lt;&gt;&quot;&quot;;[$FillIn.N51];-1)" office:value-type="float" office:value="-1" calcext:value-type="float">
            <text:p>-1</text:p>
          </table:table-cell>
          <table:table-cell table:formula="of:=IF([$FillIn.O51]&lt;&gt;&quot;&quot;;[$FillIn.O51];-1)" office:value-type="float" office:value="-1" calcext:value-type="float">
            <text:p>-1</text:p>
          </table:table-cell>
          <table:table-cell table:formula="of:=IF([$FillIn.P51]&lt;&gt;&quot;&quot;;[$FillIn.P51];-1)" office:value-type="float" office:value="-1" calcext:value-type="float">
            <text:p>-1</text:p>
          </table:table-cell>
          <table:table-cell table:formula="of:=IF([$FillIn.Q51]&lt;&gt;&quot;&quot;;[$FillIn.Q51];-1)" office:value-type="float" office:value="-1" calcext:value-type="float">
            <text:p>-1</text:p>
          </table:table-cell>
          <table:table-cell table:formula="of:=IF([$FillIn.R51]&lt;&gt;&quot;&quot;;[$FillIn.R51];-1)" office:value-type="float" office:value="-1" calcext:value-type="float">
            <text:p>-1</text:p>
          </table:table-cell>
          <table:table-cell table:formula="of:=IF([$FillIn.S51]&lt;&gt;&quot;&quot;;[$FillIn.S51];-1)" office:value-type="float" office:value="-1" calcext:value-type="float">
            <text:p>-1</text:p>
          </table:table-cell>
          <table:table-cell table:formula="of:=IF([$FillIn.T51]&lt;&gt;&quot;&quot;;[$FillIn.T51];-1)" office:value-type="float" office:value="-1" calcext:value-type="float">
            <text:p>-1</text:p>
          </table:table-cell>
          <table:table-cell table:formula="of:=IF([$FillIn.U51]&lt;&gt;&quot;&quot;;[$FillIn.U51];-1)" office:value-type="float" office:value="-1" calcext:value-type="float">
            <text:p>-1</text:p>
          </table:table-cell>
          <table:table-cell table:formula="of:=IF([$FillIn.V51]&lt;&gt;&quot;&quot;;[$FillIn.V51];-1)" office:value-type="float" office:value="-1" calcext:value-type="float">
            <text:p>-1</text:p>
          </table:table-cell>
          <table:table-cell table:formula="of:=IF([$FillIn.W51]&lt;&gt;&quot;&quot;;[$FillIn.W51];-1)" office:value-type="float" office:value="-1" calcext:value-type="float">
            <text:p>-1</text:p>
          </table:table-cell>
          <table:table-cell table:formula="of:=IF([$FillIn.X51]&lt;&gt;&quot;&quot;;[$FillIn.X51];-1)" office:value-type="float" office:value="-1" calcext:value-type="float">
            <text:p>-1</text:p>
          </table:table-cell>
          <table:table-cell table:formula="of:=IF([$FillIn.Y51]&lt;&gt;&quot;&quot;;[$FillIn.Y51];-1)" office:value-type="float" office:value="-1" calcext:value-type="float">
            <text:p>-1</text:p>
          </table:table-cell>
          <table:table-cell table:formula="of:=IF([$FillIn.Z51]&lt;&gt;&quot;&quot;;[$FillIn.Z51];-1)" office:value-type="float" office:value="-1" calcext:value-type="float">
            <text:p>-1</text:p>
          </table:table-cell>
          <table:table-cell table:formula="of:=IF([$FillIn.AA51]&lt;&gt;&quot;&quot;;[$FillIn.AA51];-1)" office:value-type="float" office:value="-1" calcext:value-type="float">
            <text:p>-1</text:p>
          </table:table-cell>
          <table:table-cell table:formula="of:=IF([$FillIn.AB51]&lt;&gt;&quot;&quot;;[$FillIn.AB51];-1)" office:value-type="float" office:value="-1" calcext:value-type="float">
            <text:p>-1</text:p>
          </table:table-cell>
          <table:table-cell table:formula="of:=IF([$FillIn.AC51]&lt;&gt;&quot;&quot;;[$FillIn.AC51];-1)" office:value-type="float" office:value="-1" calcext:value-type="float">
            <text:p>-1</text:p>
          </table:table-cell>
          <table:table-cell table:formula="of:=IF([$FillIn.AD51]&lt;&gt;&quot;&quot;;[$FillIn.AD51];-1)" office:value-type="float" office:value="-1" calcext:value-type="float">
            <text:p>-1</text:p>
          </table:table-cell>
          <table:table-cell table:formula="of:=IF([$FillIn.AE51]&lt;&gt;&quot;&quot;;[$FillIn.AE51];-1)" office:value-type="float" office:value="-1" calcext:value-type="float">
            <text:p>-1</text:p>
          </table:table-cell>
          <table:table-cell table:formula="of:=IF([$FillIn.AF51]&lt;&gt;&quot;&quot;;[$FillIn.AF51];-1)" office:value-type="float" office:value="-1" calcext:value-type="float">
            <text:p>-1</text:p>
          </table:table-cell>
          <table:table-cell table:formula="of:=IF([$FillIn.AG51]&lt;&gt;&quot;&quot;;[$FillIn.AG51];-1)" office:value-type="float" office:value="-1" calcext:value-type="float">
            <text:p>-1</text:p>
          </table:table-cell>
          <table:table-cell table:formula="of:=IF([$FillIn.AH51]&lt;&gt;&quot;&quot;;[$FillIn.AH51];-1)" office:value-type="float" office:value="-1" calcext:value-type="float">
            <text:p>-1</text:p>
          </table:table-cell>
          <table:table-cell table:formula="of:=IF([$FillIn.AI51]&lt;&gt;&quot;&quot;;[$FillIn.AI51];-1)" office:value-type="float" office:value="-1" calcext:value-type="float">
            <text:p>-1</text:p>
          </table:table-cell>
          <table:table-cell table:formula="of:=IF([$FillIn.AJ51]&lt;&gt;&quot;&quot;;[$FillIn.AJ51];-1)" office:value-type="float" office:value="-1" calcext:value-type="float">
            <text:p>-1</text:p>
          </table:table-cell>
          <table:table-cell table:formula="of:=IF([$FillIn.AK51]&lt;&gt;&quot;&quot;;[$FillIn.AK51];-1)" office:value-type="float" office:value="-1" calcext:value-type="float">
            <text:p>-1</text:p>
          </table:table-cell>
          <table:table-cell table:formula="of:=IF([$FillIn.AL51]&lt;&gt;&quot;&quot;;[$FillIn.AL51];-1)" office:value-type="float" office:value="-1" calcext:value-type="float">
            <text:p>-1</text:p>
          </table:table-cell>
          <table:table-cell table:formula="of:=IF([$FillIn.AM51]&lt;&gt;&quot;&quot;;[$FillIn.AM51];-1)" office:value-type="float" office:value="-1" calcext:value-type="float">
            <text:p>-1</text:p>
          </table:table-cell>
          <table:table-cell table:formula="of:=IF([$FillIn.AN51]&lt;&gt;&quot;&quot;;[$FillIn.AN51];-1)" office:value-type="float" office:value="-1" calcext:value-type="float">
            <text:p>-1</text:p>
          </table:table-cell>
          <table:table-cell table:formula="of:=IF([$FillIn.AO51]&lt;&gt;&quot;&quot;;[$FillIn.AO51];-1)" office:value-type="float" office:value="-1" calcext:value-type="float">
            <text:p>-1</text:p>
          </table:table-cell>
          <table:table-cell table:formula="of:=IF([$FillIn.AP51]&lt;&gt;&quot;&quot;;[$FillIn.AP51];-1)" office:value-type="float" office:value="-1" calcext:value-type="float">
            <text:p>-1</text:p>
          </table:table-cell>
          <table:table-cell table:formula="of:=IF([$FillIn.AQ51]&lt;&gt;&quot;&quot;;[$FillIn.AQ51];-1)" office:value-type="float" office:value="-1" calcext:value-type="float">
            <text:p>-1</text:p>
          </table:table-cell>
          <table:table-cell table:formula="of:=IF([$FillIn.AR51]&lt;&gt;&quot;&quot;;[$FillIn.AR51];-1)" office:value-type="float" office:value="-1" calcext:value-type="float">
            <text:p>-1</text:p>
          </table:table-cell>
          <table:table-cell table:formula="of:=IF([$FillIn.AS51]&lt;&gt;&quot;&quot;;[$FillIn.AS51];-1)" office:value-type="float" office:value="-1" calcext:value-type="float">
            <text:p>-1</text:p>
          </table:table-cell>
          <table:table-cell table:formula="of:=IF([$FillIn.AT51]&lt;&gt;&quot;&quot;;[$FillIn.AT51];-1)" office:value-type="float" office:value="-1" calcext:value-type="float">
            <text:p>-1</text:p>
          </table:table-cell>
          <table:table-cell table:formula="of:=IF([$FillIn.AU51]&lt;&gt;&quot;&quot;;[$FillIn.AU51];-1)" office:value-type="float" office:value="-1" calcext:value-type="float">
            <text:p>-1</text:p>
          </table:table-cell>
          <table:table-cell table:formula="of:=IF([$FillIn.AV51]&lt;&gt;&quot;&quot;;[$FillIn.AV51];-1)" office:value-type="float" office:value="-1" calcext:value-type="float">
            <text:p>-1</text:p>
          </table:table-cell>
          <table:table-cell table:formula="of:=IF([$FillIn.AW51]&lt;&gt;&quot;&quot;;[$FillIn.AW51];-1)" office:value-type="float" office:value="-1" calcext:value-type="float">
            <text:p>-1</text:p>
          </table:table-cell>
          <table:table-cell table:formula="of:=IF([$FillIn.AX51]&lt;&gt;&quot;&quot;;[$FillIn.AX51];-1)" office:value-type="float" office:value="-1" calcext:value-type="float">
            <text:p>-1</text:p>
          </table:table-cell>
          <table:table-cell table:formula="of:=IF([$FillIn.AY51]&lt;&gt;&quot;&quot;;[$FillIn.AY51];-1)" office:value-type="float" office:value="-1" calcext:value-type="float">
            <text:p>-1</text:p>
          </table:table-cell>
          <table:table-cell table:formula="of:=IF([$FillIn.AZ51]&lt;&gt;&quot;&quot;;[$FillIn.AZ51];-1)" office:value-type="float" office:value="-1" calcext:value-type="float">
            <text:p>-1</text:p>
          </table:table-cell>
          <table:table-cell table:formula="of:=IF([$FillIn.BA51]&lt;&gt;&quot;&quot;;[$FillIn.BA51];-1)" office:value-type="float" office:value="-1" calcext:value-type="float">
            <text:p>-1</text:p>
          </table:table-cell>
          <table:table-cell table:formula="of:=IF([$FillIn.BB51]&lt;&gt;&quot;&quot;;[$FillIn.BB51];-1)" office:value-type="float" office:value="-1" calcext:value-type="float">
            <text:p>-1</text:p>
          </table:table-cell>
          <table:table-cell table:formula="of:=IF([$FillIn.BC51]&lt;&gt;&quot;&quot;;[$FillIn.BC51];-1)" office:value-type="float" office:value="-1" calcext:value-type="float">
            <text:p>-1</text:p>
          </table:table-cell>
          <table:table-cell table:formula="of:=IF([$FillIn.BD51]&lt;&gt;&quot;&quot;;[$FillIn.BD51];-1)" office:value-type="float" office:value="-1" calcext:value-type="float">
            <text:p>-1</text:p>
          </table:table-cell>
          <table:table-cell table:formula="of:=IF([$FillIn.BE51]&lt;&gt;&quot;&quot;;[$FillIn.BE51];-1)" office:value-type="float" office:value="-1" calcext:value-type="float">
            <text:p>-1</text:p>
          </table:table-cell>
          <table:table-cell table:formula="of:=IF([$FillIn.BF51]&lt;&gt;&quot;&quot;;[$FillIn.BF51];-1)" office:value-type="float" office:value="-1" calcext:value-type="float">
            <text:p>-1</text:p>
          </table:table-cell>
          <table:table-cell table:formula="of:=IF([$FillIn.BG51]&lt;&gt;&quot;&quot;;[$FillIn.BG51];-1)" office:value-type="float" office:value="-1" calcext:value-type="float">
            <text:p>-1</text:p>
          </table:table-cell>
          <table:table-cell table:formula="of:=IF([$FillIn.BH51]&lt;&gt;&quot;&quot;;[$FillIn.BH51];-1)" office:value-type="float" office:value="-1" calcext:value-type="float">
            <text:p>-1</text:p>
          </table:table-cell>
          <table:table-cell table:formula="of:=IF([$FillIn.BI51]&lt;&gt;&quot;&quot;;[$FillIn.BI51];-1)" office:value-type="float" office:value="-1" calcext:value-type="float">
            <text:p>-1</text:p>
          </table:table-cell>
          <table:table-cell table:formula="of:=IF([$FillIn.BJ51]&lt;&gt;&quot;&quot;;[$FillIn.BJ51];-1)" office:value-type="float" office:value="57" calcext:value-type="float">
            <text:p>57</text:p>
          </table:table-cell>
          <table:table-cell table:formula="of:=IF([$FillIn.BK51]&lt;&gt;&quot;&quot;;[$FillIn.BK51];-1)" office:value-type="float" office:value="56" calcext:value-type="float">
            <text:p>56</text:p>
          </table:table-cell>
          <table:table-cell table:formula="of:=IF([$FillIn.BL51]&lt;&gt;&quot;&quot;;[$FillIn.BL51];-1)" office:value-type="float" office:value="55" calcext:value-type="float">
            <text:p>55</text:p>
          </table:table-cell>
          <table:table-cell table:formula="of:=IF([$FillIn.BM51]&lt;&gt;&quot;&quot;;[$FillIn.BM51];-1)" office:value-type="float" office:value="54" calcext:value-type="float">
            <text:p>54</text:p>
          </table:table-cell>
          <table:table-cell table:formula="of:=IF([$FillIn.BN51]&lt;&gt;&quot;&quot;;[$FillIn.BN51];-1)" office:value-type="float" office:value="53" calcext:value-type="float">
            <text:p>53</text:p>
          </table:table-cell>
          <table:table-cell table:formula="of:=IF([$FillIn.BO51]&lt;&gt;&quot;&quot;;[$FillIn.BO51];-1)" office:value-type="float" office:value="52" calcext:value-type="float">
            <text:p>52</text:p>
          </table:table-cell>
          <table:table-cell table:formula="of:=IF([$FillIn.BP51]&lt;&gt;&quot;&quot;;[$FillIn.BP51];-1)" office:value-type="float" office:value="51" calcext:value-type="float">
            <text:p>51</text:p>
          </table:table-cell>
          <table:table-cell table:formula="of:=IF([$FillIn.BQ51]&lt;&gt;&quot;&quot;;[$FillIn.BQ51];-1)" office:value-type="float" office:value="50" calcext:value-type="float">
            <text:p>50</text:p>
          </table:table-cell>
          <table:table-cell table:formula="of:=IF([$FillIn.BR51]&lt;&gt;&quot;&quot;;[$FillIn.BR51];-1)" office:value-type="float" office:value="49" calcext:value-type="float">
            <text:p>49</text:p>
          </table:table-cell>
          <table:table-cell table:formula="of:=IF([$FillIn.BS51]&lt;&gt;&quot;&quot;;[$FillIn.BS51];-1)" office:value-type="float" office:value="48" calcext:value-type="float">
            <text:p>48</text:p>
          </table:table-cell>
          <table:table-cell table:formula="of:=IF([$FillIn.BT51]&lt;&gt;&quot;&quot;;[$FillIn.BT51];-1)" office:value-type="float" office:value="47" calcext:value-type="float">
            <text:p>47</text:p>
          </table:table-cell>
          <table:table-cell table:formula="of:=IF([$FillIn.BU51]&lt;&gt;&quot;&quot;;[$FillIn.BU51];-1)" office:value-type="float" office:value="46" calcext:value-type="float">
            <text:p>46</text:p>
          </table:table-cell>
          <table:table-cell table:formula="of:=IF([$FillIn.BV51]&lt;&gt;&quot;&quot;;[$FillIn.BV51];-1)" office:value-type="float" office:value="45" calcext:value-type="float">
            <text:p>45</text:p>
          </table:table-cell>
          <table:table-cell table:formula="of:=IF([$FillIn.BW51]&lt;&gt;&quot;&quot;;[$FillIn.BW51];-1)" office:value-type="float" office:value="44" calcext:value-type="float">
            <text:p>44</text:p>
          </table:table-cell>
          <table:table-cell table:formula="of:=IF([$FillIn.BX51]&lt;&gt;&quot;&quot;;[$FillIn.BX51];-1)" office:value-type="float" office:value="43" calcext:value-type="float">
            <text:p>43</text:p>
          </table:table-cell>
          <table:table-cell table:formula="of:=IF([$FillIn.BY51]&lt;&gt;&quot;&quot;;[$FillIn.BY51];-1)" office:value-type="float" office:value="42" calcext:value-type="float">
            <text:p>42</text:p>
          </table:table-cell>
          <table:table-cell table:formula="of:=IF([$FillIn.BZ51]&lt;&gt;&quot;&quot;;[$FillIn.BZ51];-1)" office:value-type="float" office:value="41" calcext:value-type="float">
            <text:p>41</text:p>
          </table:table-cell>
          <table:table-cell table:formula="of:=IF([$FillIn.CA51]&lt;&gt;&quot;&quot;;[$FillIn.CA51];-1)" office:value-type="float" office:value="40" calcext:value-type="float">
            <text:p>40</text:p>
          </table:table-cell>
          <table:table-cell table:formula="of:=IF([$FillIn.CB51]&lt;&gt;&quot;&quot;;[$FillIn.CB51];-1)" office:value-type="float" office:value="39" calcext:value-type="float">
            <text:p>39</text:p>
          </table:table-cell>
          <table:table-cell table:formula="of:=IF([$FillIn.CC51]&lt;&gt;&quot;&quot;;[$FillIn.CC51];-1)" office:value-type="float" office:value="38" calcext:value-type="float">
            <text:p>38</text:p>
          </table:table-cell>
          <table:table-cell table:formula="of:=IF([$FillIn.CD51]&lt;&gt;&quot;&quot;;[$FillIn.CD51];-1)" office:value-type="float" office:value="37" calcext:value-type="float">
            <text:p>37</text:p>
          </table:table-cell>
          <table:table-cell table:formula="of:=IF([$FillIn.CE51]&lt;&gt;&quot;&quot;;[$FillIn.CE51];-1)" office:value-type="float" office:value="-1" calcext:value-type="float">
            <text:p>-1</text:p>
          </table:table-cell>
          <table:table-cell table:formula="of:=IF([$FillIn.CF51]&lt;&gt;&quot;&quot;;[$FillIn.CF51];-1)" office:value-type="float" office:value="-1" calcext:value-type="float">
            <text:p>-1</text:p>
          </table:table-cell>
          <table:table-cell table:formula="of:=IF([$FillIn.CG51]&lt;&gt;&quot;&quot;;[$FillIn.CG51];-1)" office:value-type="float" office:value="-1" calcext:value-type="float">
            <text:p>-1</text:p>
          </table:table-cell>
          <table:table-cell table:formula="of:=IF([$FillIn.CH51]&lt;&gt;&quot;&quot;;[$FillIn.CH51];-1)" office:value-type="float" office:value="-1" calcext:value-type="float">
            <text:p>-1</text:p>
          </table:table-cell>
          <table:table-cell table:formula="of:=IF([$FillIn.CI51]&lt;&gt;&quot;&quot;;[$FillIn.CI51];-1)" office:value-type="float" office:value="-1" calcext:value-type="float">
            <text:p>-1</text:p>
          </table:table-cell>
          <table:table-cell table:formula="of:=IF([$FillIn.CJ51]&lt;&gt;&quot;&quot;;[$FillIn.CJ51];-1)" office:value-type="float" office:value="-1" calcext:value-type="float">
            <text:p>-1</text:p>
          </table:table-cell>
          <table:table-cell table:formula="of:=IF([$FillIn.CK51]&lt;&gt;&quot;&quot;;[$FillIn.CK51];-1)" office:value-type="float" office:value="-1" calcext:value-type="float">
            <text:p>-1</text:p>
          </table:table-cell>
          <table:table-cell table:formula="of:=IF([$FillIn.CL51]&lt;&gt;&quot;&quot;;[$FillIn.CL51];-1)" office:value-type="float" office:value="-1" calcext:value-type="float">
            <text:p>-1</text:p>
          </table:table-cell>
          <table:table-cell table:formula="of:=IF([$FillIn.CM51]&lt;&gt;&quot;&quot;;[$FillIn.CM51];-1)" office:value-type="float" office:value="25" calcext:value-type="float">
            <text:p>25</text:p>
          </table:table-cell>
          <table:table-cell table:formula="of:=IF([$FillIn.CN51]&lt;&gt;&quot;&quot;;[$FillIn.CN51];-1)" office:value-type="float" office:value="-1" calcext:value-type="float">
            <text:p>-1</text:p>
          </table:table-cell>
          <table:table-cell table:formula="of:=IF([$FillIn.CO51]&lt;&gt;&quot;&quot;;[$FillIn.CO51];-1)" office:value-type="float" office:value="-1" calcext:value-type="float">
            <text:p>-1</text:p>
          </table:table-cell>
          <table:table-cell table:formula="of:=IF([$FillIn.CP51]&lt;&gt;&quot;&quot;;[$FillIn.CP51];-1)" office:value-type="float" office:value="-1" calcext:value-type="float">
            <text:p>-1</text:p>
          </table:table-cell>
          <table:table-cell table:formula="of:=IF([$FillIn.CQ51]&lt;&gt;&quot;&quot;;[$FillIn.CQ51];-1)" office:value-type="float" office:value="-1" calcext:value-type="float">
            <text:p>-1</text:p>
          </table:table-cell>
          <table:table-cell table:formula="of:=IF([$FillIn.CR51]&lt;&gt;&quot;&quot;;[$FillIn.CR51];-1)" office:value-type="float" office:value="-1" calcext:value-type="float">
            <text:p>-1</text:p>
          </table:table-cell>
          <table:table-cell table:formula="of:=IF([$FillIn.CS51]&lt;&gt;&quot;&quot;;[$FillIn.CS51];-1)" office:value-type="float" office:value="-1" calcext:value-type="float">
            <text:p>-1</text:p>
          </table:table-cell>
          <table:table-cell table:formula="of:=IF([$FillIn.CT51]&lt;&gt;&quot;&quot;;[$FillIn.CT51];-1)" office:value-type="float" office:value="-1" calcext:value-type="float">
            <text:p>-1</text:p>
          </table:table-cell>
          <table:table-cell table:formula="of:=IF([$FillIn.CU51]&lt;&gt;&quot;&quot;;[$FillIn.CU51];-1)" office:value-type="float" office:value="-1" calcext:value-type="float">
            <text:p>-1</text:p>
          </table:table-cell>
          <table:table-cell table:formula="of:=IF([$FillIn.CV51]&lt;&gt;&quot;&quot;;[$FillIn.CV51];-1)" office:value-type="float" office:value="-1" calcext:value-type="float">
            <text:p>-1</text:p>
          </table:table-cell>
          <table:table-cell table:formula="of:=IF([$FillIn.CW51]&lt;&gt;&quot;&quot;;[$FillIn.CW5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101"/>
          <table:table-cell/>
          <table:table-cell table:style-name="ce3" table:number-columns-repeated="9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22:42:19.414645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1-24T01:58:01.134657371</dc:date>
    <meta:editing-duration>P4DT16H21M14S</meta:editing-duration>
    <meta:editing-cycles>101</meta:editing-cycles>
    <meta:generator>LibreOffice/6.1.2.1$MacOSX_X86_64 LibreOffice_project/65905a128db06ba48db947242809d14d3f9a93fe</meta:generator>
    <meta:document-statistic meta:table-count="2" meta:cell-count="5782" meta:object-count="0"/>
  </office:meta>
</office:document-meta>
</file>